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59cm" fo:margin-left="0.205cm" fo:margin-top="0cm" fo:margin-bottom="0cm" table:align="left" style:writing-mode="page"/>
    </style:style>
    <style:style style:name="Tableau1.A" style:family="table-column">
      <style:table-column-properties style:column-width="8.795cm"/>
    </style:style>
    <style:style style:name="Tableau1.B" style:family="table-column">
      <style:table-column-properties style:column-width="8.793cm"/>
    </style:style>
    <style:style style:name="Tableau1.1" style:family="table-row">
      <style:table-row-properties style:min-row-height="3.739cm" fo:keep-together="auto"/>
    </style:style>
    <style:style style:name="Tableau1.A1" style:family="table-cell">
      <style:table-cell-properties fo:padding-left="0.004cm" fo:padding-right="0.004cm" fo:padding-top="0cm" fo:padding-bottom="0cm" fo:border="0.25pt solid #000000"/>
    </style:style>
    <style:style style:name="Tableau1.2" style:family="table-row">
      <style:table-row-properties style:min-row-height="4.761cm" fo:keep-together="auto"/>
    </style:style>
    <style:style style:name="Tableau1.3" style:family="table-row">
      <style:table-row-properties style:min-row-height="2.725cm" fo:keep-together="auto"/>
    </style:style>
    <style:style style:name="Tableau2" style:family="table">
      <style:table-properties style:width="17.59cm" fo:margin-left="0.205cm" fo:margin-top="0cm" fo:margin-bottom="0cm" table:align="left" style:writing-mode="page"/>
    </style:style>
    <style:style style:name="Tableau2.A" style:family="table-column">
      <style:table-column-properties style:column-width="5.863cm"/>
    </style:style>
    <style:style style:name="Tableau2.1" style:family="table-row">
      <style:table-row-properties style:min-row-height="1.201cm" fo:keep-together="auto"/>
    </style:style>
    <style:style style:name="Tableau2.A1" style:family="table-cell">
      <style:table-cell-properties fo:padding-left="0.004cm" fo:padding-right="0.004cm" fo:padding-top="0cm" fo:padding-bottom="0cm" fo:border="0.25pt solid #000000"/>
    </style:style>
    <style:style style:name="Tableau2.2" style:family="table-row">
      <style:table-row-properties style:min-row-height="1.203cm" fo:keep-together="auto"/>
    </style:style>
    <style:style style:name="Tableau2.4" style:family="table-row">
      <style:table-row-properties style:min-row-height="1.205cm" fo:keep-together="auto"/>
    </style:style>
    <style:style style:name="P1" style:family="paragraph" style:parent-style-name="List_20_Paragraph" style:list-style-name="WWNum1">
      <style:paragraph-properties fo:margin-left="1.475cm" fo:margin-right="1.36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" style:family="paragraph" style:parent-style-name="List_20_Paragraph" style:list-style-name="WWNum1">
      <style:paragraph-properties fo:margin-left="1.475cm" fo:margin-right="1.13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3" style:family="paragraph" style:parent-style-name="List_20_Paragraph" style:list-style-name="WWNum1">
      <style:paragraph-properties fo:margin-left="1.475cm" fo:margin-right="0.482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" style:family="paragraph" style:parent-style-name="List_20_Paragraph" style:list-style-name="WWNum1">
      <style:paragraph-properties fo:margin-left="1.475cm" fo:margin-right="0.376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5" style:family="paragraph" style:parent-style-name="List_20_Paragraph" style:list-style-name="WWNum1">
      <style:paragraph-properties fo:margin-left="1.475cm" fo:margin-right="0.47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6" style:family="paragraph" style:parent-style-name="List_20_Paragraph" style:list-style-name="WWNum1">
      <style:paragraph-properties fo:margin-left="1.475cm" fo:margin-right="0.52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7" style:family="paragraph" style:parent-style-name="List_20_Paragraph" style:list-style-name="WWNum1">
      <style:paragraph-properties fo:margin-left="1.475cm" fo:margin-right="0.923cm" fo:margin-top="0.021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8" style:family="paragraph" style:parent-style-name="List_20_Paragraph" style:list-style-name="WWNum1">
      <style:paragraph-properties fo:margin-left="1.475cm" fo:margin-right="1.6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9" style:family="paragraph" style:parent-style-name="List_20_Paragraph" style:list-style-name="WWNum1" style:master-page-name="Converted4">
      <style:paragraph-properties fo:margin-left="1.475cm" fo:margin-right="1.314cm" fo:margin-top="0.171cm" fo:margin-bottom="0cm" style:contextual-spacing="false" fo:line-height="86%" fo:text-align="start" style:justify-single-word="false" fo:text-indent="-0.635cm" style:auto-text-indent="false" style:page-number="auto">
        <style:tab-stops>
          <style:tab-stop style:position="1.473cm"/>
          <style:tab-stop style:position="1.475cm"/>
        </style:tab-stops>
      </style:paragraph-properties>
    </style:style>
    <style:style style:name="P10" style:family="paragraph" style:parent-style-name="List_20_Paragraph" style:list-style-name="WWNum1">
      <style:paragraph-properties fo:margin-left="1.475cm" fo:margin-right="0.796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1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2" style:family="paragraph" style:parent-style-name="List_20_Paragraph" style:list-style-name="WWNum1">
      <style:paragraph-properties fo:margin-left="1.475cm" fo:margin-right="2.61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3" style:family="paragraph" style:parent-style-name="List_20_Paragraph" style:list-style-name="WWNum1">
      <style:paragraph-properties fo:margin-left="1.475cm" fo:margin-right="0.437cm" fo:margin-top="0.01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4" style:family="paragraph" style:parent-style-name="List_20_Paragraph" style:list-style-name="WWNum1">
      <style:paragraph-properties fo:margin-left="1.475cm" fo:margin-right="1.63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5" style:family="paragraph" style:parent-style-name="List_20_Paragraph" style:list-style-name="WWNum1">
      <style:paragraph-properties fo:margin-left="1.475cm" fo:margin-right="2.099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6" style:family="paragraph" style:parent-style-name="List_20_Paragraph" style:list-style-name="WWNum1">
      <style:paragraph-properties fo:margin-left="1.475cm" fo:margin-right="1.065cm" fo:margin-top="0.01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7" style:family="paragraph" style:parent-style-name="List_20_Paragraph" style:list-style-name="WWNum1">
      <style:paragraph-properties fo:margin-left="1.475cm" fo:margin-right="0.5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8" style:family="paragraph" style:parent-style-name="List_20_Paragraph" style:list-style-name="WWNum1">
      <style:paragraph-properties fo:margin-left="1.475cm" fo:margin-right="0.492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19" style:family="paragraph" style:parent-style-name="List_20_Paragraph" style:list-style-name="WWNum1">
      <style:paragraph-properties fo:margin-left="1.475cm" fo:margin-right="0.665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0" style:family="paragraph" style:parent-style-name="List_20_Paragraph" style:list-style-name="WWNum1">
      <style:paragraph-properties fo:margin-left="1.475cm" fo:margin-right="1.341cm" fo:margin-top="0.01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1" style:family="paragraph" style:parent-style-name="List_20_Paragraph" style:list-style-name="WWNum1">
      <style:paragraph-properties fo:margin-left="1.475cm" fo:margin-right="0.62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2" style:family="paragraph" style:parent-style-name="List_20_Paragraph" style:list-style-name="WWNum1">
      <style:paragraph-properties fo:margin-left="1.475cm" fo:margin-right="0.653cm" fo:margin-top="0.035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3" style:family="paragraph" style:parent-style-name="List_20_Paragraph" style:list-style-name="WWNum1">
      <style:paragraph-properties fo:margin-left="1.475cm" fo:margin-right="2.466cm" fo:margin-top="0.02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4" style:family="paragraph" style:parent-style-name="List_20_Paragraph" style:list-style-name="WWNum1">
      <style:paragraph-properties fo:margin-left="1.475cm" fo:margin-right="1.74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5" style:family="paragraph" style:parent-style-name="List_20_Paragraph" style:list-style-name="WWNum1">
      <style:paragraph-properties fo:margin-left="1.475cm" fo:margin-right="0.93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6" style:family="paragraph" style:parent-style-name="List_20_Paragraph" style:list-style-name="WWNum1">
      <style:paragraph-properties fo:margin-left="1.475cm" fo:margin-right="1.289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7" style:family="paragraph" style:parent-style-name="List_20_Paragraph" style:list-style-name="WWNum1">
      <style:paragraph-properties fo:margin-left="1.475cm" fo:margin-right="0.39cm" fo:margin-top="0.035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8" style:family="paragraph" style:parent-style-name="List_20_Paragraph" style:list-style-name="WWNum1">
      <style:paragraph-properties fo:margin-left="2.11cm" fo:margin-right="0.53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</style:style>
    <style:style style:name="P29" style:family="paragraph" style:parent-style-name="List_20_Paragraph" style:list-style-name="WWNum1">
      <style:paragraph-properties fo:margin-left="2.11cm" fo:margin-right="1.04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</style:style>
    <style:style style:name="P30" style:family="paragraph" style:parent-style-name="List_20_Paragraph" style:list-style-name="WWNum1">
      <style:paragraph-properties fo:margin-left="2.11cm" fo:margin-right="0.30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</style:style>
    <style:style style:name="P31" style:family="paragraph" style:parent-style-name="List_20_Paragraph" style:list-style-name="WWNum1">
      <style:paragraph-properties fo:margin-left="2.11cm" fo:margin-right="2.595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</style:style>
    <style:style style:name="P32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5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33" style:family="paragraph" style:parent-style-name="List_20_Paragraph" style:list-style-name="WWNum1">
      <style:paragraph-properties fo:margin-left="2.11cm" fo:margin-right="0cm" fo:margin-top="0cm" fo:margin-bottom="0cm" style:contextual-spacing="false" fo:line-height="0.545cm" fo:text-align="start" style:justify-single-word="false" fo:text-indent="-0.635cm" style:auto-text-indent="false">
        <style:tab-stops>
          <style:tab-stop style:position="2.11cm"/>
        </style:tab-stops>
      </style:paragraph-properties>
    </style:style>
    <style:style style:name="P34" style:family="paragraph" style:parent-style-name="List_20_Paragraph" style:list-style-name="WWNum1">
      <style:paragraph-properties fo:margin-left="1.475cm" fo:margin-right="0cm" fo:margin-top="0cm" fo:margin-bottom="0cm" style:contextual-spacing="false" fo:line-height="0.50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35" style:family="paragraph" style:parent-style-name="List_20_Paragraph" style:list-style-name="WWNum1">
      <style:paragraph-properties fo:margin-left="2.11cm" fo:margin-right="0cm" fo:margin-top="0cm" fo:margin-bottom="0cm" style:contextual-spacing="false" fo:line-height="0.508cm" fo:text-align="start" style:justify-single-word="false" fo:text-indent="-0.635cm" style:auto-text-indent="false">
        <style:tab-stops>
          <style:tab-stop style:position="2.11cm"/>
        </style:tab-stops>
      </style:paragraph-properties>
    </style:style>
    <style:style style:name="P36" style:family="paragraph" style:parent-style-name="List_20_Paragraph" style:list-style-name="WWNum1">
      <style:paragraph-properties fo:margin-left="1.475cm" fo:margin-right="0.683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37" style:family="paragraph" style:parent-style-name="List_20_Paragraph" style:list-style-name="WWNum1">
      <style:paragraph-properties fo:margin-left="1.475cm" fo:margin-right="1.695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38" style:family="paragraph" style:parent-style-name="List_20_Paragraph" style:list-style-name="WWNum1">
      <style:paragraph-properties fo:margin-left="1.475cm" fo:margin-right="1.462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39" style:family="paragraph" style:parent-style-name="List_20_Paragraph" style:list-style-name="WWNum1">
      <style:paragraph-properties fo:margin-left="1.475cm" fo:margin-right="1.166cm" fo:margin-top="0.004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0" style:family="paragraph" style:parent-style-name="List_20_Paragraph" style:list-style-name="WWNum1">
      <style:paragraph-properties fo:margin-left="1.475cm" fo:margin-right="0.275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1" style:family="paragraph" style:parent-style-name="List_20_Paragraph" style:list-style-name="WWNum1">
      <style:paragraph-properties fo:margin-left="1.475cm" fo:margin-right="0.38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2" style:family="paragraph" style:parent-style-name="List_20_Paragraph" style:list-style-name="WWNum1">
      <style:paragraph-properties fo:margin-left="1.475cm" fo:margin-right="1.438cm" fo:margin-top="0.016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3" style:family="paragraph" style:parent-style-name="List_20_Paragraph" style:list-style-name="WWNum1">
      <style:paragraph-properties fo:margin-left="1.475cm" fo:margin-right="1.757cm" fo:margin-top="0.019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4" style:family="paragraph" style:parent-style-name="List_20_Paragraph" style:list-style-name="WWNum1">
      <style:paragraph-properties fo:margin-left="1.475cm" fo:margin-right="0.66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5" style:family="paragraph" style:parent-style-name="List_20_Paragraph" style:list-style-name="WWNum1">
      <style:paragraph-properties fo:margin-left="1.475cm" fo:margin-right="0.44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6" style:family="paragraph" style:parent-style-name="List_20_Paragraph" style:list-style-name="WWNum1">
      <style:paragraph-properties fo:margin-left="1.475cm" fo:margin-right="1.189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7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3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8" style:family="paragraph" style:parent-style-name="List_20_Paragraph" style:list-style-name="WWNum1">
      <style:paragraph-properties fo:margin-left="1.475cm" fo:margin-right="0cm" fo:margin-top="0cm" fo:margin-bottom="0cm" style:contextual-spacing="false" fo:line-height="0.5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49" style:family="paragraph" style:parent-style-name="List_20_Paragraph" style:list-style-name="WWNum1">
      <style:paragraph-properties fo:margin-left="1.475cm" fo:margin-right="0cm" fo:margin-top="0.453cm" fo:margin-bottom="0cm" style:contextual-spacing="false" fo:line-height="0.5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50" style:family="paragraph" style:parent-style-name="List_20_Paragraph" style:list-style-name="WWNum1">
      <style:paragraph-properties fo:margin-left="1.475cm" fo:margin-right="0cm" fo:margin-top="0.453cm" fo:margin-bottom="0cm" style:contextual-spacing="false" fo:line-height="0.57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51" style:family="paragraph" style:parent-style-name="List_20_Paragraph" style:list-style-name="WWNum1">
      <style:paragraph-properties fo:margin-left="1.475cm" fo:margin-right="0cm" fo:margin-top="0cm" fo:margin-bottom="0cm" style:contextual-spacing="false" fo:line-height="0.57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52" style:family="paragraph" style:parent-style-name="List_20_Paragraph" style:list-style-name="WWNum1">
      <style:paragraph-properties fo:margin-left="1.475cm" fo:margin-right="0cm" fo:margin-top="0cm" fo:margin-bottom="0cm" style:contextual-spacing="false" fo:line-height="0.512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53" style:family="paragraph" style:parent-style-name="List_20_Paragraph" style:list-style-name="WWNum1">
      <style:paragraph-properties fo:margin-left="1.475cm" fo:margin-right="0.305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54" style:family="paragraph" style:parent-style-name="List_20_Paragraph" style:list-style-name="WWNum1">
      <style:paragraph-properties fo:margin-left="1.475cm" fo:margin-right="0.291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55" style:family="paragraph" style:parent-style-name="List_20_Paragraph" style:list-style-name="WWNum1">
      <style:paragraph-properties fo:margin-left="1.475cm" fo:margin-right="0.496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56" style:family="paragraph" style:parent-style-name="List_20_Paragraph" style:list-style-name="WWNum1" style:master-page-name="Converted5">
      <style:paragraph-properties fo:margin-left="1.475cm" fo:margin-right="0.363cm" fo:margin-top="0.134cm" fo:margin-bottom="0cm" style:contextual-spacing="false" fo:line-height="95%" fo:text-align="start" style:justify-single-word="false" fo:text-indent="-0.635cm" style:auto-text-indent="false" style:page-number="auto">
        <style:tab-stops>
          <style:tab-stop style:position="1.473cm"/>
          <style:tab-stop style:position="1.475cm"/>
        </style:tab-stops>
      </style:paragraph-properties>
    </style:style>
    <style:style style:name="P57" style:family="paragraph" style:parent-style-name="List_20_Paragraph" style:list-style-name="WWNum1">
      <style:paragraph-properties fo:margin-left="1.475cm" fo:margin-right="0.27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58" style:family="paragraph" style:parent-style-name="List_20_Paragraph" style:list-style-name="WWNum1">
      <style:paragraph-properties fo:margin-left="1.475cm" fo:margin-right="0.40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59" style:family="paragraph" style:parent-style-name="List_20_Paragraph" style:list-style-name="WWNum1">
      <style:paragraph-properties fo:margin-left="1.475cm" fo:margin-right="0.33cm" fo:margin-top="0.474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60" style:family="paragraph" style:parent-style-name="List_20_Paragraph" style:list-style-name="WWNum1">
      <style:paragraph-properties fo:margin-left="1.475cm" fo:margin-right="0.261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61" style:family="paragraph" style:parent-style-name="List_20_Paragraph" style:list-style-name="WWNum1">
      <style:paragraph-properties fo:margin-left="1.475cm" fo:margin-right="0.275cm" fo:margin-top="0.002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62" style:family="paragraph" style:parent-style-name="List_20_Paragraph" style:list-style-name="WWNum1">
      <style:paragraph-properties fo:margin-left="1.475cm" fo:margin-right="0.859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63" style:family="paragraph" style:parent-style-name="List_20_Paragraph" style:list-style-name="WWNum1">
      <style:paragraph-properties fo:margin-left="1.475cm" fo:margin-right="0.79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64" style:family="paragraph" style:parent-style-name="List_20_Paragraph" style:list-style-name="WWNum1">
      <style:paragraph-properties fo:margin-left="1.475cm" fo:margin-right="0.792cm" fo:margin-top="0.476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65" style:family="paragraph" style:parent-style-name="List_20_Paragraph" style:list-style-name="WWNum1">
      <style:paragraph-properties fo:margin-left="1.475cm" fo:margin-right="0.379cm" fo:margin-top="0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66" style:family="paragraph" style:parent-style-name="List_20_Paragraph" style:list-style-name="WWNum1">
      <style:paragraph-properties fo:margin-left="1.475cm" fo:margin-right="1.048cm" fo:margin-top="0.002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</style:style>
    <style:style style:name="P67" style:family="paragraph" style:parent-style-name="List_20_Paragraph" style:list-style-name="WWNum1">
      <style:paragraph-properties fo:margin-left="1.475cm" fo:margin-right="0cm" fo:margin-top="0cm" fo:margin-bottom="0cm" style:contextual-spacing="false" fo:line-height="0.53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68" style:family="paragraph" style:parent-style-name="List_20_Paragraph" style:list-style-name="WWNum1">
      <style:paragraph-properties fo:margin-left="1.475cm" fo:margin-right="0cm" fo:margin-top="0cm" fo:margin-bottom="0cm" style:contextual-spacing="false" fo:line-height="0.538cm" fo:text-align="justify" style:justify-single-word="false" fo:text-indent="-0.637cm" style:auto-text-indent="false">
        <style:tab-stops>
          <style:tab-stop style:position="1.475cm"/>
        </style:tab-stops>
      </style:paragraph-properties>
    </style:style>
    <style:style style:name="P69" style:family="paragraph" style:parent-style-name="List_20_Paragraph" style:list-style-name="WWNum1">
      <style:paragraph-properties fo:margin-left="1.475cm" fo:margin-right="0cm" fo:margin-top="0cm" fo:margin-bottom="0cm" style:contextual-spacing="false" fo:line-height="0.612cm" fo:text-align="justify" style:justify-single-word="false" fo:text-indent="-0.637cm" style:auto-text-indent="false">
        <style:tab-stops>
          <style:tab-stop style:position="1.475cm"/>
        </style:tab-stops>
      </style:paragraph-properties>
    </style:style>
    <style:style style:name="P70" style:family="paragraph" style:parent-style-name="List_20_Paragraph" style:list-style-name="WWNum1">
      <style:paragraph-properties fo:margin-left="1.475cm" fo:margin-right="0cm" fo:margin-top="0cm" fo:margin-bottom="0cm" style:contextual-spacing="false" fo:line-height="0.60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71" style:family="paragraph" style:parent-style-name="List_20_Paragraph" style:list-style-name="WWNum1">
      <style:paragraph-properties fo:margin-left="1.475cm" fo:margin-right="0cm" fo:margin-top="0cm" fo:margin-bottom="0cm" style:contextual-spacing="false" fo:line-height="0.617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72" style:family="paragraph" style:parent-style-name="Heading_20_1" style:master-page-name="Standard">
      <style:paragraph-properties style:page-number="auto"/>
    </style:style>
    <style:style style:name="P73" style:family="paragraph" style:parent-style-name="Heading_20_1">
      <style:paragraph-properties fo:margin-left="5.516cm" fo:margin-right="5.503cm" fo:margin-top="0.416cm" fo:margin-bottom="0cm" style:contextual-spacing="false"/>
    </style:style>
    <style:style style:name="P74" style:family="paragraph" style:parent-style-name="Heading_20_2">
      <style:paragraph-properties fo:margin-left="5.47cm" fo:margin-right="5.509cm" fo:margin-top="0.469cm" fo:margin-bottom="0cm" style:contextual-spacing="false" fo:text-align="center" style:justify-single-word="false"/>
    </style:style>
    <style:style style:name="P75" style:family="paragraph" style:parent-style-name="Heading_20_2">
      <style:paragraph-properties fo:margin-top="0.25cm" fo:margin-bottom="0cm" style:contextual-spacing="false"/>
    </style:style>
    <style:style style:name="P76" style:family="paragraph" style:parent-style-name="Heading_20_2" style:master-page-name="Converted2">
      <style:paragraph-properties fo:margin-top="0.346cm" fo:margin-bottom="0cm" style:contextual-spacing="false" style:page-number="auto"/>
    </style:style>
    <style:style style:name="P77" style:family="paragraph" style:parent-style-name="Heading_20_2">
      <style:paragraph-properties fo:margin-top="0.506cm" fo:margin-bottom="0cm" style:contextual-spacing="false"/>
    </style:style>
    <style:style style:name="P78" style:family="paragraph" style:parent-style-name="Heading_20_2">
      <style:paragraph-properties fo:margin-top="0.397cm" fo:margin-bottom="0cm" style:contextual-spacing="false"/>
    </style:style>
    <style:style style:name="P79" style:family="paragraph" style:parent-style-name="Heading_20_2">
      <style:paragraph-properties fo:margin-top="0.455cm" fo:margin-bottom="0cm" style:contextual-spacing="false"/>
    </style:style>
    <style:style style:name="P80" style:family="paragraph" style:parent-style-name="Heading_20_2" style:master-page-name="Converted7">
      <style:paragraph-properties fo:margin-top="0.208cm" fo:margin-bottom="0cm" style:contextual-spacing="false" style:page-number="auto"/>
    </style:style>
    <style:style style:name="P81" style:family="paragraph" style:parent-style-name="Heading_20_2">
      <style:paragraph-properties fo:margin-top="0.002cm" fo:margin-bottom="0cm" style:contextual-spacing="false"/>
    </style:style>
    <style:style style:name="P82" style:family="paragraph" style:parent-style-name="Heading_20_2" style:master-page-name="Converted10">
      <style:paragraph-properties fo:margin-top="0.222cm" fo:margin-bottom="0cm" style:contextual-spacing="false" style:page-number="auto"/>
    </style:style>
    <style:style style:name="P83" style:family="paragraph" style:parent-style-name="Standard">
      <style:paragraph-properties fo:margin-left="0.203cm" fo:margin-right="0cm" fo:margin-top="0.45cm" fo:margin-bottom="0cm" style:contextual-spacing="false" fo:text-align="start" style:justify-single-word="false" fo:text-indent="0cm" style:auto-text-indent="false"/>
    </style:style>
    <style:style style:name="P84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</style:style>
    <style:style style:name="P85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</style:style>
    <style:style style:name="P86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</style:style>
    <style:style style:name="P87" style:family="paragraph" style:parent-style-name="Standard">
      <style:paragraph-properties fo:margin-left="0.203cm" fo:margin-right="0cm" fo:margin-top="0.441cm" fo:margin-bottom="0cm" style:contextual-spacing="false" fo:text-align="start" style:justify-single-word="false" fo:text-indent="0cm" style:auto-text-indent="false"/>
    </style:style>
    <style:style style:name="P88" style:family="paragraph" style:parent-style-name="Standard">
      <style:paragraph-properties fo:margin-left="0.203cm" fo:margin-right="0cm" fo:margin-top="0.002cm" fo:margin-bottom="0cm" style:contextual-spacing="false" fo:text-align="start" style:justify-single-word="false" fo:text-indent="0cm" style:auto-text-indent="false"/>
    </style:style>
    <style:style style:name="P89" style:family="paragraph" style:parent-style-name="Standard">
      <style:paragraph-properties fo:margin-left="0.203cm" fo:margin-right="0cm" fo:margin-top="0.377cm" fo:margin-bottom="0cm" style:contextual-spacing="false" fo:text-align="start" style:justify-single-word="false" fo:text-indent="0cm" style:auto-text-indent="false"/>
    </style:style>
    <style:style style:name="P90" style:family="paragraph" style:parent-style-name="Standard">
      <style:paragraph-properties fo:margin-left="0.203cm" fo:margin-right="0cm" fo:margin-top="0.395cm" fo:margin-bottom="0cm" style:contextual-spacing="false" fo:text-align="start" style:justify-single-word="false" fo:text-indent="0cm" style:auto-text-indent="false"/>
    </style:style>
    <style:style style:name="P91" style:family="paragraph" style:parent-style-name="Standard" style:master-page-name="Converted6">
      <style:paragraph-properties fo:margin-left="0.203cm" fo:margin-right="0cm" fo:margin-top="0.166cm" fo:margin-bottom="0cm" style:contextual-spacing="false" fo:text-align="start" style:justify-single-word="false" fo:text-indent="0cm" style:auto-text-indent="false" style:page-number="auto"/>
    </style:style>
    <style:style style:name="P92" style:family="paragraph" style:parent-style-name="Standard" style:master-page-name="Converted11">
      <style:paragraph-properties fo:margin-left="0.203cm" fo:margin-right="0cm" fo:margin-top="0.166cm" fo:margin-bottom="0cm" style:contextual-spacing="false" fo:text-align="start" style:justify-single-word="false" fo:text-indent="0cm" style:auto-text-indent="false" style:page-number="auto"/>
    </style:style>
    <style:style style:name="P93" style:family="paragraph" style:parent-style-name="Standard">
      <style:paragraph-properties fo:margin-left="0.203cm" fo:margin-right="0cm" fo:margin-top="0.194cm" fo:margin-bottom="0cm" style:contextual-spacing="false" fo:text-align="start" style:justify-single-word="false" fo:text-indent="0cm" style:auto-text-indent="false"/>
    </style:style>
    <style:style style:name="P94" style:family="paragraph" style:parent-style-name="Standard" style:master-page-name="Converted9">
      <style:paragraph-properties fo:margin-left="0.203cm" fo:margin-right="0cm" fo:margin-top="0.152cm" fo:margin-bottom="0cm" style:contextual-spacing="false" fo:text-align="start" style:justify-single-word="false" fo:text-indent="0cm" style:auto-text-indent="false" style:page-number="auto"/>
    </style:style>
    <style:style style:name="P95" style:family="paragraph" style:parent-style-name="Standard">
      <style:paragraph-properties fo:margin-left="0.203cm" fo:margin-right="0cm" fo:margin-top="0.42cm" fo:margin-bottom="0cm" style:contextual-spacing="false" fo:text-align="start" style:justify-single-word="false" fo:text-indent="0cm" style:auto-text-indent="false"/>
    </style:style>
    <style:style style:name="P96" style:family="paragraph" style:parent-style-name="Standard">
      <style:paragraph-properties fo:margin-left="0.203cm" fo:margin-right="0cm" fo:margin-top="0.43cm" fo:margin-bottom="0cm" style:contextual-spacing="false" fo:text-align="start" style:justify-single-word="false" fo:text-indent="0cm" style:auto-text-indent="false"/>
    </style:style>
    <style:style style:name="P97" style:family="paragraph" style:parent-style-name="Standard">
      <style:paragraph-properties fo:margin-left="0.203cm" fo:margin-right="0cm" fo:margin-top="0.021cm" fo:margin-bottom="0cm" style:contextual-spacing="false" fo:line-height="103%" fo:text-align="start" style:justify-single-word="false" fo:text-indent="0cm" style:auto-text-indent="false"/>
    </style:style>
    <style:style style:name="P98" style:family="paragraph" style:parent-style-name="Standard">
      <style:paragraph-properties fo:margin-left="5.516cm" fo:margin-right="5.509cm" fo:margin-top="0.263cm" fo:margin-bottom="0cm" style:contextual-spacing="false" fo:text-align="center" style:justify-single-word="false" fo:text-indent="0cm" style:auto-text-indent="false"/>
    </style:style>
    <style:style style:name="P99" style:family="paragraph" style:parent-style-name="Standard">
      <style:paragraph-properties fo:margin-left="5.514cm" fo:margin-right="5.509cm" fo:margin-top="0.575cm" fo:margin-bottom="0cm" style:contextual-spacing="false" fo:text-align="center" style:justify-single-word="false" fo:text-indent="0cm" style:auto-text-indent="false"/>
    </style:style>
    <style:style style:name="P100" style:family="paragraph" style:parent-style-name="Standard">
      <style:paragraph-properties fo:margin-left="5.512cm" fo:margin-right="5.509cm" fo:margin-top="0.561cm" fo:margin-bottom="0cm" style:contextual-spacing="false" fo:text-align="center" style:justify-single-word="false" fo:text-indent="0cm" style:auto-text-indent="false"/>
    </style:style>
    <style:style style:name="P101" style:family="paragraph" style:parent-style-name="Table_20_Paragraph">
      <style:paragraph-properties fo:margin-top="0.078cm" fo:margin-bottom="0cm" style:contextual-spacing="false"/>
    </style:style>
    <style:style style:name="P102" style:family="paragraph" style:parent-style-name="Table_20_Paragraph">
      <style:paragraph-properties fo:margin-left="0.095cm" fo:margin-right="0.132cm" fo:line-height="103%"/>
    </style:style>
    <style:style style:name="P103" style:family="paragraph" style:parent-style-name="Table_20_Paragraph">
      <style:paragraph-properties fo:margin-left="0.095cm" fo:margin-right="0.492cm" fo:margin-top="0.007cm" fo:margin-bottom="0cm" style:contextual-spacing="false" fo:line-height="103%"/>
    </style:style>
    <style:style style:name="P104" style:family="paragraph" style:parent-style-name="Table_20_Paragraph">
      <style:paragraph-properties fo:margin-left="0.095cm" fo:margin-right="0.203cm" fo:line-height="103%"/>
    </style:style>
    <style:style style:name="P105" style:family="paragraph" style:parent-style-name="Table_20_Paragraph">
      <style:paragraph-properties fo:margin-left="0.095cm" fo:margin-right="0.619cm" fo:margin-top="0.005cm" fo:margin-bottom="0cm" style:contextual-spacing="false" fo:line-height="103%"/>
    </style:style>
    <style:style style:name="P106" style:family="paragraph" style:parent-style-name="Table_20_Paragraph">
      <style:paragraph-properties fo:margin-left="0.095cm" fo:margin-right="0.497cm" fo:margin-top="0.004cm" fo:margin-bottom="0cm" style:contextual-spacing="false" fo:line-height="103%"/>
    </style:style>
    <style:style style:name="P107" style:family="paragraph" style:parent-style-name="Table_20_Paragraph">
      <style:paragraph-properties fo:margin-left="0.095cm" fo:margin-right="0.196cm" fo:line-height="103%"/>
    </style:style>
    <style:style style:name="P108" style:family="paragraph" style:parent-style-name="Table_20_Paragraph">
      <style:paragraph-properties fo:margin-left="0.099cm" fo:margin-right="0.831cm" fo:line-height="103%" fo:text-indent="0.106cm" style:auto-text-indent="false"/>
    </style:style>
    <style:style style:name="P109" style:family="paragraph" style:parent-style-name="Table_20_Paragraph">
      <style:paragraph-properties fo:margin-left="0.099cm" fo:margin-right="2.18cm" fo:line-height="103%" fo:text-indent="0.106cm" style:auto-text-indent="false"/>
    </style:style>
    <style:style style:name="P110" style:family="paragraph" style:parent-style-name="Table_20_Paragraph">
      <style:paragraph-properties fo:margin-left="0.099cm" fo:margin-right="0.864cm" fo:line-height="103%" fo:text-indent="0.106cm" style:auto-text-indent="false"/>
    </style:style>
    <style:style style:name="P111" style:family="paragraph" style:parent-style-name="Table_20_Paragraph">
      <style:paragraph-properties fo:margin-left="0.099cm" fo:margin-right="2.321cm" fo:line-height="103%"/>
    </style:style>
    <style:style style:name="P112" style:family="paragraph" style:parent-style-name="Table_20_Paragraph">
      <style:paragraph-properties fo:margin-left="0.099cm" fo:margin-right="1.76cm" fo:line-height="103%"/>
    </style:style>
    <style:style style:name="P113" style:family="paragraph" style:parent-style-name="Table_20_Paragraph">
      <style:paragraph-properties fo:margin-left="0.099cm" fo:margin-right="0.778cm" fo:line-height="103%"/>
    </style:style>
    <style:style style:name="P114" style:family="paragraph" style:parent-style-name="Table_20_Paragraph">
      <style:paragraph-properties fo:margin-left="0.095cm" fo:margin-right="0cm" fo:margin-top="0.004cm" fo:margin-bottom="0cm" style:contextual-spacing="false"/>
    </style:style>
    <style:style style:name="P115" style:family="paragraph" style:parent-style-name="Text_20_body">
      <style:text-properties style:font-name="Arial" fo:font-size="10pt" fo:font-style="italic" style:font-size-asian="10pt" style:font-style-asian="italic"/>
    </style:style>
    <style:style style:name="P116" style:family="paragraph" style:parent-style-name="Text_20_body">
      <style:paragraph-properties fo:margin-top="0.004cm" fo:margin-bottom="0cm" style:contextual-spacing="false"/>
      <style:text-properties style:font-name="Arial" fo:font-size="7pt" fo:font-style="italic" style:font-size-asian="7pt" style:font-style-asian="italic"/>
    </style:style>
    <style:style style:name="P117" style:family="paragraph" style:parent-style-name="Text_20_body">
      <style:paragraph-properties fo:margin-top="0.018cm" fo:margin-bottom="0cm" style:contextual-spacing="false"/>
      <style:text-properties style:font-name="Arial" fo:font-size="17.5pt" fo:font-style="italic" style:font-size-asian="17.5pt" style:font-style-asian="italic"/>
    </style:style>
    <style:style style:name="P118" style:family="paragraph" style:parent-style-name="Text_20_body">
      <style:paragraph-properties fo:margin-top="0.014cm" fo:margin-bottom="0cm" style:contextual-spacing="false"/>
      <style:text-properties style:font-name="Arial" fo:font-size="17.5pt" fo:font-style="italic" style:font-size-asian="17.5pt" style:font-style-asian="italic"/>
    </style:style>
    <style:style style:name="P119" style:family="paragraph" style:parent-style-name="Text_20_body">
      <style:paragraph-properties fo:margin-top="0.016cm" fo:margin-bottom="0cm" style:contextual-spacing="false"/>
      <style:text-properties style:font-name="Arial" fo:font-size="17.5pt" fo:font-style="italic" style:font-size-asian="17.5pt" style:font-style-asian="italic"/>
    </style:style>
    <style:style style:name="P120" style:family="paragraph" style:parent-style-name="Text_20_body">
      <style:paragraph-properties fo:margin-top="0.014cm" fo:margin-bottom="0cm" style:contextual-spacing="false"/>
      <style:text-properties style:font-name="Arial" fo:font-size="26pt" fo:font-style="italic" style:font-size-asian="26pt" style:font-style-asian="italic"/>
    </style:style>
    <style:style style:name="P121" style:family="paragraph" style:parent-style-name="Text_20_body">
      <style:paragraph-properties fo:margin-top="0.019cm" fo:margin-bottom="0cm" style:contextual-spacing="false"/>
      <style:text-properties style:font-name="Arial" fo:font-size="26pt" fo:font-style="italic" style:font-size-asian="26pt" style:font-style-asian="italic"/>
    </style:style>
    <style:style style:name="P122" style:family="paragraph" style:parent-style-name="Text_20_body">
      <style:paragraph-properties fo:margin-top="0.016cm" fo:margin-bottom="0cm" style:contextual-spacing="false"/>
      <style:text-properties style:font-name="Arial" fo:font-size="26pt" fo:font-style="italic" style:font-size-asian="26pt" style:font-style-asian="italic"/>
    </style:style>
    <style:style style:name="P123" style:family="paragraph" style:parent-style-name="Text_20_body">
      <style:text-properties style:font-name="Arial" fo:font-size="18pt" fo:font-style="italic" style:font-size-asian="18pt" style:font-style-asian="italic"/>
    </style:style>
    <style:style style:name="P124" style:family="paragraph" style:parent-style-name="Text_20_body">
      <style:paragraph-properties fo:margin-top="0.011cm" fo:margin-bottom="0cm" style:contextual-spacing="false"/>
      <style:text-properties fo:font-size="12.5pt" fo:font-style="italic" style:font-size-asian="12.5pt" style:font-style-asian="italic"/>
    </style:style>
    <style:style style:name="P125" style:family="paragraph" style:parent-style-name="Text_20_body">
      <style:paragraph-properties fo:margin-top="0.005cm" fo:margin-bottom="0cm" style:contextual-spacing="false"/>
      <style:text-properties fo:font-size="12.5pt" fo:font-style="italic" style:font-size-asian="12.5pt" style:font-style-asian="italic"/>
    </style:style>
    <style:style style:name="P126" style:family="paragraph" style:parent-style-name="Text_20_body">
      <style:paragraph-properties fo:margin-top="0.002cm" fo:margin-bottom="0cm" style:contextual-spacing="false"/>
      <style:text-properties fo:font-size="12.5pt" fo:font-style="italic" style:font-size-asian="12.5pt" style:font-style-asian="italic"/>
    </style:style>
    <style:style style:name="P127" style:family="paragraph" style:parent-style-name="Text_20_body">
      <style:paragraph-properties fo:margin-top="0.007cm" fo:margin-bottom="0cm" style:contextual-spacing="false"/>
      <style:text-properties fo:font-size="12.5pt" fo:font-style="italic" style:font-size-asian="12.5pt" style:font-style-asian="italic"/>
    </style:style>
    <style:style style:name="P128" style:family="paragraph" style:parent-style-name="Text_20_body">
      <style:paragraph-properties fo:margin-top="0.007cm" fo:margin-bottom="0cm" style:contextual-spacing="false"/>
      <style:text-properties fo:font-size="12.5pt" style:font-size-asian="12.5pt"/>
    </style:style>
    <style:style style:name="P129" style:family="paragraph" style:parent-style-name="Text_20_body">
      <style:paragraph-properties fo:margin-top="0.005cm" fo:margin-bottom="0cm" style:contextual-spacing="false"/>
      <style:text-properties fo:font-size="12.5pt" style:font-size-asian="12.5pt"/>
    </style:style>
    <style:style style:name="P130" style:family="paragraph" style:parent-style-name="Text_20_body">
      <style:paragraph-properties fo:margin-top="0.011cm" fo:margin-bottom="0cm" style:contextual-spacing="false"/>
      <style:text-properties fo:font-size="12.5pt" style:font-size-asian="12.5pt"/>
    </style:style>
    <style:style style:name="P131" style:family="paragraph" style:parent-style-name="Text_20_body">
      <style:paragraph-properties fo:margin-top="0.004cm" fo:margin-bottom="0cm" style:contextual-spacing="false"/>
      <style:text-properties fo:font-size="12.5pt" style:font-size-asian="12.5pt"/>
    </style:style>
    <style:style style:name="P132" style:family="paragraph" style:parent-style-name="Text_20_body">
      <style:paragraph-properties fo:margin-top="0.012cm" fo:margin-bottom="0cm" style:contextual-spacing="false"/>
      <style:text-properties fo:font-size="12.5pt" style:font-size-asian="12.5pt"/>
    </style:style>
    <style:style style:name="P133" style:family="paragraph" style:parent-style-name="Text_20_body">
      <style:text-properties fo:font-size="10pt" fo:font-style="italic" style:font-size-asian="10pt" style:font-style-asian="italic"/>
    </style:style>
    <style:style style:name="P134" style:family="paragraph" style:parent-style-name="Text_20_body" style:master-page-name="Converted1">
      <style:paragraph-properties style:page-number="auto"/>
      <style:text-properties fo:font-size="10pt" fo:font-style="italic" style:font-size-asian="10pt" style:font-style-asian="italic"/>
    </style:style>
    <style:style style:name="P135" style:family="paragraph" style:parent-style-name="Text_20_body">
      <style:text-properties fo:font-size="10pt" style:font-size-asian="10pt"/>
    </style:style>
    <style:style style:name="P136" style:family="paragraph" style:parent-style-name="Text_20_body">
      <style:paragraph-properties fo:margin-top="0.005cm" fo:margin-bottom="0cm" style:contextual-spacing="false"/>
      <style:text-properties fo:font-size="11.5pt" fo:font-style="italic" style:font-size-asian="11.5pt" style:font-style-asian="italic"/>
    </style:style>
    <style:style style:name="P137" style:family="paragraph" style:parent-style-name="Text_20_body">
      <style:paragraph-properties fo:margin-top="0.009cm" fo:margin-bottom="0cm" style:contextual-spacing="false"/>
      <style:text-properties fo:font-size="11.5pt" fo:font-style="italic" style:font-size-asian="11.5pt" style:font-style-asian="italic"/>
    </style:style>
    <style:style style:name="P138" style:family="paragraph" style:parent-style-name="Text_20_body">
      <style:text-properties style:font-name="Microsoft Sans Serif" fo:font-size="10pt" style:font-size-asian="10pt"/>
    </style:style>
    <style:style style:name="P139" style:family="paragraph" style:parent-style-name="Text_20_body">
      <style:paragraph-properties fo:margin-top="0.004cm" fo:margin-bottom="0cm" style:contextual-spacing="false"/>
      <style:text-properties style:font-name="Microsoft Sans Serif" fo:font-size="8pt" style:font-size-asian="8pt"/>
    </style:style>
    <style:style style:name="P140" style:family="paragraph" style:parent-style-name="Text_20_body">
      <style:paragraph-properties fo:margin-top="0.002cm" fo:margin-bottom="0cm" style:contextual-spacing="false"/>
      <style:text-properties style:font-name="Microsoft Sans Serif" fo:font-size="14.5pt" style:font-size-asian="14.5pt"/>
    </style:style>
    <style:style style:name="P141" style:family="paragraph" style:parent-style-name="Text_20_body">
      <style:paragraph-properties fo:margin-left="0.203cm" fo:margin-right="0cm" fo:margin-top="0.002cm" fo:margin-bottom="0cm" style:contextual-spacing="false"/>
    </style:style>
    <style:style style:name="P142" style:family="paragraph" style:parent-style-name="Text_20_body">
      <style:paragraph-properties fo:margin-left="0.203cm" fo:margin-right="0cm" fo:margin-top="0.025cm" fo:margin-bottom="0cm" style:contextual-spacing="false"/>
    </style:style>
    <style:style style:name="P143" style:family="paragraph" style:parent-style-name="Text_20_body">
      <style:paragraph-properties fo:margin-left="0.203cm" fo:margin-right="0cm"/>
    </style:style>
    <style:style style:name="P144" style:family="paragraph" style:parent-style-name="Text_20_body">
      <style:paragraph-properties fo:margin-left="0.203cm" fo:margin-right="0cm" fo:margin-top="0.503cm" fo:margin-bottom="0cm" style:contextual-spacing="false"/>
    </style:style>
    <style:style style:name="P145" style:family="paragraph" style:parent-style-name="Text_20_body">
      <style:paragraph-properties fo:margin-left="0.203cm" fo:margin-right="0cm" fo:margin-top="0.004cm" fo:margin-bottom="0cm" style:contextual-spacing="false"/>
    </style:style>
    <style:style style:name="P146" style:family="paragraph" style:parent-style-name="Text_20_body">
      <style:paragraph-properties fo:margin-top="0.002cm" fo:margin-bottom="0cm" style:contextual-spacing="false"/>
      <style:text-properties fo:font-size="13pt" style:font-size-asian="13pt"/>
    </style:style>
    <style:style style:name="P147" style:family="paragraph" style:parent-style-name="Text_20_body">
      <style:paragraph-properties fo:margin-top="0.009cm" fo:margin-bottom="0cm" style:contextual-spacing="false"/>
      <style:text-properties fo:font-size="13pt" style:font-size-asian="13pt"/>
    </style:style>
    <style:style style:name="P148" style:family="paragraph" style:parent-style-name="Text_20_body">
      <style:paragraph-properties fo:margin-top="0.007cm" fo:margin-bottom="0cm" style:contextual-spacing="false"/>
      <style:text-properties fo:font-size="13pt" style:font-size-asian="13pt"/>
    </style:style>
    <style:style style:name="P149" style:family="paragraph" style:parent-style-name="Text_20_body">
      <style:paragraph-properties fo:margin-left="0.203cm" fo:margin-right="0.272cm" fo:line-height="103%"/>
    </style:style>
    <style:style style:name="P150" style:family="paragraph" style:parent-style-name="Text_20_body">
      <style:paragraph-properties fo:margin-left="0.203cm" fo:margin-right="0.272cm" fo:margin-top="0.002cm" fo:margin-bottom="0cm" style:contextual-spacing="false" fo:line-height="103%"/>
    </style:style>
    <style:style style:name="P151" style:family="paragraph" style:parent-style-name="Text_20_body">
      <style:paragraph-properties fo:margin-left="0.203cm" fo:margin-right="0.272cm" fo:margin-top="0.021cm" fo:margin-bottom="0cm" style:contextual-spacing="false" fo:line-height="103%"/>
    </style:style>
    <style:style style:name="P152" style:family="paragraph" style:parent-style-name="Text_20_body">
      <style:paragraph-properties fo:margin-left="0.203cm" fo:margin-right="0.025cm" fo:line-height="103%"/>
    </style:style>
    <style:style style:name="P153" style:family="paragraph" style:parent-style-name="Text_20_body">
      <style:paragraph-properties fo:margin-left="0.203cm" fo:margin-right="0.326cm" fo:line-height="103%"/>
    </style:style>
    <style:style style:name="P154" style:family="paragraph" style:parent-style-name="Text_20_body">
      <style:paragraph-properties fo:margin-left="0.203cm" fo:margin-right="0.326cm" fo:margin-top="0.021cm" fo:margin-bottom="0cm" style:contextual-spacing="false" fo:line-height="103%"/>
    </style:style>
    <style:style style:name="P155" style:family="paragraph" style:parent-style-name="Text_20_body" style:master-page-name="Converted8">
      <style:paragraph-properties fo:margin-left="0.203cm" fo:margin-right="0.326cm" fo:margin-top="0.18cm" fo:margin-bottom="0cm" style:contextual-spacing="false" fo:line-height="103%" style:page-number="auto"/>
    </style:style>
    <style:style style:name="P156" style:family="paragraph" style:parent-style-name="Text_20_body">
      <style:paragraph-properties fo:margin-left="0.203cm" fo:margin-right="0.568cm" fo:line-height="103%"/>
    </style:style>
    <style:style style:name="P157" style:family="paragraph" style:parent-style-name="Text_20_body">
      <style:paragraph-properties fo:margin-left="0.203cm" fo:margin-right="0.568cm" fo:margin-top="0.388cm" fo:margin-bottom="0cm" style:contextual-spacing="false" fo:line-height="103%"/>
    </style:style>
    <style:style style:name="P158" style:family="paragraph" style:parent-style-name="Text_20_body">
      <style:paragraph-properties fo:margin-left="0.203cm" fo:margin-right="0.568cm" fo:margin-top="0.739cm" fo:margin-bottom="0cm" style:contextual-spacing="false" fo:line-height="103%"/>
    </style:style>
    <style:style style:name="P159" style:family="paragraph" style:parent-style-name="Text_20_body">
      <style:paragraph-properties fo:margin-left="0.203cm" fo:margin-right="0cm" fo:line-height="103%"/>
    </style:style>
    <style:style style:name="P160" style:family="paragraph" style:parent-style-name="Text_20_body">
      <style:paragraph-properties fo:margin-left="0.203cm" fo:margin-right="0cm" fo:margin-top="0.004cm" fo:margin-bottom="0cm" style:contextual-spacing="false" fo:line-height="103%"/>
    </style:style>
    <style:style style:name="P161" style:family="paragraph" style:parent-style-name="Text_20_body">
      <style:paragraph-properties fo:margin-left="0.203cm" fo:margin-right="0.718cm" fo:line-height="103%"/>
    </style:style>
    <style:style style:name="P162" style:family="paragraph" style:parent-style-name="Text_20_body">
      <style:paragraph-properties fo:margin-left="0.203cm" fo:margin-right="6.653cm" fo:margin-top="0.005cm" fo:margin-bottom="0cm" style:contextual-spacing="false" fo:line-height="103%"/>
    </style:style>
    <style:style style:name="P163" style:family="paragraph" style:parent-style-name="Text_20_body">
      <style:paragraph-properties fo:margin-left="0.203cm" fo:margin-right="3.863cm" fo:margin-top="0.741cm" fo:margin-bottom="0cm" style:contextual-spacing="false" fo:line-height="103%"/>
    </style:style>
    <style:style style:name="P164" style:family="paragraph" style:parent-style-name="Text_20_body">
      <style:paragraph-properties fo:margin-left="1.475cm" fo:margin-right="0.272cm" fo:margin-top="0.035cm" fo:margin-bottom="0cm" style:contextual-spacing="false" fo:line-height="103%"/>
    </style:style>
    <style:style style:name="P165" style:family="paragraph" style:parent-style-name="Text_20_body" style:master-page-name="Converted3">
      <style:paragraph-properties fo:margin-left="1.475cm" fo:margin-right="0.272cm" fo:margin-top="0.18cm" fo:margin-bottom="0cm" style:contextual-spacing="false" fo:line-height="103%" style:page-number="auto"/>
    </style:style>
    <style:style style:name="P166" style:family="paragraph" style:parent-style-name="Text_20_body">
      <style:paragraph-properties fo:margin-left="1.475cm" fo:margin-right="0cm" fo:margin-top="0.03cm" fo:margin-bottom="0cm" style:contextual-spacing="false" fo:line-height="103%"/>
    </style:style>
    <style:style style:name="P167" style:family="paragraph" style:parent-style-name="Text_20_body">
      <style:paragraph-properties fo:margin-left="1.475cm" fo:margin-right="0cm" fo:margin-top="0.018cm" fo:margin-bottom="0cm" style:contextual-spacing="false" fo:line-height="103%"/>
    </style:style>
    <style:style style:name="P168" style:family="paragraph" style:parent-style-name="Text_20_body">
      <style:paragraph-properties fo:margin-left="0.203cm" fo:margin-right="1.353cm" fo:line-height="103%" fo:text-align="justify" style:justify-single-word="false"/>
    </style:style>
    <style:style style:name="P169" style:family="paragraph" style:parent-style-name="Text_20_body">
      <style:text-properties fo:font-size="16pt" style:font-size-asian="16pt"/>
    </style:style>
    <style:style style:name="P170" style:family="paragraph" style:parent-style-name="Text_20_body">
      <style:paragraph-properties fo:margin-top="0.018cm" fo:margin-bottom="0cm" style:contextual-spacing="false"/>
      <style:text-properties fo:font-size="8pt" style:font-size-asian="8pt"/>
    </style:style>
    <style:style style:name="P171" style:family="paragraph" style:parent-style-name="Text_20_body">
      <style:paragraph-properties fo:margin-top="0.005cm" fo:margin-bottom="0cm" style:contextual-spacing="false"/>
      <style:text-properties fo:font-size="22pt" style:font-size-asian="22pt"/>
    </style:style>
    <style:style style:name="P172" style:family="paragraph" style:parent-style-name="Text_20_body">
      <style:paragraph-properties fo:margin-top="0.014cm" fo:margin-bottom="0cm" style:contextual-spacing="false"/>
      <style:text-properties fo:font-size="21.5pt" style:font-size-asian="21.5pt"/>
    </style:style>
    <style:style style:name="P173" style:family="paragraph" style:parent-style-name="Text_20_body">
      <style:paragraph-properties fo:margin-left="2.11cm" fo:margin-right="0cm" fo:margin-top="0.025cm" fo:margin-bottom="0cm" style:contextual-spacing="false" fo:line-height="0.462cm"/>
    </style:style>
    <style:style style:name="P174" style:family="paragraph" style:parent-style-name="Text_20_body">
      <style:paragraph-properties fo:margin-left="0.203cm" fo:margin-right="0cm" fo:line-height="0.462cm"/>
    </style:style>
    <style:style style:name="P175" style:family="paragraph" style:parent-style-name="Text_20_body">
      <style:paragraph-properties fo:margin-left="1.475cm" fo:margin-right="0cm" fo:margin-top="0.028cm" fo:margin-bottom="0cm" style:contextual-spacing="false" fo:line-height="0.462cm"/>
    </style:style>
    <style:style style:name="P176" style:family="paragraph" style:parent-style-name="Text_20_body">
      <style:text-properties fo:font-size="8.5pt" style:font-size-asian="8.5pt"/>
    </style:style>
    <style:style style:name="P177" style:family="paragraph" style:parent-style-name="Text_20_body">
      <style:paragraph-properties fo:margin-top="0.004cm" fo:margin-bottom="0cm" style:contextual-spacing="false"/>
      <style:text-properties fo:font-size="8.5pt" style:font-size-asian="8.5pt"/>
    </style:style>
    <style:style style:name="P178" style:family="paragraph" style:parent-style-name="Text_20_body">
      <style:paragraph-properties fo:margin-top="0.002cm" fo:margin-bottom="0cm" style:contextual-spacing="false"/>
      <style:text-properties fo:font-size="8.5pt" style:font-size-asian="8.5pt"/>
    </style:style>
    <style:style style:name="P179" style:family="paragraph" style:parent-style-name="Text_20_body">
      <style:paragraph-properties fo:margin-top="0.011cm" fo:margin-bottom="0cm" style:contextual-spacing="false"/>
      <style:text-properties fo:font-size="15.5pt" style:font-size-asian="15.5pt"/>
    </style:style>
    <style:style style:name="P180" style:family="paragraph" style:parent-style-name="Text_20_body">
      <style:paragraph-properties fo:margin-left="0.203cm" fo:margin-right="1.219cm" fo:line-height="208%"/>
    </style:style>
    <style:style style:name="P181" style:family="paragraph" style:parent-style-name="Text_20_body">
      <style:paragraph-properties fo:margin-left="1.475cm" fo:margin-right="0cm" fo:margin-top="0.023cm" fo:margin-bottom="0cm" style:contextual-spacing="false"/>
    </style:style>
    <style:style style:name="P182" style:family="paragraph" style:parent-style-name="Text_20_body">
      <style:paragraph-properties fo:margin-top="0.005cm" fo:margin-bottom="0cm" style:contextual-spacing="false"/>
      <style:text-properties fo:font-size="18.5pt" style:font-size-asian="18.5pt"/>
    </style:style>
    <style:style style:name="P183" style:family="paragraph" style:parent-style-name="Text_20_body">
      <style:text-properties fo:font-size="14pt" fo:font-style="italic" style:font-size-asian="14pt" style:font-style-asian="italic"/>
    </style:style>
    <style:style style:name="P184" style:family="paragraph" style:parent-style-name="Text_20_body">
      <style:text-properties fo:font-size="17.5pt" fo:font-style="italic" style:font-size-asian="17.5pt" style:font-style-asian="italic"/>
    </style:style>
    <style:style style:name="P185" style:family="paragraph" style:parent-style-name="Text_20_body">
      <style:paragraph-properties fo:margin-top="0.007cm" fo:margin-bottom="0cm" style:contextual-spacing="false"/>
      <style:text-properties fo:font-size="16.5pt" style:font-size-asian="16.5pt"/>
    </style:style>
    <style:style style:name="T1" style:family="text">
      <style:text-properties fo:color="#006699" loext:opacity="100%" fo:letter-spacing="-0.002cm" style:text-scale="110%"/>
    </style:style>
    <style:style style:name="T2" style:family="text">
      <style:text-properties fo:color="#006699" loext:opacity="100%" fo:letter-spacing="-0.042cm" style:text-scale="110%"/>
    </style:style>
    <style:style style:name="T3" style:family="text">
      <style:text-properties fo:color="#006699" loext:opacity="100%" style:text-scale="105%"/>
    </style:style>
    <style:style style:name="T4" style:family="text">
      <style:text-properties fo:color="#006699" loext:opacity="100%" fo:letter-spacing="0.088cm" style:text-scale="105%"/>
    </style:style>
    <style:style style:name="T5" style:family="text">
      <style:text-properties fo:color="#006699" loext:opacity="100%" fo:font-size="12pt" fo:font-style="italic" style:font-size-asian="12pt" style:font-style-asian="italic" style:text-scale="105%"/>
    </style:style>
    <style:style style:name="T6" style:family="text">
      <style:text-properties fo:color="#006699" loext:opacity="100%" fo:font-size="12pt" fo:letter-spacing="0.002cm" fo:font-style="italic" style:font-size-asian="12pt" style:font-style-asian="italic" style:text-scale="105%"/>
    </style:style>
    <style:style style:name="T7" style:family="text">
      <style:text-properties fo:color="#006699" loext:opacity="100%" fo:font-size="12pt" fo:letter-spacing="0.004cm" fo:font-style="italic" style:font-size-asian="12pt" style:font-style-asian="italic" style:text-scale="105%"/>
    </style:style>
    <style:style style:name="T8" style:family="text">
      <style:text-properties fo:color="#006699" loext:opacity="100%" fo:font-size="12pt" fo:letter-spacing="-0.002cm" fo:font-style="italic" style:font-size-asian="12pt" style:font-style-asian="italic" style:text-scale="105%"/>
    </style:style>
    <style:style style:name="T9" style:family="text">
      <style:text-properties fo:color="#006699" loext:opacity="100%" fo:font-size="12pt" fo:letter-spacing="-0.025cm" fo:font-style="italic" style:font-size-asian="12pt" style:font-style-asian="italic" style:text-scale="105%"/>
    </style:style>
    <style:style style:name="T10" style:family="text">
      <style:text-properties fo:color="#006699" loext:opacity="100%" fo:font-size="12pt" fo:letter-spacing="-0.026cm" fo:font-style="italic" style:font-size-asian="12pt" style:font-style-asian="italic" style:text-scale="105%"/>
    </style:style>
    <style:style style:name="T11" style:family="text">
      <style:text-properties fo:color="#006699" loext:opacity="100%" fo:font-size="12pt" fo:letter-spacing="-0.023cm" fo:font-style="italic" style:font-size-asian="12pt" style:font-style-asian="italic" style:text-scale="105%"/>
    </style:style>
    <style:style style:name="T12" style:family="text">
      <style:text-properties fo:color="#006699" loext:opacity="100%" style:font-name="Arial" fo:font-size="14pt" fo:font-style="italic" style:font-size-asian="14pt" style:font-style-asian="italic" style:text-scale="110%"/>
    </style:style>
    <style:style style:name="T13" style:family="text">
      <style:text-properties fo:color="#006699" loext:opacity="100%" style:font-name="Arial" fo:font-size="14pt" fo:letter-spacing="-0.021cm" fo:font-style="italic" style:font-size-asian="14pt" style:font-style-asian="italic" style:text-scale="110%"/>
    </style:style>
    <style:style style:name="T14" style:family="text">
      <style:text-properties fo:color="#006699" loext:opacity="100%" style:font-name="Microsoft Sans Serif" fo:font-size="16pt" style:font-size-asian="16pt" style:text-scale="105%"/>
    </style:style>
    <style:style style:name="T15" style:family="text">
      <style:text-properties fo:color="#006699" loext:opacity="100%" style:font-name="Microsoft Sans Serif" fo:font-size="16pt" fo:letter-spacing="0.046cm" style:font-size-asian="16pt" style:text-scale="105%"/>
    </style:style>
    <style:style style:name="T16" style:family="text">
      <style:text-properties fo:color="#006699" loext:opacity="100%" style:font-name="Microsoft Sans Serif" fo:font-size="18pt" style:font-size-asian="18pt" style:text-scale="110%"/>
    </style:style>
    <style:style style:name="T17" style:family="text">
      <style:text-properties fo:color="#006699" loext:opacity="100%" fo:letter-spacing="-0.004cm" style:text-scale="110%"/>
    </style:style>
    <style:style style:name="T18" style:family="text">
      <style:text-properties fo:color="#006699" loext:opacity="100%" fo:letter-spacing="-0.03cm" style:text-scale="110%"/>
    </style:style>
    <style:style style:name="T19" style:family="text">
      <style:text-properties fo:color="#006699" loext:opacity="100%"/>
    </style:style>
    <style:style style:name="T20" style:family="text">
      <style:text-properties fo:color="#006699" loext:opacity="100%" style:text-scale="110%"/>
    </style:style>
    <style:style style:name="T21" style:family="text">
      <style:text-properties fo:color="#006699" loext:opacity="100%" fo:letter-spacing="0.044cm" style:text-scale="110%"/>
    </style:style>
    <style:style style:name="T22" style:family="text">
      <style:text-properties fo:color="#006699" loext:opacity="100%" fo:letter-spacing="-0.012cm" style:text-scale="105%"/>
    </style:style>
    <style:style style:name="T23" style:family="text">
      <style:text-properties fo:color="#006699" loext:opacity="100%" fo:letter-spacing="-0.032cm" style:text-scale="110%"/>
    </style:style>
    <style:style style:name="T24" style:family="text">
      <style:text-properties fo:color="#006699" loext:opacity="100%" fo:letter-spacing="0.005cm" style:text-scale="110%"/>
    </style:style>
    <style:style style:name="T25" style:family="text">
      <style:text-properties fo:color="#006699" loext:opacity="100%" style:text-scale="115%"/>
    </style:style>
    <style:style style:name="T26" style:family="text">
      <style:text-properties style:font-name="Arial" fo:font-size="10pt" fo:font-style="italic" style:font-size-asian="10pt" style:font-style-asian="italic"/>
    </style:style>
    <style:style style:name="T27" style:family="text">
      <style:text-properties style:font-name="Arial" fo:font-size="7pt" fo:font-style="italic" style:font-size-asian="7pt" style:font-style-asian="italic"/>
    </style:style>
    <style:style style:name="T28" style:family="text">
      <style:text-properties style:font-name="Arial" fo:font-size="14pt" fo:font-style="italic" style:font-size-asian="14pt" style:font-style-asian="italic"/>
    </style:style>
    <style:style style:name="T29" style:family="text">
      <style:text-properties style:font-name="Arial" fo:font-size="17.5pt" fo:font-style="italic" style:font-size-asian="17.5pt" style:font-style-asian="italic"/>
    </style:style>
    <style:style style:name="T30" style:family="text">
      <style:text-properties style:font-name="Arial" fo:font-size="26pt" fo:font-style="italic" style:font-size-asian="26pt" style:font-style-asian="italic"/>
    </style:style>
    <style:style style:name="T31" style:family="text">
      <style:text-properties style:font-name="Arial" fo:font-size="18pt" fo:font-style="italic" style:font-size-asian="18pt" style:font-style-asian="italic"/>
    </style:style>
    <style:style style:name="T32" style:family="text">
      <style:text-properties fo:font-size="12pt" fo:font-style="italic" style:font-size-asian="12pt" style:font-style-asian="italic"/>
    </style:style>
    <style:style style:name="T33" style:family="text">
      <style:text-properties fo:font-size="12pt" fo:font-style="italic" style:font-size-asian="12pt" style:font-style-asian="italic" style:text-scale="105%"/>
    </style:style>
    <style:style style:name="T34" style:family="text">
      <style:text-properties fo:font-size="12pt" style:font-size-asian="12pt"/>
    </style:style>
    <style:style style:name="T35" style:family="text">
      <style:text-properties fo:font-size="12pt" style:font-size-asian="12pt" style:text-scale="105%"/>
    </style:style>
    <style:style style:name="T36" style:family="text">
      <style:text-properties fo:font-size="12pt" fo:letter-spacing="0.002cm" style:font-size-asian="12pt"/>
    </style:style>
    <style:style style:name="T37" style:family="text">
      <style:text-properties fo:font-size="12pt" fo:letter-spacing="0.002cm" fo:font-style="italic" style:font-size-asian="12pt" style:font-style-asian="italic"/>
    </style:style>
    <style:style style:name="T38" style:family="text">
      <style:text-properties fo:font-size="12pt" fo:letter-spacing="-0.012cm" style:font-size-asian="12pt"/>
    </style:style>
    <style:style style:name="T39" style:family="text">
      <style:text-properties fo:font-size="12pt" fo:letter-spacing="-0.012cm" style:font-size-asian="12pt" style:text-scale="105%"/>
    </style:style>
    <style:style style:name="T40" style:family="text">
      <style:text-properties fo:font-size="12pt" fo:letter-spacing="-0.014cm" style:font-size-asian="12pt"/>
    </style:style>
    <style:style style:name="T41" style:family="text">
      <style:text-properties fo:font-size="12pt" fo:letter-spacing="-0.011cm" style:font-size-asian="12pt"/>
    </style:style>
    <style:style style:name="T42" style:family="text">
      <style:text-properties fo:font-size="12pt" fo:letter-spacing="-0.011cm" style:font-size-asian="12pt" style:text-scale="105%"/>
    </style:style>
    <style:style style:name="T43" style:family="text">
      <style:text-properties fo:font-size="12pt" fo:letter-spacing="-0.011cm" fo:font-style="italic" style:font-size-asian="12pt" style:font-style-asian="italic"/>
    </style:style>
    <style:style style:name="T44" style:family="text">
      <style:text-properties fo:font-size="12pt" fo:letter-spacing="-0.101cm" style:font-size-asian="12pt"/>
    </style:style>
    <style:style style:name="T45" style:family="text">
      <style:text-properties fo:font-size="12pt" fo:letter-spacing="-0.101cm" fo:font-style="italic" style:font-size-asian="12pt" style:font-style-asian="italic"/>
    </style:style>
    <style:style style:name="T46" style:family="text">
      <style:text-properties fo:font-size="12pt" fo:letter-spacing="-0.004cm" style:font-size-asian="12pt"/>
    </style:style>
    <style:style style:name="T47" style:family="text">
      <style:text-properties fo:font-size="12pt" fo:letter-spacing="-0.002cm" style:font-size-asian="12pt"/>
    </style:style>
    <style:style style:name="T48" style:family="text">
      <style:text-properties fo:font-size="12pt" fo:letter-spacing="-0.002cm" fo:font-style="italic" style:font-size-asian="12pt" style:font-style-asian="italic" style:text-scale="105%"/>
    </style:style>
    <style:style style:name="T49" style:family="text">
      <style:text-properties fo:font-size="12pt" fo:letter-spacing="-0.019cm" style:font-size-asian="12pt"/>
    </style:style>
    <style:style style:name="T50" style:family="text">
      <style:text-properties fo:font-size="12pt" fo:letter-spacing="-0.016cm" style:font-size-asian="12pt"/>
    </style:style>
    <style:style style:name="T51" style:family="text">
      <style:text-properties fo:font-size="12pt" fo:letter-spacing="-0.018cm" style:font-size-asian="12pt"/>
    </style:style>
    <style:style style:name="T52" style:family="text">
      <style:text-properties fo:font-size="12pt" fo:letter-spacing="-0.023cm" style:font-size-asian="12pt"/>
    </style:style>
    <style:style style:name="T53" style:family="text">
      <style:text-properties fo:font-size="12pt" fo:letter-spacing="-0.023cm" fo:font-style="italic" style:font-size-asian="12pt" style:font-style-asian="italic" style:text-scale="105%"/>
    </style:style>
    <style:style style:name="T54" style:family="text">
      <style:text-properties fo:font-size="12pt" fo:letter-spacing="-0.021cm" style:font-size-asian="12pt"/>
    </style:style>
    <style:style style:name="T55" style:family="text">
      <style:text-properties fo:font-size="12pt" fo:letter-spacing="-0.025cm" style:font-size-asian="12pt"/>
    </style:style>
    <style:style style:name="T56" style:family="text">
      <style:text-properties fo:font-size="12pt" fo:letter-spacing="-0.025cm" fo:font-style="italic" style:font-size-asian="12pt" style:font-style-asian="italic" style:text-scale="105%"/>
    </style:style>
    <style:style style:name="T57" style:family="text">
      <style:text-properties fo:font-size="12pt" fo:letter-spacing="-0.007cm" style:font-size-asian="12pt"/>
    </style:style>
    <style:style style:name="T58" style:family="text">
      <style:text-properties fo:font-size="12pt" fo:letter-spacing="-0.007cm" fo:font-style="italic" style:font-size-asian="12pt" style:font-style-asian="italic"/>
    </style:style>
    <style:style style:name="T59" style:family="text">
      <style:text-properties fo:font-size="12pt" fo:letter-spacing="-0.005cm" style:font-size-asian="12pt"/>
    </style:style>
    <style:style style:name="T60" style:family="text">
      <style:text-properties fo:font-size="12pt" fo:letter-spacing="-0.005cm" fo:font-style="italic" style:font-size-asian="12pt" style:font-style-asian="italic"/>
    </style:style>
    <style:style style:name="T61" style:family="text">
      <style:text-properties fo:font-size="12pt" fo:letter-spacing="-0.009cm" fo:font-style="italic" style:font-size-asian="12pt" style:font-style-asian="italic"/>
    </style:style>
    <style:style style:name="T62" style:family="text">
      <style:text-properties fo:font-size="12pt" fo:letter-spacing="-0.009cm" style:font-size-asian="12pt"/>
    </style:style>
    <style:style style:name="T63" style:family="text">
      <style:text-properties fo:font-size="12pt" fo:letter-spacing="0.074cm" style:font-size-asian="12pt"/>
    </style:style>
    <style:style style:name="T64" style:family="text">
      <style:text-properties fo:font-size="12pt" fo:letter-spacing="0.079cm" style:font-size-asian="12pt"/>
    </style:style>
    <style:style style:name="T65" style:family="text">
      <style:text-properties fo:font-size="12pt" fo:letter-spacing="0.095cm" style:font-size-asian="12pt"/>
    </style:style>
    <style:style style:name="T66" style:family="text">
      <style:text-properties fo:font-size="12pt" fo:letter-spacing="0.072cm" style:font-size-asian="12pt"/>
    </style:style>
    <style:style style:name="T67" style:family="text">
      <style:text-properties fo:font-size="12pt" fo:letter-spacing="0.004cm" style:font-size-asian="12pt"/>
    </style:style>
    <style:style style:name="T68" style:family="text">
      <style:text-properties fo:font-size="12pt" fo:letter-spacing="0.097cm" style:font-size-asian="12pt"/>
    </style:style>
    <style:style style:name="T69" style:family="text">
      <style:text-properties fo:font-size="12pt" fo:letter-spacing="0.007cm" style:font-size-asian="12pt"/>
    </style:style>
    <style:style style:name="T70" style:family="text">
      <style:text-properties fo:font-size="12pt" fo:letter-spacing="0.005cm" style:font-size-asian="12pt"/>
    </style:style>
    <style:style style:name="T71" style:family="text">
      <style:text-properties fo:font-size="12pt" fo:letter-spacing="0.085cm" style:font-size-asian="12pt"/>
    </style:style>
    <style:style style:name="T72" style:family="text">
      <style:text-properties fo:font-size="12pt" fo:letter-spacing="0.083cm" style:font-size-asian="12pt"/>
    </style:style>
    <style:style style:name="T73" style:family="text">
      <style:text-properties fo:font-size="12pt" fo:letter-spacing="0.102cm" style:font-size-asian="12pt"/>
    </style:style>
    <style:style style:name="T74" style:family="text">
      <style:text-properties fo:font-size="12pt" fo:letter-spacing="0.099cm" style:font-size-asian="12pt"/>
    </style:style>
    <style:style style:name="T75" style:family="text">
      <style:text-properties fo:font-size="12pt" fo:letter-spacing="0.009cm" style:font-size-asian="12pt"/>
    </style:style>
    <style:style style:name="T76" style:family="text">
      <style:text-properties fo:font-size="12pt" fo:letter-spacing="-0.102cm" style:font-size-asian="12pt"/>
    </style:style>
    <style:style style:name="T77" style:family="text">
      <style:text-properties fo:font-size="12pt" fo:letter-spacing="0.014cm" style:font-size-asian="12pt"/>
    </style:style>
    <style:style style:name="T78" style:family="text">
      <style:text-properties fo:font-size="12pt" fo:letter-spacing="-0.026cm" style:font-size-asian="12pt"/>
    </style:style>
    <style:style style:name="T79" style:family="text">
      <style:text-properties fo:font-size="12pt" fo:letter-spacing="-0.026cm" fo:font-style="italic" style:font-size-asian="12pt" style:font-style-asian="italic" style:text-scale="105%"/>
    </style:style>
    <style:style style:name="T80" style:family="text">
      <style:text-properties fo:font-size="12pt" fo:letter-spacing="0.071cm" style:font-size-asian="12pt"/>
    </style:style>
    <style:style style:name="T81" style:family="text">
      <style:text-properties fo:font-size="12pt" fo:letter-spacing="0.016cm" style:font-size-asian="12pt"/>
    </style:style>
    <style:style style:name="T82" style:family="text">
      <style:text-properties fo:font-size="12pt" fo:letter-spacing="0.011cm" style:font-size-asian="12pt"/>
    </style:style>
    <style:style style:name="T83" style:family="text">
      <style:text-properties fo:color="#00007f" loext:opacity="100%" fo:font-size="12pt" style:text-underline-style="solid" style:text-underline-width="auto" style:text-underline-color="#00007f" style:font-size-asian="12pt"/>
    </style:style>
    <style:style style:name="T84" style:family="text">
      <style:text-properties fo:color="#00007f" loext:opacity="100%" fo:font-size="12pt" style:font-size-asian="12pt"/>
    </style:style>
    <style:style style:name="T85" style:family="text">
      <style:text-properties fo:color="#00007f" loext:opacity="100%" fo:font-size="12pt" fo:letter-spacing="-0.002cm" style:text-underline-style="solid" style:text-underline-width="auto" style:text-underline-color="#00007f" style:font-size-asian="12pt"/>
    </style:style>
    <style:style style:name="T86" style:family="text">
      <style:text-properties fo:color="#00007f" loext:opacity="100%" style:text-underline-style="solid" style:text-underline-width="auto" style:text-underline-color="#00007f"/>
    </style:style>
    <style:style style:name="T87" style:family="text">
      <style:text-properties fo:color="#00007f" loext:opacity="100%" fo:letter-spacing="-0.011cm"/>
    </style:style>
    <style:style style:name="T88" style:family="text">
      <style:text-properties fo:color="#00007f" loext:opacity="100%"/>
    </style:style>
    <style:style style:name="T89" style:family="text">
      <style:text-properties fo:font-size="12.5pt" fo:font-style="italic" style:font-size-asian="12.5pt" style:font-style-asian="italic"/>
    </style:style>
    <style:style style:name="T90" style:family="text">
      <style:text-properties fo:font-size="12.5pt" style:font-size-asian="12.5pt"/>
    </style:style>
    <style:style style:name="T91" style:family="text">
      <style:text-properties fo:font-size="10pt" fo:font-style="italic" style:font-size-asian="10pt" style:font-style-asian="italic"/>
    </style:style>
    <style:style style:name="T92" style:family="text">
      <style:text-properties fo:font-size="10pt" style:font-size-asian="10pt"/>
    </style:style>
    <style:style style:name="T93" style:family="text">
      <style:text-properties fo:font-size="11.5pt" fo:font-style="italic" style:font-size-asian="11.5pt" style:font-style-asian="italic"/>
    </style:style>
    <style:style style:name="T94" style:family="text">
      <style:text-properties style:font-name="Microsoft Sans Serif" fo:font-size="16pt" style:font-size-asian="16pt"/>
    </style:style>
    <style:style style:name="T95" style:family="text">
      <style:text-properties style:font-name="Microsoft Sans Serif" fo:font-size="10pt" style:font-size-asian="10pt"/>
    </style:style>
    <style:style style:name="T96" style:family="text">
      <style:text-properties style:font-name="Microsoft Sans Serif" fo:font-size="8pt" style:font-size-asian="8pt"/>
    </style:style>
    <style:style style:name="T97" style:family="text">
      <style:text-properties style:font-name="Microsoft Sans Serif" fo:font-size="14.5pt" style:font-size-asian="14.5pt"/>
    </style:style>
    <style:style style:name="T98" style:family="text">
      <style:text-properties style:font-name="Microsoft Sans Serif" fo:font-size="18pt" style:font-size-asian="18pt"/>
    </style:style>
    <style:style style:name="T99" style:family="text">
      <style:text-properties style:font-name="Microsoft Sans Serif" fo:font-size="18pt" style:font-size-asian="18pt" style:text-scale="130%"/>
    </style:style>
    <style:style style:name="T100" style:family="text">
      <style:text-properties style:text-scale="105%"/>
    </style:style>
    <style:style style:name="T101" style:family="text">
      <style:text-properties fo:letter-spacing="-0.011cm"/>
    </style:style>
    <style:style style:name="T102" style:family="text">
      <style:text-properties fo:letter-spacing="-0.011cm" style:text-scale="105%"/>
    </style:style>
    <style:style style:name="T103" style:family="text">
      <style:text-properties fo:letter-spacing="-0.012cm"/>
    </style:style>
    <style:style style:name="T104" style:family="text">
      <style:text-properties fo:letter-spacing="-0.012cm" style:text-scale="105%"/>
    </style:style>
    <style:style style:name="T105" style:family="text">
      <style:text-properties fo:letter-spacing="-0.002cm"/>
    </style:style>
    <style:style style:name="T106" style:family="text">
      <style:text-properties fo:letter-spacing="-0.002cm" style:text-scale="105%"/>
    </style:style>
    <style:style style:name="T107" style:family="text">
      <style:text-properties fo:letter-spacing="-0.002cm" style:text-scale="110%"/>
    </style:style>
    <style:style style:name="T108" style:family="text">
      <style:text-properties fo:font-size="13pt" style:font-size-asian="13pt"/>
    </style:style>
    <style:style style:name="T109" style:family="text">
      <style:text-properties fo:letter-spacing="-0.014cm"/>
    </style:style>
    <style:style style:name="T110" style:family="text">
      <style:text-properties fo:letter-spacing="-0.014cm" style:text-scale="105%"/>
    </style:style>
    <style:style style:name="T111" style:family="text">
      <style:text-properties fo:letter-spacing="-0.016cm"/>
    </style:style>
    <style:style style:name="T112" style:family="text">
      <style:text-properties fo:letter-spacing="-0.016cm" style:text-scale="105%"/>
    </style:style>
    <style:style style:name="T113" style:family="text">
      <style:text-properties fo:letter-spacing="-0.101cm"/>
    </style:style>
    <style:style style:name="T114" style:family="text">
      <style:text-properties fo:letter-spacing="0.002cm"/>
    </style:style>
    <style:style style:name="T115" style:family="text">
      <style:text-properties fo:letter-spacing="0.002cm" style:text-scale="105%"/>
    </style:style>
    <style:style style:name="T116" style:family="text">
      <style:text-properties fo:letter-spacing="-0.018cm"/>
    </style:style>
    <style:style style:name="T117" style:family="text">
      <style:text-properties fo:font-size="16pt" style:font-size-asian="16pt"/>
    </style:style>
    <style:style style:name="T118" style:family="text">
      <style:text-properties fo:letter-spacing="-0.009cm"/>
    </style:style>
    <style:style style:name="T119" style:family="text">
      <style:text-properties fo:letter-spacing="-0.004cm"/>
    </style:style>
    <style:style style:name="T120" style:family="text">
      <style:text-properties fo:letter-spacing="-0.004cm" style:text-scale="105%"/>
    </style:style>
    <style:style style:name="T121" style:family="text">
      <style:text-properties fo:letter-spacing="-0.004cm" style:text-scale="110%"/>
    </style:style>
    <style:style style:name="T122" style:family="text">
      <style:text-properties fo:letter-spacing="-0.005cm"/>
    </style:style>
    <style:style style:name="T123" style:family="text">
      <style:text-properties fo:letter-spacing="-0.005cm" style:text-scale="105%"/>
    </style:style>
    <style:style style:name="T124" style:family="text">
      <style:text-properties fo:font-size="8pt" style:font-size-asian="8pt"/>
    </style:style>
    <style:style style:name="T125" style:family="text">
      <style:text-properties fo:letter-spacing="-0.023cm"/>
    </style:style>
    <style:style style:name="T126" style:family="text">
      <style:text-properties fo:letter-spacing="-0.023cm" style:text-scale="105%"/>
    </style:style>
    <style:style style:name="T127" style:family="text">
      <style:text-properties fo:letter-spacing="-0.019cm"/>
    </style:style>
    <style:style style:name="T128" style:family="text">
      <style:text-properties fo:letter-spacing="-0.019cm" style:text-scale="105%"/>
    </style:style>
    <style:style style:name="T129" style:family="text">
      <style:text-properties fo:letter-spacing="-0.007cm"/>
    </style:style>
    <style:style style:name="T130" style:family="text">
      <style:text-properties fo:letter-spacing="-0.007cm" style:text-scale="105%"/>
    </style:style>
    <style:style style:name="T131" style:family="text">
      <style:text-properties fo:font-size="22pt" style:font-size-asian="22pt"/>
    </style:style>
    <style:style style:name="T132" style:family="text">
      <style:text-properties fo:font-size="21.5pt" style:font-size-asian="21.5pt"/>
    </style:style>
    <style:style style:name="T133" style:family="text">
      <style:text-properties fo:font-size="8.5pt" style:font-size-asian="8.5pt"/>
    </style:style>
    <style:style style:name="T134" style:family="text">
      <style:text-properties fo:font-size="15.5pt" style:font-size-asian="15.5pt"/>
    </style:style>
    <style:style style:name="T135" style:family="text">
      <style:text-properties fo:letter-spacing="0.086cm"/>
    </style:style>
    <style:style style:name="T136" style:family="text">
      <style:text-properties fo:letter-spacing="-0.102cm"/>
    </style:style>
    <style:style style:name="T137" style:family="text">
      <style:text-properties fo:letter-spacing="-0.021cm"/>
    </style:style>
    <style:style style:name="T138" style:family="text">
      <style:text-properties fo:letter-spacing="-0.021cm" style:text-scale="110%"/>
    </style:style>
    <style:style style:name="T139" style:family="text">
      <style:text-properties style:text-scale="110%"/>
    </style:style>
    <style:style style:name="T140" style:family="text">
      <style:text-properties fo:letter-spacing="-0.028cm" style:text-scale="110%"/>
    </style:style>
    <style:style style:name="T141" style:family="text">
      <style:text-properties fo:letter-spacing="-0.026cm" style:text-scale="110%"/>
    </style:style>
    <style:style style:name="T142" style:family="text">
      <style:text-properties fo:letter-spacing="0.104cm"/>
    </style:style>
    <style:style style:name="T143" style:family="text">
      <style:text-properties fo:letter-spacing="0.004cm"/>
    </style:style>
    <style:style style:name="T144" style:family="text">
      <style:text-properties fo:letter-spacing="0.004cm" style:text-scale="105%"/>
    </style:style>
    <style:style style:name="T145" style:family="text">
      <style:text-properties fo:font-size="18.5pt" style:font-size-asian="18.5pt"/>
    </style:style>
    <style:style style:name="T146" style:family="text">
      <style:text-properties fo:color="#cc00cc" loext:opacity="100%" fo:font-size="12pt" fo:font-style="italic" style:font-size-asian="12pt" style:font-style-asian="italic"/>
    </style:style>
    <style:style style:name="T147" style:family="text">
      <style:text-properties fo:color="#cc00cc" loext:opacity="100%" fo:font-size="12pt" fo:letter-spacing="-0.011cm" fo:font-style="italic" style:font-size-asian="12pt" style:font-style-asian="italic"/>
    </style:style>
    <style:style style:name="T148" style:family="text">
      <style:text-properties fo:color="#cc00cc" loext:opacity="100%" fo:font-size="12pt" fo:letter-spacing="0.03cm" fo:font-style="italic" style:font-size-asian="12pt" style:font-style-asian="italic"/>
    </style:style>
    <style:style style:name="T149" style:family="text">
      <style:text-properties fo:color="#cc00cc" loext:opacity="100%" fo:font-size="12pt" fo:letter-spacing="-0.009cm" fo:font-style="italic" style:font-size-asian="12pt" style:font-style-asian="italic"/>
    </style:style>
    <style:style style:name="T150" style:family="text">
      <style:text-properties fo:color="#cc00cc" loext:opacity="100%" fo:font-size="12pt" fo:letter-spacing="-0.012cm" fo:font-style="italic" style:font-size-asian="12pt" style:font-style-asian="italic"/>
    </style:style>
    <style:style style:name="T151" style:family="text">
      <style:text-properties fo:color="#cc00cc" loext:opacity="100%" fo:font-size="12pt" fo:letter-spacing="-0.007cm" fo:font-style="italic" style:font-size-asian="12pt" style:font-style-asian="italic"/>
    </style:style>
    <style:style style:name="T152" style:family="text">
      <style:text-properties fo:color="#cc00cc" loext:opacity="100%" fo:font-size="12pt" fo:letter-spacing="0.034cm" fo:font-style="italic" style:font-size-asian="12pt" style:font-style-asian="italic"/>
    </style:style>
    <style:style style:name="T153" style:family="text">
      <style:text-properties fo:color="#cc00cc" loext:opacity="100%" fo:font-size="12pt" fo:letter-spacing="0.032cm" fo:font-style="italic" style:font-size-asian="12pt" style:font-style-asian="italic"/>
    </style:style>
    <style:style style:name="T154" style:family="text">
      <style:text-properties fo:font-size="14pt" fo:font-style="italic" style:font-size-asian="14pt" style:font-style-asian="italic"/>
    </style:style>
    <style:style style:name="T155" style:family="text">
      <style:text-properties fo:font-size="17.5pt" fo:font-style="italic" style:font-size-asian="17.5pt" style:font-style-asian="italic"/>
    </style:style>
    <style:style style:name="T156" style:family="text">
      <style:text-properties fo:letter-spacing="0.014cm" style:text-scale="105%"/>
    </style:style>
    <style:style style:name="T157" style:family="text">
      <style:text-properties fo:letter-spacing="0.012cm" style:text-scale="105%"/>
    </style:style>
    <style:style style:name="T158" style:family="text">
      <style:text-properties fo:font-size="16.5pt" style:font-size-asian="16.5pt"/>
    </style:style>
    <style:style style:name="T159" style:family="text">
      <style:text-properties fo:letter-spacing="0.083cm"/>
    </style:style>
    <style:style style:name="T160" style:family="text">
      <style:text-properties fo:letter-spacing="-0.025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72" text:outline-level="2"><text:bookmark text:name="Jean Baptiste Lasselle"/><text:span text:style-name="T1">Jean</text:span><text:span text:style-name="T2"> </text:span><text:span text:style-name="T1">Baptiste</text:span><text:span text:style-name="T2"> </text:span><text:span text:style-name="T1">Lasselle</text:span></text:h>
        <text:h text:style-name="P74" text:outline-level="3"><text:bookmark text:name="Devops Quant"/><text:span text:style-name="T3">Devops</text:span><text:span text:style-name="T4"> </text:span><text:span text:style-name="T3">Quant</text:span></text:h>
        <text:p text:style-name="P115" loext:marker-style-name="T26"/>
        <text:p text:style-name="P115" loext:marker-style-name="T26"/>
        <text:p text:style-name="P116" loext:marker-style-name="T27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01" loext:marker-style-name="T32"><text:span text:style-name="T5">Who</text:span><text:span text:style-name="T6"> </text:span><text:span text:style-name="T5">I</text:span><text:span text:style-name="T7"> </text:span><text:span text:style-name="T5">am</text:span></text:p>
            </table:table-cell>
            <table:table-cell table:style-name="Tableau1.A1" office:value-type="string">
              <text:p text:style-name="P102" loext:marker-style-name="T34"><text:span text:style-name="T34">I code with developers, I design and truns into</text:span><text:span text:style-name="T36"> </text:span><text:span text:style-name="T34">cyrbernetics</text:span><text:span text:style-name="T38"> </text:span><text:span text:style-name="T34">beings,</text:span><text:span text:style-name="T38"> </text:span><text:span text:style-name="T34">the</text:span><text:span text:style-name="T40"> </text:span><text:span text:style-name="T34">standard</text:span><text:span text:style-name="T41"> </text:span><text:span text:style-name="T34">and</text:span><text:span text:style-name="T41"> </text:span><text:span text:style-name="T34">non-standard</text:span><text:span text:style-name="T44"> </text:span><text:span text:style-name="T34">operations on infrastructures, Gitops everywhere,</text:span><text:span text:style-name="T36"> </text:span><text:span text:style-name="T34">Infrastructure</text:span><text:span text:style-name="T46"> </text:span><text:span text:style-name="T34">As</text:span><text:span text:style-name="T47"> </text:span><text:span text:style-name="T34">Code</text:span><text:span text:style-name="T47"> </text:span><text:span text:style-name="T34">fluent.</text:span></text:p>
              <text:p text:style-name="P103" loext:marker-style-name="T34"><text:span text:style-name="T34">I</text:span><text:span text:style-name="T49"> </text:span><text:span text:style-name="T34">love</text:span><text:span text:style-name="T49"> </text:span><text:span text:style-name="T34">understanding,</text:span><text:span text:style-name="T50"> </text:span><text:span text:style-name="T34">learning</text:span><text:span text:style-name="T51"> </text:span><text:span text:style-name="T34">and</text:span><text:span text:style-name="T51"> </text:span><text:span text:style-name="T34">implementing</text:span><text:span text:style-name="T44"> </text:span><text:span text:style-name="T34">new</text:span><text:span text:style-name="T47"> </text:span><text:span text:style-name="T34">ideas</text:span><text:span text:style-name="T47"> </text:span><text:span text:style-name="T34">within</text:span><text:span text:style-name="T47"> </text:span><text:span text:style-name="T34">my team,</text:span></text:p>
              <text:p text:style-name="P114" loext:marker-style-name="T34"><text:span text:style-name="T34">And</text:span><text:span text:style-name="T51"> </text:span><text:span text:style-name="T34">everywhere,</text:span><text:span text:style-name="T51"> </text:span><text:span text:style-name="T34">I</text:span><text:span text:style-name="T51"> </text:span><text:span text:style-name="T34">love</text:span><text:span text:style-name="T51"> </text:span><text:span text:style-name="T34">challenges</text:span><text:span text:style-name="T40"> </text:span><text:span text:style-name="T34">!</text:span></text:p>
            </table:table-cell>
          </table:table-row>
          <table:table-row table:style-name="Tableau1.2">
            <table:table-cell table:style-name="Tableau1.A1" office:value-type="string">
              <text:p text:style-name="P101" loext:marker-style-name="T32"><text:span text:style-name="T5">What I</text:span><text:span text:style-name="T8"> </text:span><text:span text:style-name="T5">know</text:span></text:p>
            </table:table-cell>
            <table:table-cell table:style-name="Tableau1.A1" office:value-type="string">
              <text:p text:style-name="P104" loext:marker-style-name="T34"><text:span text:style-name="T34">Kubernetes, Terraform, Pulumi, Circle CI,</text:span><text:span text:style-name="T36"> </text:span><text:span text:style-name="T47">Jenkins,</text:span><text:span text:style-name="T52"> </text:span><text:span text:style-name="T47">Openstack,</text:span><text:span text:style-name="T54"> </text:span><text:span text:style-name="T34">Ansible</text:span><text:span text:style-name="T52"> </text:span><text:span text:style-name="T34">Tower,</text:span><text:span text:style-name="T49"> </text:span><text:span text:style-name="T34">PXE</text:span><text:span text:style-name="T55"> </text:span><text:span text:style-name="T34">Booting,</text:span><text:span text:style-name="T44"> </text:span><text:span text:style-name="T34">Secrethub,</text:span><text:span text:style-name="T47"> </text:span><text:span text:style-name="T34">HashiCorp</text:span><text:span text:style-name="T46"> </text:span><text:span text:style-name="T34">Vault,</text:span><text:span text:style-name="T47"> </text:span><text:span text:style-name="T34">hubot.</text:span></text:p>
              <text:p text:style-name="P105" loext:marker-style-name="T34"><text:span text:style-name="T34">Linux</text:span><text:span text:style-name="T57"> </text:span><text:span text:style-name="T34">shell</text:span><text:span text:style-name="T57"> </text:span><text:span text:style-name="T34">bash</text:span><text:span text:style-name="T59"> </text:span><text:span text:style-name="T34">/</text:span><text:span text:style-name="T57"> </text:span><text:span text:style-name="T34">sh,</text:span><text:span text:style-name="T59"> </text:span><text:span text:style-name="T34">Ubuntu,</text:span><text:span text:style-name="T59"> </text:span><text:span text:style-name="T34">CentOS,</text:span><text:span text:style-name="T59"> </text:span><text:span text:style-name="T34">Debian,</text:span><text:span text:style-name="T44"> </text:span><text:span text:style-name="T34">Alpine</text:span></text:p>
              <text:p text:style-name="P106" loext:marker-style-name="T34"><text:span text:style-name="T34">TypeScript NodeJS, JavaScript, RxJS, Golang,</text:span><text:span text:style-name="T36"> </text:span><text:span text:style-name="T47">Python,</text:span><text:span text:style-name="T52"> </text:span><text:span text:style-name="T47">MAVEN,</text:span><text:span text:style-name="T52"> </text:span><text:span text:style-name="T47">Jboss</text:span><text:span text:style-name="T52"> </text:span><text:span text:style-name="T47">EAP,</text:span><text:span text:style-name="T52"> </text:span><text:span text:style-name="T47">Angular,</text:span><text:span text:style-name="T54"> </text:span><text:span text:style-name="T47">Tailwind</text:span><text:span text:style-name="T44"> </text:span><text:span text:style-name="T34">CSS, SvelteJS, ViteJS, Traefik, Docker, Docker</text:span><text:span text:style-name="T44"> </text:span><text:span text:style-name="T34">Compose,</text:span><text:span text:style-name="T46"> </text:span><text:span text:style-name="T34">K3D,</text:span><text:span text:style-name="T47"> </text:span><text:a xlink:type="simple" xlink:href="https://gohugo.io/" text:style-name="Default_20_Style" text:visited-style-name="Default_20_Style"><text:span text:style-name="T83">https://gohugo.io</text:span></text:a></text:p>
            </table:table-cell>
          </table:table-row>
          <table:table-row table:style-name="Tableau1.3">
            <table:table-cell table:style-name="Tableau1.A1" office:value-type="string">
              <text:p text:style-name="P101" loext:marker-style-name="T32"><text:span text:style-name="T8">I</text:span><text:span text:style-name="T9"> </text:span><text:span text:style-name="T8">usually</text:span><text:span text:style-name="T10"> </text:span><text:span text:style-name="T8">devops’n</text:span><text:span text:style-name="T11"> </text:span><text:span text:style-name="T8">CI/CD</text:span><text:span text:style-name="T9"> </text:span><text:span text:style-name="T5">with</text:span></text:p>
            </table:table-cell>
            <table:table-cell table:style-name="Tableau1.A1" office:value-type="string">
              <text:p text:style-name="P107" loext:marker-style-name="T34"><text:span text:style-name="T34">Pulumi , Terraform, Circle CI, Jenkins, Drone CI,</text:span><text:span text:style-name="T44"> </text:span><text:span text:style-name="T34">Github Actions, Ansible Tower, PXE booting,</text:span><text:span text:style-name="T36"> </text:span><text:span text:style-name="T34">Hashicrop Packer, Hashicrop Vault, FluxCD</text:span><text:span text:style-name="T36"> </text:span><text:span text:style-name="T34">Github</text:span><text:span text:style-name="T52"> </text:span><text:span text:style-name="T34">API</text:span><text:span text:style-name="T52"> </text:span><text:span text:style-name="T34">Gitlab,</text:span><text:span text:style-name="T54"> </text:span><text:span text:style-name="T34">Jenkins,</text:span><text:span text:style-name="T52"> </text:span><text:span text:style-name="T34">Artifactory,</text:span><text:span text:style-name="T52"> </text:span><text:span text:style-name="T34">MAVEN,</text:span><text:span text:style-name="T44"> </text:span><text:span text:style-name="T34">Vitejs</text:span></text:p>
            </table:table-cell>
          </table:table-row>
        </table:table>
        <text:p text:style-name="P115" loext:marker-style-name="T26"/>
        <text:p text:style-name="P115" loext:marker-style-name="T26"/>
        <text:p text:style-name="P83" loext:marker-style-name="T28"><text:bookmark text:name="In Short"/><text:span text:style-name="T12">In</text:span><text:span text:style-name="T13"> </text:span><text:span text:style-name="T12">Short</text:span></text:p>
        <text:p text:style-name="P117" loext:marker-style-name="T29"/>
        <text:p text:style-name="P84" loext:marker-style-name="T32"><text:span text:style-name="T32">I</text:span><text:span text:style-name="T43"> </text:span><text:span text:style-name="T32">started</text:span><text:span text:style-name="T61"> </text:span><text:span text:style-name="T32">as</text:span><text:span text:style-name="T61"> </text:span><text:span text:style-name="T32">a</text:span><text:span text:style-name="T61"> </text:span><text:span text:style-name="T32">Java</text:span><text:span text:style-name="T61"> </text:span><text:span text:style-name="T32">Jee</text:span><text:span text:style-name="T61"> </text:span><text:span text:style-name="T32">developers</text:span><text:span text:style-name="T61"> </text:span><text:span text:style-name="T32">15</text:span><text:span text:style-name="T61"> </text:span><text:span text:style-name="T32">years</text:span><text:span text:style-name="T61"> </text:span><text:span text:style-name="T32">ago.</text:span></text:p>
        <text:p text:style-name="P97" loext:marker-style-name="T32"><text:span text:style-name="T32">I soon got interest into CICD, and since CICD also is infrastructure, I completely fell for infra, with</text:span><text:span text:style-name="T37"> </text:span><text:span text:style-name="T32">Linux,</text:span><text:span text:style-name="T58"> </text:span><text:span text:style-name="T32">Virtual</text:span><text:span text:style-name="T60"> </text:span><text:span text:style-name="T32">Box,</text:span><text:span text:style-name="T60"> </text:span><text:span text:style-name="T32">Openstack,</text:span><text:span text:style-name="T60"> </text:span><text:span text:style-name="T32">Docker</text:span><text:span text:style-name="T60"> </text:span><text:span text:style-name="T32">and</text:span><text:span text:style-name="T60"> </text:span><text:span text:style-name="T32">Kubernetes</text:span><text:span text:style-name="T60"> </text:span><text:span text:style-name="T32">:</text:span><text:span text:style-name="T60"> </text:span><text:span text:style-name="T32">All</text:span><text:span text:style-name="T60"> </text:span><text:span text:style-name="T32">along</text:span><text:span text:style-name="T60"> </text:span><text:span text:style-name="T32">my</text:span><text:span text:style-name="T58"> </text:span><text:span text:style-name="T32">way,</text:span><text:span text:style-name="T60"> </text:span><text:span text:style-name="T32">I</text:span><text:span text:style-name="T60"> </text:span><text:span text:style-name="T32">focused</text:span><text:span text:style-name="T60"> </text:span><text:span text:style-name="T32">on</text:span><text:span text:style-name="T60"> </text:span><text:span text:style-name="T32">understanding</text:span><text:span text:style-name="T45"> </text:span><text:span text:style-name="T32">how to develop and operate softwares in a cloud world. This how I became a devops without being</text:span><text:span text:style-name="T37"> </text:span><text:span text:style-name="T32">aware, before the word even existed, and I today am</text:span><text:span text:style-name="T37"> </text:span><text:span text:style-name="T32">A Gitops Fanatic Evangelist, in love with</text:span><text:span text:style-name="T37"> </text:span><text:span text:style-name="T32">Cybernetics.</text:span></text:p>
        <text:p text:style-name="P124" loext:marker-style-name="T89"/>
        <text:p text:style-name="P84" loext:marker-style-name="T32"><text:span text:style-name="T32">One</text:span><text:span text:style-name="T61"> </text:span><text:span text:style-name="T32">of</text:span><text:span text:style-name="T43"> </text:span><text:span text:style-name="T32">my</text:span><text:span text:style-name="T43"> </text:span><text:span text:style-name="T32">main</text:span><text:span text:style-name="T43"> </text:span><text:span text:style-name="T32">goal</text:span><text:span text:style-name="T61"> </text:span><text:span text:style-name="T32">today</text:span><text:span text:style-name="T43"> </text:span><text:span text:style-name="T32">is</text:span><text:span text:style-name="T61"> </text:span><text:span text:style-name="T32">developing</text:span><text:span text:style-name="T43"> </text:span><text:span text:style-name="T32">Kubernetes</text:span><text:span text:style-name="T61"> </text:span><text:span text:style-name="T32">Operators</text:span></text:p>
      </text:section>
      <text:p text:style-name="P134" loext:marker-style-name="T91"/>
      <text:p text:style-name="P133" loext:marker-style-name="T91"/>
      <text:p text:style-name="P133" loext:marker-style-name="T91"/>
      <text:p text:style-name="P133" loext:marker-style-name="T91"/>
      <text:p text:style-name="P133" loext:marker-style-name="T91"/>
      <text:p text:style-name="P136" loext:marker-style-name="T93"/>
      <text:p text:style-name="P98" loext:marker-style-name="T94"><text:bookmark text:name="Professional Experiences"/><text:span text:style-name="T14">Professional Experiences</text:span></text:p>
      <text:p text:style-name="P138" loext:marker-style-name="T95"/>
      <text:p text:style-name="P139" loext:marker-style-name="T96"/>
      <text:h text:style-name="P75" text:outline-level="3"><text:bookmark text:name="Gravitee Source"/><text:span text:style-name="T17">Gravitee</text:span><text:span text:style-name="T18"> </text:span><text:span text:style-name="T1">Source</text:span></text:h>
      <text:p text:style-name="P120" loext:marker-style-name="T30"/>
      <text:p text:style-name="P141"><text:span text:style-name="T100">Devops</text:span><text:span text:style-name="T102"> </text:span><text:span text:style-name="T100">Engineer,</text:span><text:span text:style-name="T102"> </text:span><text:span text:style-name="T100">Kubernetes</text:span><text:span text:style-name="T102"> </text:span><text:span text:style-name="T100">Team,</text:span><text:span text:style-name="T102"> </text:span><text:span text:style-name="T100">CI</text:span><text:span text:style-name="T102"> </text:span><text:span text:style-name="T100">CD</text:span><text:span text:style-name="T104"> </text:span><text:span text:style-name="T100">Team</text:span></text:p>
      <text:p text:style-name="P142">07/2020<text:span text:style-name="T105"> </text:span>-<text:span text:style-name="T105"> </text:span>03/2022</text:p>
      <text:p text:style-name="P146" loext:marker-style-name="T108"/>
      <text:p text:style-name="P149">Devops<text:span text:style-name="T109"> </text:span>at<text:span text:style-name="T103"> </text:span>Gravitee,<text:span text:style-name="T103"> </text:span>Kubernetes<text:span text:style-name="T109"> </text:span>SME,<text:span text:style-name="T103"> </text:span>I<text:span text:style-name="T103"> </text:span>competely<text:span text:style-name="T103"> </text:span>re-designed<text:span text:style-name="T103"> </text:span>i<text:span text:style-name="T109"> </text:span>re-implemented<text:span text:style-name="T101"> </text:span>the<text:span text:style-name="T111"> </text:span>whole<text:span text:style-name="T101"> </text:span>Gravitee<text:span text:style-name="T101"> </text:span>CI<text:span text:style-name="T113"> </text:span>CD, migrating from Jenkins to Circle CI on the way. I can say that I today am a top expert about Circle<text:span text:style-name="T113"> </text:span>CI and Gitops absed CICD. I am extremely proud that I had the opportunity to work with the<text:span text:style-name="T114"> </text:span><text:a xlink:type="simple" xlink:href="https://gravitee.io/" text:style-name="Default_20_Style" text:visited-style-name="Default_20_Style"><text:span text:style-name="T86">https://gravitee.io</text:span><text:span text:style-name="T87"> </text:span></text:a>Team,<text:span text:style-name="T111"> </text:span>a<text:span text:style-name="T111"> </text:span>World<text:span text:style-name="T109"> </text:span>Class<text:span text:style-name="T109"> </text:span>Team<text:span text:style-name="T116"> </text:span>of<text:span text:style-name="T109"> </text:span>Software<text:span text:style-name="T116"> </text:span>Engineers,<text:span text:style-name="T109"> </text:span>from<text:span text:style-name="T111"> </text:span>which<text:span text:style-name="T109"> </text:span>i<text:span text:style-name="T111"> </text:span>deeply<text:span text:style-name="T109"> </text:span>learned<text:span text:style-name="T109"> </text:span>about<text:span text:style-name="T113"> </text:span>many stopics. I also there learned a lot about what is, and what brings, cybernetics in the real cloud<text:span text:style-name="T114"> </text:span>industry<text:span text:style-name="T105"> </text:span>world.</text:p>
      <text:p text:style-name="P169" loext:marker-style-name="T117"/>
      <text:p text:style-name="P85" loext:marker-style-name="T32"><text:span text:style-name="T48">Duties</text:span><text:span text:style-name="T53"> </text:span><text:span text:style-name="T48">and</text:span><text:span text:style-name="T53"> </text:span><text:span text:style-name="T48">Achievements</text:span></text:p>
      <text:p text:style-name="P125" loext:marker-style-name="T89"/>
      <text:list text:style-name="WWNum1">
        <text:list-item>
          <text:p text:style-name="P1" loext:marker-style-name="T34"><text:span text:style-name="T34">Full</text:span><text:span text:style-name="T41"> </text:span><text:span text:style-name="T34">design,</text:span><text:span text:style-name="T62"> </text:span><text:span text:style-name="T34">implementation,</text:span><text:span text:style-name="T62"> </text:span><text:span text:style-name="T34">and</text:span><text:span text:style-name="T62"> </text:span><text:span text:style-name="T34">migration</text:span><text:span text:style-name="T62"> </text:span><text:span text:style-name="T34">of</text:span><text:span text:style-name="T62"> </text:span><text:span text:style-name="T34">the</text:span><text:span text:style-name="T62"> </text:span><text:span text:style-name="T34">whole</text:span><text:span text:style-name="T57"> </text:span><text:span text:style-name="T34">of</text:span><text:span text:style-name="T62"> </text:span><text:span text:style-name="T34">the</text:span><text:span text:style-name="T62"> </text:span><text:span text:style-name="T34">Gravitee</text:span><text:span text:style-name="T57"> </text:span><text:span text:style-name="T34">CICD</text:span><text:span text:style-name="T62"> </text:span><text:span text:style-name="T34">System.</text:span><text:span text:style-name="T41"> </text:span><text:span text:style-name="T34">In</text:span><text:span text:style-name="T44"> </text:span><text:span text:style-name="T34">particular,</text:span><text:span text:style-name="T62"> </text:span><text:span text:style-name="T34">I</text:span><text:span text:style-name="T62"> </text:span><text:span text:style-name="T34">had</text:span><text:span text:style-name="T62"> </text:span><text:span text:style-name="T34">to</text:span><text:span text:style-name="T59"> </text:span><text:span text:style-name="T34">design</text:span><text:span text:style-name="T62"> </text:span><text:span text:style-name="T34">and</text:span><text:span text:style-name="T57"> </text:span><text:span text:style-name="T34">implement</text:span><text:span text:style-name="T62"> </text:span><text:span text:style-name="T34">a</text:span><text:span text:style-name="T62"> </text:span><text:span text:style-name="T34">very</text:span><text:span text:style-name="T57"> </text:span><text:span text:style-name="T34">unique</text:span><text:span text:style-name="T57"> </text:span><text:span text:style-name="T34">CICD</text:span><text:span text:style-name="T57"> </text:span><text:span text:style-name="T34">component,</text:span><text:span text:style-name="T62"> </text:span><text:span text:style-name="T34">using</text:span><text:span text:style-name="T62"> </text:span><text:span text:style-name="T34">NodeJS</text:span></text:p>
        </text:list-item>
      </text:list>
      <text:p text:style-name="P164">TypeScript<text:span text:style-name="T109"> </text:span>RxJS,<text:span text:style-name="T103"> </text:span>a<text:span text:style-name="T103"> </text:span>component<text:span text:style-name="T109"> </text:span>to<text:span text:style-name="T118"> </text:span>orchestrate<text:span text:style-name="T109"> </text:span>Pipeline<text:span text:style-name="T101"> </text:span>executions<text:span text:style-name="T101"> </text:span>in<text:span text:style-name="T103"> </text:span>a<text:span text:style-name="T103"> </text:span>multi<text:span text:style-name="T109"> </text:span>git<text:span text:style-name="T103"> </text:span>repository<text:span text:style-name="T113"> </text:span>context,<text:span text:style-name="T119"> </text:span>bringing<text:span text:style-name="T119"> </text:span>scalability<text:span text:style-name="T119"> </text:span>and<text:span text:style-name="T119"> </text:span>removing<text:span text:style-name="T119"> </text:span>Single<text:span text:style-name="T105"> </text:span>Points<text:span text:style-name="T122"> </text:span>of<text:span text:style-name="T119"> </text:span>Failures.</text:p>
      <text:list text:continue-numbering="true" text:style-name="WWNum1">
        <text:list-item>
          <text:p text:style-name="P2" loext:marker-style-name="T34"><text:span text:style-name="T34">Implementation</text:span><text:span text:style-name="T62"> </text:span><text:span text:style-name="T34">of</text:span><text:span text:style-name="T62"> </text:span><text:span text:style-name="T34">all</text:span><text:span text:style-name="T62"> </text:span><text:span text:style-name="T34">standard</text:span><text:span text:style-name="T62"> </text:span><text:span text:style-name="T34">operations</text:span><text:span text:style-name="T62"> </text:span><text:span text:style-name="T34">using</text:span><text:span text:style-name="T62"> </text:span><text:span text:style-name="T34">pure</text:span><text:span text:style-name="T59"> </text:span><text:span text:style-name="T34">infra</text:span><text:span text:style-name="T41"> </text:span><text:span text:style-name="T34">as</text:span><text:span text:style-name="T62"> </text:span><text:span text:style-name="T34">code</text:span><text:span text:style-name="T62"> </text:span><text:span text:style-name="T34">of</text:span><text:span text:style-name="T62"> </text:span><text:span text:style-name="T34">gravitee</text:span><text:span text:style-name="T57"> </text:span><text:span text:style-name="T34">hosted</text:span><text:span text:style-name="T57"> </text:span><text:span text:style-name="T34">offers</text:span><text:span text:style-name="T44"> </text:span><text:span text:style-name="T34">(deployment,</text:span><text:span text:style-name="T41"> </text:span><text:span text:style-name="T34">backup,</text:span><text:span text:style-name="T41"> </text:span><text:span text:style-name="T34">restore,</text:span><text:span text:style-name="T41"> </text:span><text:span text:style-name="T34">upgrades,</text:span><text:span text:style-name="T41"> </text:span><text:span text:style-name="T34">downgrades,</text:span><text:span text:style-name="T41"> </text:span><text:span text:style-name="T34">cloud</text:span><text:span text:style-name="T57"> </text:span><text:span text:style-name="T34">provider</text:span><text:span text:style-name="T41"> </text:span><text:span text:style-name="T34">migrations,</text:span><text:span text:style-name="T41"> </text:span><text:span text:style-name="T34">etc.).</text:span></text:p>
        </text:list-item>
        <text:list-item>
          <text:p text:style-name="P32" loext:marker-style-name="T34"><text:span text:style-name="T34">Design</text:span><text:span text:style-name="T54"> </text:span><text:span text:style-name="T34">of</text:span><text:span text:style-name="T49"> </text:span><text:span text:style-name="T34">hosted</text:span><text:span text:style-name="T49"> </text:span><text:span text:style-name="T34">saas</text:span><text:span text:style-name="T54"> </text:span><text:span text:style-name="T34">offers</text:span><text:span text:style-name="T49"> </text:span><text:span text:style-name="T34">fo</text:span><text:span text:style-name="T49"> </text:span><text:span text:style-name="T34">the</text:span><text:span text:style-name="T49"> </text:span><text:span text:style-name="T34">Gravitee</text:span><text:span text:style-name="T51"> </text:span><text:span text:style-name="T34">API</text:span><text:span text:style-name="T54"> </text:span><text:span text:style-name="T34">Gateway,</text:span></text:p>
        </text:list-item>
        <text:list-item>
          <text:p text:style-name="P34" loext:marker-style-name="T34"><text:span text:style-name="T34">Design</text:span><text:span text:style-name="T51"> </text:span><text:span text:style-name="T34">of</text:span><text:span text:style-name="T50"> </text:span><text:span text:style-name="T34">best</text:span><text:span text:style-name="T51"> </text:span><text:span text:style-name="T34">architecture</text:span><text:span text:style-name="T40"> </text:span><text:span text:style-name="T34">practices</text:span><text:span text:style-name="T50"> </text:span><text:span text:style-name="T34">for</text:span><text:span text:style-name="T63"> </text:span><text:span text:style-name="T34">Gravitee</text:span><text:span text:style-name="T51"> </text:span><text:span text:style-name="T34">API</text:span><text:span text:style-name="T51"> </text:span><text:span text:style-name="T34">Gateway</text:span><text:span text:style-name="T50"> </text:span><text:span text:style-name="T34">users.</text:span></text:p>
        </text:list-item>
        <text:list-item>
          <text:p text:style-name="P34" loext:marker-style-name="T34"><text:span text:style-name="T34">Circle</text:span><text:span text:style-name="T49"> </text:span><text:span text:style-name="T34">CI</text:span><text:span text:style-name="T49"> </text:span><text:span text:style-name="T34">Evangelist</text:span><text:span text:style-name="T49"> </text:span><text:span text:style-name="T34">for</text:span><text:span text:style-name="T49"> </text:span><text:span text:style-name="T34">the</text:span><text:span text:style-name="T49"> </text:span><text:span text:style-name="T34">Dev</text:span><text:span text:style-name="T49"> </text:span><text:span text:style-name="T34">Engineers</text:span></text:p>
        </text:list-item>
        <text:list-item>
          <text:p text:style-name="P34" loext:marker-style-name="T34"><text:span text:style-name="T34">Training</text:span><text:span text:style-name="T54"> </text:span><text:span text:style-name="T34">junior</text:span><text:span text:style-name="T54"> </text:span><text:span text:style-name="T34">devops</text:span><text:span text:style-name="T54"> </text:span><text:span text:style-name="T34">engineers</text:span></text:p>
        </text:list-item>
        <text:list-item>
          <text:p text:style-name="P34" loext:marker-style-name="T34"><text:span text:style-name="T34">Kubernetes</text:span><text:span text:style-name="T47"> </text:span><text:span text:style-name="T34">SME</text:span></text:p>
        </text:list-item>
        <text:list-item>
          <text:p text:style-name="P3" loext:marker-style-name="T34"><text:span text:style-name="T34">Level</text:span><text:span text:style-name="T50"> </text:span><text:span text:style-name="T34">3</text:span><text:span text:style-name="T40"> </text:span><text:span text:style-name="T34">Support</text:span><text:span text:style-name="T40"> </text:span><text:span text:style-name="T34">niveau</text:span><text:span text:style-name="T40"> </text:span><text:span text:style-name="T34">3</text:span><text:span text:style-name="T64"> </text:span><text:span text:style-name="T34">for</text:span><text:span text:style-name="T40"> </text:span><text:span text:style-name="T34">Gravitee</text:span><text:span text:style-name="T41"> </text:span><text:span text:style-name="T34">Customers,</text:span><text:span text:style-name="T40"> </text:span><text:span text:style-name="T34">example</text:span><text:span text:style-name="T41"> </text:span><text:span text:style-name="T34">:</text:span><text:span text:style-name="T40"> </text:span><text:span text:style-name="T34">design</text:span><text:span text:style-name="T38"> </text:span><text:span text:style-name="T34">and</text:span><text:span text:style-name="T38"> </text:span><text:span text:style-name="T34">provisioning</text:span><text:span text:style-name="T40"> </text:span><text:span text:style-name="T34">of</text:span><text:span text:style-name="T38"> </text:span><text:span text:style-name="T34">a</text:span><text:span text:style-name="T38"> </text:span><text:span text:style-name="T34">VPN</text:span><text:span text:style-name="T44"> </text:span><text:span text:style-name="T34">Gateway</text:span><text:span text:style-name="T47"> </text:span><text:span text:style-name="T34">between</text:span><text:span text:style-name="T47"> </text:span><text:span text:style-name="T34">Azure</text:span><text:span text:style-name="T47"> </text:span><text:span text:style-name="T34">and</text:span><text:span text:style-name="T47"> </text:span><text:span text:style-name="T34">Google</text:span><text:span text:style-name="T47"> </text:span><text:span text:style-name="T34">GCP</text:span></text:p>
        </text:list-item>
      </text:list>
      <text:p text:style-name="P170" loext:marker-style-name="T124"/>
      <text:p text:style-name="P86" loext:marker-style-name="T32"><text:span text:style-name="T33">Tech</text:span><text:span text:style-name="T33"/></text:p>
      <text:p text:style-name="P126" loext:marker-style-name="T89"/>
      <text:list text:continue-numbering="true" text:style-name="WWNum1">
        <text:list-item>
          <text:p text:style-name="P36" loext:marker-style-name="T34"><text:span text:style-name="T34">Devops</text:span><text:span text:style-name="T38"> </text:span><text:span text:style-name="T34">stack</text:span><text:span text:style-name="T57"> </text:span><text:span text:style-name="T34">:</text:span><text:span text:style-name="T41"> </text:span><text:span text:style-name="T34">Pulumi,</text:span><text:span text:style-name="T38"> </text:span><text:span text:style-name="T34">Terraform,</text:span><text:span text:style-name="T62"> </text:span><text:span text:style-name="T34">Helm,</text:span><text:span text:style-name="T41"> </text:span><text:span text:style-name="T34">Docker,</text:span><text:span text:style-name="T41"> </text:span><text:span text:style-name="T34">Kubernetes,</text:span><text:span text:style-name="T38"> </text:span><text:span text:style-name="T34">K3D,</text:span><text:span text:style-name="T41"> </text:span><text:span text:style-name="T34">Azure</text:span><text:span text:style-name="T40"> </text:span><text:span text:style-name="T34">AKS,</text:span><text:span text:style-name="T41"> </text:span><text:span text:style-name="T34">AWS</text:span><text:span text:style-name="T38"> </text:span><text:span text:style-name="T34">EKS,</text:span><text:span text:style-name="T44"> </text:span><text:span text:style-name="T34">FluxCD.</text:span></text:p>
        </text:list-item>
        <text:list-item>
          <text:p text:style-name="P47" loext:marker-style-name="T34"><text:span text:style-name="T34">OS</text:span><text:span text:style-name="T59"> </text:span><text:span text:style-name="T34">:</text:span><text:span text:style-name="T59"> </text:span><text:span text:style-name="T34">Debian,</text:span><text:span text:style-name="T46"> </text:span><text:span text:style-name="T34">alpine,</text:span><text:span text:style-name="T46"> </text:span><text:span text:style-name="T34">and</text:span><text:span text:style-name="T47"> </text:span><text:span text:style-name="T34">many</text:span><text:span text:style-name="T59"> </text:span><text:span text:style-name="T34">dockerized</text:span><text:span text:style-name="T46"> </text:span><text:span text:style-name="T34">Linux</text:span><text:span text:style-name="T46"> </text:span><text:span text:style-name="T34">distros</text:span></text:p>
        </text:list-item>
        <text:list-item>
          <text:p text:style-name="P48" loext:marker-style-name="T34"><text:span text:style-name="T34">Dev</text:span><text:span text:style-name="T59"> </text:span><text:span text:style-name="T34">stack</text:span><text:span text:style-name="T47"> </text:span><text:span text:style-name="T34">:</text:span><text:span text:style-name="T65"> </text:span><text:span text:style-name="T34">NodeJS</text:span><text:span text:style-name="T59"> </text:span><text:span text:style-name="T34">TypeScript,</text:span><text:span text:style-name="T59"> </text:span><text:span text:style-name="T34">Python,</text:span><text:span text:style-name="T59"> </text:span><text:span text:style-name="T34">bash</text:span><text:span text:style-name="T59"> </text:span><text:span text:style-name="T34">/sh</text:span><text:span text:style-name="T46"> </text:span><text:span text:style-name="T34">shell,</text:span><text:span text:style-name="T59"> </text:span><text:span text:style-name="T34">Golang.</text:span></text:p>
        </text:list-item>
      </text:list>
      <text:h text:style-name="P76" text:outline-level="3"><text:bookmark text:name="CRESH.EU"/><text:span text:style-name="T19">CRESH.EU</text:span></text:h>
      <text:p text:style-name="P121" loext:marker-style-name="T30"/>
      <text:p text:style-name="P143"><text:span text:style-name="T100">Devops</text:span><text:span text:style-name="T126"> </text:span><text:span text:style-name="T100">Engineer</text:span></text:p>
      <text:p text:style-name="P142">05/2020 – 08/2019</text:p>
      <text:p text:style-name="P146" loext:marker-style-name="T108"/>
      <text:p text:style-name="P152">At <text:a xlink:type="simple" xlink:href="https://cresh.eu/" text:style-name="Default_20_Style" text:visited-style-name="Default_20_Style"><text:span text:style-name="T86">https://cresh.eu</text:span></text:a>, a small french Startup, I worked on designing and implementing the entire Cloud<text:span text:style-name="T114"> </text:span>Infrastruture,<text:span text:style-name="T109"> </text:span>100<text:span text:style-name="T101"> </text:span>%<text:span text:style-name="T103"> </text:span>Kubernetes<text:span text:style-name="T103"> </text:span>based<text:span text:style-name="T109"> </text:span>:<text:span text:style-name="T103"> </text:span>Cresh<text:span text:style-name="T109"> </text:span>offer<text:span text:style-name="T103"> </text:span>is<text:span text:style-name="T109"> </text:span>a<text:span text:style-name="T109"> </text:span>SAS<text:span text:style-name="T103"> </text:span>Offer,<text:span text:style-name="T109"> </text:span>an<text:span text:style-name="T101"> </text:span>innovative<text:span text:style-name="T111"> </text:span>b2b<text:span text:style-name="T103"> </text:span>payment<text:span text:style-name="T109"> </text:span>solution.<text:span text:style-name="T113"> </text:span>AWS EKS, Helm deployment of dev’s work, Gravitee API Gateway. <text:a xlink:type="simple" xlink:href="https://gravitee.io/" text:style-name="Default_20_Style" text:visited-style-name="Default_20_Style"><text:span text:style-name="T86">https://gravitee.io</text:span><text:span text:style-name="T88"> </text:span></text:a>founders heard<text:span text:style-name="T114"> </text:span>of<text:span text:style-name="T105"> </text:span>me<text:span text:style-name="T105"> </text:span>because<text:span text:style-name="T105"> </text:span>of<text:span text:style-name="T105"> </text:span>the<text:span text:style-name="T114"> </text:span>work I did<text:span text:style-name="T105"> </text:span>there<text:span text:style-name="T105"> </text:span>at cresh.</text:p>
      <text:p text:style-name="P128" loext:marker-style-name="T90"/>
      <text:p text:style-name="P153">Small<text:span text:style-name="T103"> </text:span>Startup<text:span text:style-name="T101"> </text:span>when<text:span text:style-name="T101"> </text:span>I<text:span text:style-name="T103"> </text:span>helped<text:span text:style-name="T118"> </text:span>them,<text:span text:style-name="T101"> </text:span>I<text:span text:style-name="T101"> </text:span>was<text:span text:style-name="T101"> </text:span>at<text:span text:style-name="T101"> </text:span>the<text:span text:style-name="T109"> </text:span>time<text:span text:style-name="T103"> </text:span>the<text:span text:style-name="T118"> </text:span>only<text:span text:style-name="T103"> </text:span>devops<text:span text:style-name="T101"> </text:span>engineer,<text:span text:style-name="T101"> </text:span>and<text:span text:style-name="T101"> </text:span>massively<text:span text:style-name="T118"> </text:span>used<text:span text:style-name="T113"> </text:span>Pulumi<text:span text:style-name="T105"> </text:span>and Terraform.</text:p>
      <text:p text:style-name="P129" loext:marker-style-name="T90"/>
      <text:p text:style-name="P153">Having<text:span text:style-name="T103"> </text:span>major<text:span text:style-name="T101"> </text:span>architecture<text:span text:style-name="T101"> </text:span>and<text:span text:style-name="T103"> </text:span>technical<text:span text:style-name="T109"> </text:span>points<text:span text:style-name="T103"> </text:span>of<text:span text:style-name="T103"> </text:span>disagreement<text:span text:style-name="T103"> </text:span>with<text:span text:style-name="T101"> </text:span>the<text:span text:style-name="T109"> </text:span>CTO,<text:span text:style-name="T103"> </text:span>we<text:span text:style-name="T109"> </text:span>together<text:span text:style-name="T101"> </text:span>agreed<text:span text:style-name="T103"> </text:span>to<text:span text:style-name="T113"> </text:span>end<text:span text:style-name="T105"> </text:span>our collaboration.</text:p>
      <text:p text:style-name="P130" loext:marker-style-name="T90"/>
      <text:p text:style-name="P84" loext:marker-style-name="T32"><text:span text:style-name="T48">Duties</text:span><text:span text:style-name="T53"> </text:span><text:span text:style-name="T48">and</text:span><text:span text:style-name="T53"> </text:span><text:span text:style-name="T48">Achievements</text:span></text:p>
      <text:list text:continue-numbering="true" text:style-name="WWNum1">
        <text:list-item>
          <text:p text:style-name="P50" loext:marker-style-name="T34"><text:span text:style-name="T34">Devops</text:span><text:span text:style-name="T41"> </text:span><text:span text:style-name="T34">SME</text:span><text:span text:style-name="T38"> </text:span><text:span text:style-name="T34">/</text:span><text:span text:style-name="T41"> </text:span><text:span text:style-name="T34">Cloud</text:span><text:span text:style-name="T41"> </text:span><text:span text:style-name="T34">Architect,</text:span><text:span text:style-name="T62"> </text:span><text:span text:style-name="T34">full</text:span><text:span text:style-name="T41"> </text:span><text:span text:style-name="T34">infrastructure</text:span><text:span text:style-name="T62"> </text:span><text:span text:style-name="T34">design</text:span></text:p>
        </text:list-item>
        <text:list-item>
          <text:p text:style-name="P34" loext:marker-style-name="T34"><text:span text:style-name="T34">Kubernetes</text:span><text:span text:style-name="T59"> </text:span><text:span text:style-name="T34">SME</text:span></text:p>
        </text:list-item>
        <text:list-item>
          <text:p text:style-name="P51" loext:marker-style-name="T34"><text:span text:style-name="T34">Main</text:span><text:span text:style-name="T49"> </text:span><text:span text:style-name="T34">Kubernetes</text:span><text:span text:style-name="T49"> </text:span><text:span text:style-name="T34">Cluster</text:span><text:span text:style-name="T51"> </text:span><text:span text:style-name="T34">Terrfaformation</text:span><text:span text:style-name="T49"> </text:span><text:span text:style-name="T34">Automation.</text:span></text:p>
        </text:list-item>
      </text:list>
      <text:p text:style-name="P87" loext:marker-style-name="T32"><text:span text:style-name="T33">Technique</text:span><text:span text:style-name="T33"/></text:p>
      <text:list text:continue-numbering="true" text:style-name="WWNum1">
        <text:list-item>
          <text:p text:style-name="P49" loext:marker-style-name="T34"><text:span text:style-name="T34">Devops</text:span><text:span text:style-name="T51"> </text:span><text:span text:style-name="T34">stack</text:span><text:span text:style-name="T41"> </text:span><text:span text:style-name="T34">:</text:span><text:span text:style-name="T51"> </text:span><text:span text:style-name="T34">Pulumi,</text:span><text:span text:style-name="T50"> </text:span><text:span text:style-name="T34">Helm,</text:span><text:span text:style-name="T50"> </text:span><text:span text:style-name="T34">Docker,</text:span><text:span text:style-name="T40"> </text:span><text:span text:style-name="T34">Kubernetes,</text:span><text:span text:style-name="T66"> </text:span><text:span text:style-name="T34">AWS</text:span><text:span text:style-name="T50"> </text:span><text:span text:style-name="T34">EKS,</text:span><text:span text:style-name="T50"> </text:span><text:span text:style-name="T34">Gravitee</text:span><text:span text:style-name="T51"> </text:span><text:span text:style-name="T34">API</text:span><text:span text:style-name="T50"> </text:span><text:span text:style-name="T34">Gateway.</text:span></text:p>
        </text:list-item>
        <text:list-item>
          <text:p text:style-name="P52" loext:marker-style-name="T34"><text:span text:style-name="T34">OS : Debian,</text:span><text:span text:style-name="T67"> </text:span><text:span text:style-name="T34">Alpine.</text:span></text:p>
        </text:list-item>
        <text:list-item>
          <text:p text:style-name="P48" loext:marker-style-name="T34"><text:span text:style-name="T34">Dev</text:span><text:span text:style-name="T59"> </text:span><text:span text:style-name="T34">stack</text:span><text:span text:style-name="T47"> </text:span><text:span text:style-name="T34">:</text:span><text:span text:style-name="T68"> </text:span><text:span text:style-name="T34">NodeJS</text:span><text:span text:style-name="T59"> </text:span><text:span text:style-name="T34">TypeScript,</text:span><text:span text:style-name="T46"> </text:span><text:span text:style-name="T34">bash</text:span><text:span text:style-name="T59"> </text:span><text:span text:style-name="T34">/sh</text:span><text:span text:style-name="T59"> </text:span><text:span text:style-name="T34">shell.</text:span></text:p>
        </text:list-item>
      </text:list>
      <text:p text:style-name="P169" loext:marker-style-name="T117"/>
      <text:h text:style-name="P77" text:outline-level="3"><text:bookmark text:name="SFR"/><text:span text:style-name="T19">SFR</text:span></text:h>
      <text:p text:style-name="P122" loext:marker-style-name="T30"/>
      <text:p text:style-name="P143"><text:span text:style-name="T100">Devops</text:span><text:span text:style-name="T128"> </text:span><text:span text:style-name="T100">Engineer,</text:span><text:span text:style-name="T128"> </text:span><text:span text:style-name="T100">CI</text:span><text:span text:style-name="T128"> </text:span><text:span text:style-name="T100">CD</text:span></text:p>
      <text:p text:style-name="P142">07/2019<text:span text:style-name="T105"> </text:span>–<text:span text:style-name="T105"> </text:span>10/2019</text:p>
      <text:p text:style-name="P146" loext:marker-style-name="T108"/>
      <text:p text:style-name="P156">Devops<text:span text:style-name="T109"> </text:span>contractor<text:span text:style-name="T109"> </text:span>at<text:span text:style-name="T109"> </text:span>SFR<text:span text:style-name="T109"> </text:span>(French<text:span text:style-name="T103"> </text:span>ISP<text:span text:style-name="T109"> </text:span>and<text:span text:style-name="T109"> </text:span>phone<text:span text:style-name="T109"> </text:span>operator),<text:span text:style-name="T103"> </text:span>Cisco<text:span text:style-name="T109"> </text:span>NSO<text:span text:style-name="T109"> </text:span>project<text:span text:style-name="T109"> </text:span>Team<text:span text:style-name="T111"> </text:span>(SDN)in<text:span text:style-name="T109"> </text:span>charge<text:span text:style-name="T113"> </text:span>of<text:span text:style-name="T105"> </text:span>datacenter<text:span text:style-name="T114"> </text:span>deployment<text:span text:style-name="T105"> </text:span>automation and operations.</text:p>
      <text:p text:style-name="P130" loext:marker-style-name="T90"/>
      <text:p text:style-name="P84" loext:marker-style-name="T32"><text:span text:style-name="T48">Duties</text:span><text:span text:style-name="T53"> </text:span><text:span text:style-name="T48">and</text:span><text:span text:style-name="T53"> </text:span><text:span text:style-name="T48">Achievements</text:span></text:p>
      <text:p text:style-name="P127" loext:marker-style-name="T89"/>
      <text:list text:continue-numbering="true" text:style-name="WWNum1">
        <text:list-item>
          <text:p text:style-name="P4" loext:marker-style-name="T34"><text:span text:style-name="T34">I</text:span><text:span text:style-name="T40"> </text:span><text:span text:style-name="T34">worked</text:span><text:span text:style-name="T38"> </text:span><text:span text:style-name="T34">on</text:span><text:span text:style-name="T38"> </text:span><text:span text:style-name="T34">designing</text:span><text:span text:style-name="T38"> </text:span><text:span text:style-name="T34">and</text:span><text:span text:style-name="T38"> </text:span><text:span text:style-name="T34">deploying</text:span><text:span text:style-name="T38"> </text:span><text:span text:style-name="T34">a</text:span><text:span text:style-name="T40"> </text:span><text:span text:style-name="T34">full</text:span><text:span text:style-name="T40"> </text:span><text:span text:style-name="T34">devops</text:span><text:span text:style-name="T40"> </text:span><text:span text:style-name="T34">stack,</text:span><text:span text:style-name="T38"> </text:span><text:span text:style-name="T34">for</text:span><text:span text:style-name="T38"> </text:span><text:span text:style-name="T34">developers</text:span><text:span text:style-name="T38"> </text:span><text:span text:style-name="T34">to</text:span><text:span text:style-name="T40"> </text:span><text:span text:style-name="T34">git</text:span><text:span text:style-name="T40"> </text:span><text:span text:style-name="T34">push</text:span><text:span text:style-name="T40"> </text:span><text:span text:style-name="T34">their</text:span><text:span text:style-name="T41"> </text:span><text:span text:style-name="T34">Python</text:span><text:span text:style-name="T44"> </text:span><text:span text:style-name="T34">source</text:span><text:span text:style-name="T62"> </text:span><text:span text:style-name="T34">code,</text:span><text:span text:style-name="T62"> </text:span><text:span text:style-name="T34">ending</text:span><text:span text:style-name="T62"> </text:span><text:span text:style-name="T34">with</text:span><text:span text:style-name="T62"> </text:span><text:span text:style-name="T34">their</text:span><text:span text:style-name="T57"> </text:span><text:span text:style-name="T34">code</text:span><text:span text:style-name="T41"> </text:span><text:span text:style-name="T34">deployment</text:span><text:span text:style-name="T41"> </text:span><text:span text:style-name="T34">to</text:span><text:span text:style-name="T62"> </text:span><text:span text:style-name="T34">production</text:span><text:span text:style-name="T41"> </text:span><text:span text:style-name="T34">Cisco</text:span><text:span text:style-name="T62"> </text:span><text:span text:style-name="T34">NSO</text:span><text:span text:style-name="T41"> </text:span><text:span text:style-name="T34">devices.</text:span><text:span text:style-name="T57"> </text:span><text:span text:style-name="T34">I</text:span><text:span text:style-name="T41"> </text:span><text:span text:style-name="T34">even</text:span><text:span text:style-name="T57"> </text:span><text:span text:style-name="T34">had,</text:span></text:p>
        </text:list-item>
      </text:list>
      <text:p text:style-name="P165">on<text:span text:style-name="T129"> </text:span>the<text:span text:style-name="T118"> </text:span>SFR<text:span text:style-name="T122"> </text:span>request,<text:span text:style-name="T129"> </text:span>to<text:span text:style-name="T119"> </text:span>build<text:span text:style-name="T129"> </text:span>from<text:span text:style-name="T122"> </text:span>source<text:span text:style-name="T118"> </text:span>docker<text:span text:style-name="T129"> </text:span>registry<text:span text:style-name="T122"> </text:span>it<text:span text:style-name="T118"> </text:span>self :<text:span text:style-name="T118"> </text:span>SFR<text:span text:style-name="T122"> </text:span>needed<text:span text:style-name="T129"> </text:span>its<text:span text:style-name="T129"> </text:span>CICD<text:span text:style-name="T122"> </text:span>platform<text:span text:style-name="T113"> </text:span>to<text:span text:style-name="T129"> </text:span>be<text:span text:style-name="T129"> </text:span>"fully<text:span text:style-name="T122"> </text:span>built<text:span text:style-name="T118"> </text:span>from<text:span text:style-name="T122"> </text:span>source"<text:span text:style-name="T119"> </text:span>(docker,<text:span text:style-name="T122"> </text:span>registry,<text:span text:style-name="T129"> </text:span>etc.),<text:span text:style-name="T122"> </text:span>and<text:span text:style-name="T119"> </text:span>that,<text:span text:style-name="T129"> </text:span>for<text:span text:style-name="T122"> </text:span>security<text:span text:style-name="T122"> </text:span>constraints.</text:p>
      <text:list text:continue-numbering="true" text:style-name="WWNum1">
        <text:list-item>
          <text:p text:style-name="P5" loext:marker-style-name="T34"><text:span text:style-name="T34">I was a CI/CD evangelist on this Cisco NSO project (networks engineers do not have the same</text:span><text:span text:style-name="T44"> </text:span><text:span text:style-name="T34">culture</text:span><text:span text:style-name="T57"> </text:span><text:span text:style-name="T34">as</text:span><text:span text:style-name="T57"> </text:span><text:span text:style-name="T34">Dev</text:span><text:span text:style-name="T57"> </text:span><text:span text:style-name="T34">Engineers,</text:span><text:span text:style-name="T57"> </text:span><text:span text:style-name="T34">to</text:span><text:span text:style-name="T57"> </text:span><text:span text:style-name="T34">say</text:span><text:span text:style-name="T57"> </text:span><text:span text:style-name="T34">the</text:span><text:span text:style-name="T62"> </text:span><text:span text:style-name="T34">least).</text:span><text:span text:style-name="T59"> </text:span><text:span text:style-name="T34">This</text:span><text:span text:style-name="T57"> </text:span><text:span text:style-name="T34">included</text:span><text:span text:style-name="T59"> </text:span><text:span text:style-name="T34">introducing</text:span><text:span text:style-name="T57"> </text:span><text:span text:style-name="T34">and</text:span><text:span text:style-name="T57"> </text:span><text:span text:style-name="T34">training</text:span><text:span text:style-name="T59"> </text:span><text:span text:style-name="T34">network</text:span></text:p>
        </text:list-item>
      </text:list>
      <text:p text:style-name="P166">engineers<text:span text:style-name="T103"> </text:span>on<text:span text:style-name="T103"> </text:span>git,<text:span text:style-name="T103"> </text:span>and<text:span text:style-name="T101"> </text:span>why<text:span text:style-name="T103"> </text:span>Gitlab<text:span text:style-name="T103"> </text:span>and<text:span text:style-name="T103"> </text:span>Github<text:span text:style-name="T103"> </text:span>are<text:span text:style-name="T101"> </text:span>our<text:span text:style-name="T103"> </text:span>everyday<text:span text:style-name="T103"> </text:span>Facebook<text:span text:style-name="T103"> </text:span>(As<text:span text:style-name="T103"> </text:span>I<text:span text:style-name="T103"> </text:span>use<text:span text:style-name="T101"> </text:span>to<text:span text:style-name="T103"> </text:span>say,<text:span text:style-name="T113"> </text:span>Facebook<text:span text:style-name="T105"> </text:span>is<text:span text:style-name="T105"> </text:span>our<text:span text:style-name="T105"> </text:span>today’s<text:span text:style-name="T105"> </text:span>real<text:span text:style-name="T105"> </text:span>office)</text:p>
      <text:list text:continue-numbering="true" text:style-name="WWNum1">
        <text:list-item>
          <text:p text:style-name="P6" loext:marker-style-name="T34"><text:span text:style-name="T34">I</text:span><text:span text:style-name="T41"> </text:span><text:span text:style-name="T34">designed</text:span><text:span text:style-name="T62"> </text:span><text:span text:style-name="T34">git</text:span><text:span text:style-name="T41"> </text:span><text:span text:style-name="T34">workflows,</text:span><text:span text:style-name="T62"> </text:span><text:span text:style-name="T34">trained</text:span><text:span text:style-name="T57"> </text:span><text:span text:style-name="T34">on</text:span><text:span text:style-name="T62"> </text:span><text:span text:style-name="T34">how</text:span><text:span text:style-name="T62"> </text:span><text:span text:style-name="T34">to</text:span><text:span text:style-name="T57"> </text:span><text:span text:style-name="T34">operate</text:span><text:span text:style-name="T41"> </text:span><text:span text:style-name="T34">Gitlab</text:span><text:span text:style-name="T41"> </text:span><text:span text:style-name="T34">EE</text:span><text:span text:style-name="T57"> </text:span><text:span text:style-name="T34">as</text:span><text:span text:style-name="T62"> </text:span><text:span text:style-name="T34">an</text:span><text:span text:style-name="T62"> </text:span><text:span text:style-name="T34">infrastructure</text:span><text:span text:style-name="T41"> </text:span><text:span text:style-name="T34">on</text:span><text:span text:style-name="T62"> </text:span><text:span text:style-name="T34">premise</text:span><text:span text:style-name="T47"> </text:span><text:span text:style-name="T34">:</text:span><text:span text:style-name="T44"> </text:span><text:span text:style-name="T34">software</text:span><text:span text:style-name="T62"> </text:span><text:span text:style-name="T34">engineers</text:span><text:span text:style-name="T62"> </text:span><text:span text:style-name="T34">at</text:span><text:span text:style-name="T62"> </text:span><text:span text:style-name="T34">SFR,</text:span><text:span text:style-name="T62"> </text:span><text:span text:style-name="T34">were</text:span><text:span text:style-name="T62"> </text:span><text:span text:style-name="T34">in</text:span><text:span text:style-name="T62"> </text:span><text:span text:style-name="T34">charge</text:span><text:span text:style-name="T57"> </text:span><text:span text:style-name="T34">of</text:span><text:span text:style-name="T41"> </text:span><text:span text:style-name="T34">operating</text:span><text:span text:style-name="T62"> </text:span><text:span text:style-name="T34">Gitlab</text:span><text:span text:style-name="T62"> </text:span><text:span text:style-name="T34">EE</text:span><text:span text:style-name="T57"> </text:span><text:span text:style-name="T34">because</text:span><text:span text:style-name="T41"> </text:span><text:span text:style-name="T34">their</text:span><text:span text:style-name="T41"> </text:span><text:span text:style-name="T34">team</text:span><text:span text:style-name="T62"> </text:span><text:span text:style-name="T34">owned</text:span><text:span text:style-name="T57"> </text:span><text:span text:style-name="T34">it</text:span></text:p>
        </text:list-item>
        <text:list-item>
          <text:p text:style-name="P7" loext:marker-style-name="T34"><text:span text:style-name="T34">I</text:span><text:span text:style-name="T62"> </text:span><text:span text:style-name="T34">took</text:span><text:span text:style-name="T62"> </text:span><text:span text:style-name="T34">a</text:span><text:span text:style-name="T41"> </text:span><text:span text:style-name="T34">Cisco</text:span><text:span text:style-name="T62"> </text:span><text:span text:style-name="T34">NSO</text:span><text:span text:style-name="T62"> </text:span><text:span text:style-name="T34">training</text:span><text:span text:style-name="T62"> </text:span><text:span text:style-name="T34">session</text:span><text:span text:style-name="T57"> </text:span><text:span text:style-name="T34">at</text:span><text:span text:style-name="T41"> </text:span><text:span text:style-name="T34">Cisco,</text:span><text:span text:style-name="T62"> </text:span><text:span text:style-name="T34">on</text:span><text:span text:style-name="T62"> </text:span><text:span text:style-name="T34">how</text:span><text:span text:style-name="T62"> </text:span><text:span text:style-name="T34">to</text:span><text:span text:style-name="T62"> </text:span><text:span text:style-name="T34">automate</text:span><text:span text:style-name="T57"> </text:span><text:span text:style-name="T34">bare</text:span><text:span text:style-name="T57"> </text:span><text:span text:style-name="T34">metal</text:span><text:span text:style-name="T41"> </text:span><text:span text:style-name="T34">provisioning</text:span><text:span text:style-name="T62"> </text:span><text:span text:style-name="T34">of</text:span><text:span text:style-name="T44"> </text:span><text:span text:style-name="T34">Cisco</text:span><text:span text:style-name="T46"> </text:span><text:span text:style-name="T34">NSO</text:span><text:span text:style-name="T47"> </text:span><text:span text:style-name="T34">Clusters,</text:span><text:span text:style-name="T46"> </text:span><text:span text:style-name="T34">in</text:span><text:span text:style-name="T47"> </text:span><text:span text:style-name="T34">« Issy</text:span><text:span text:style-name="T47"> </text:span><text:span text:style-name="T34">les</text:span><text:span text:style-name="T46"> </text:span><text:span text:style-name="T34">Moulineaux</text:span><text:span text:style-name="T47"> </text:span><text:span text:style-name="T34">»</text:span><text:span text:style-name="T46"> </text:span><text:span text:style-name="T34">a French city</text:span><text:span text:style-name="T46"> </text:span><text:span text:style-name="T34">close</text:span><text:span text:style-name="T46"> </text:span><text:span text:style-name="T34">to</text:span><text:span text:style-name="T47"> </text:span><text:span text:style-name="T34">Paris.</text:span></text:p>
        </text:list-item>
        <text:list-item>
          <text:p text:style-name="P53" loext:marker-style-name="T34"><text:span text:style-name="T34">With</text:span><text:span text:style-name="T62"> </text:span><text:span text:style-name="T34">those</text:span><text:span text:style-name="T57"> </text:span><text:span text:style-name="T34">duties,</text:span><text:span text:style-name="T57"> </text:span><text:span text:style-name="T34">I</text:span><text:span text:style-name="T57"> </text:span><text:span text:style-name="T34">worked</text:span><text:span text:style-name="T62"> </text:span><text:span text:style-name="T34">with</text:span><text:span text:style-name="T59"> </text:span><text:span text:style-name="T34">more</text:span><text:span text:style-name="T57"> </text:span><text:span text:style-name="T34">than</text:span><text:span text:style-name="T62"> </text:span><text:span text:style-name="T34">100</text:span><text:span text:style-name="T57"> </text:span><text:span text:style-name="T34">engineers,</text:span><text:span text:style-name="T57"> </text:span><text:span text:style-name="T34">coming</text:span><text:span text:style-name="T62"> </text:span><text:span text:style-name="T34">from</text:span><text:span text:style-name="T62"> </text:span><text:span text:style-name="T34">3</text:span><text:span text:style-name="T62"> </text:span><text:span text:style-name="T34">different</text:span><text:span text:style-name="T62"> </text:span><text:span text:style-name="T34">teams</text:span><text:span text:style-name="T47"> </text:span><text:span text:style-name="T34">:</text:span><text:span text:style-name="T62"> </text:span><text:span text:style-name="T34">pure</text:span><text:span text:style-name="T44"> </text:span><text:span text:style-name="T34">Infrastructure team (those who own the OpenStack), software development teams, network</text:span><text:span text:style-name="T36"> </text:span><text:span text:style-name="T34">engineers</text:span><text:span text:style-name="T47"> </text:span><text:span text:style-name="T34">team</text:span></text:p>
        </text:list-item>
      </text:list>
      <text:p text:style-name="P169" loext:marker-style-name="T117"/>
      <text:p text:style-name="P171" loext:marker-style-name="T131"/>
      <text:p text:style-name="P84" loext:marker-style-name="T32"><text:span text:style-name="T33">Tech</text:span><text:span text:style-name="T33"/></text:p>
      <text:p text:style-name="P126" loext:marker-style-name="T89"/>
      <text:list text:continue-numbering="true" text:style-name="WWNum1">
        <text:list-item>
          <text:p text:style-name="P37" loext:marker-style-name="T34"><text:span text:style-name="T34">Devops</text:span><text:span text:style-name="T62"> </text:span><text:span text:style-name="T34">stack</text:span><text:span text:style-name="T47"> </text:span><text:span text:style-name="T34">:</text:span><text:span text:style-name="T57"> </text:span><text:span text:style-name="T34">Ansible,</text:span><text:span text:style-name="T62"> </text:span><text:span text:style-name="T34">Docker,</text:span><text:span text:style-name="T57"> </text:span><text:span text:style-name="T34">Gitlab</text:span><text:span text:style-name="T59"> </text:span><text:span text:style-name="T34">EE,</text:span><text:span text:style-name="T62"> </text:span><text:span text:style-name="T34">Jenkins</text:span><text:span text:style-name="T57"> </text:span><text:span text:style-name="T34">Pipelines,</text:span><text:span text:style-name="T57"> </text:span><text:span text:style-name="T34">LVM,</text:span><text:span text:style-name="T57"> </text:span><text:span text:style-name="T34">Cisco</text:span><text:span text:style-name="T57"> </text:span><text:span text:style-name="T34">NSO,</text:span><text:span text:style-name="T62"> </text:span><text:span text:style-name="T34">Cisco</text:span><text:span text:style-name="T44"> </text:span><text:span text:style-name="T34">KUBAM</text:span><text:span text:style-name="T47"> </text:span><text:span text:style-name="T34">pour le PXEless</text:span><text:span text:style-name="T47"> </text:span><text:span text:style-name="T34">boot, SSH</text:span><text:span text:style-name="T47"> </text:span><text:span text:style-name="T34">Bastions.</text:span></text:p>
        </text:list-item>
        <text:list-item>
          <text:p text:style-name="P47" loext:marker-style-name="T34"><text:span text:style-name="T34">OS</text:span><text:span text:style-name="T59"> </text:span><text:span text:style-name="T34">:</text:span><text:span text:style-name="T57"> </text:span><text:span text:style-name="T34">Windows,</text:span><text:span text:style-name="T46"> </text:span><text:span text:style-name="T34">Linux</text:span><text:span text:style-name="T59"> </text:span><text:span text:style-name="T34">CentOS</text:span><text:span text:style-name="T59"> </text:span><text:span text:style-name="T34">7</text:span></text:p>
        </text:list-item>
        <text:list-item>
          <text:p text:style-name="P48" loext:marker-style-name="T34"><text:span text:style-name="T34">Dev</text:span><text:span text:style-name="T67"> </text:span><text:span text:style-name="T34">stack</text:span><text:span text:style-name="T69"> </text:span><text:span text:style-name="T34">:</text:span><text:span text:style-name="T70"> </text:span><text:span text:style-name="T34">Python</text:span><text:span text:style-name="T70"> </text:span><text:span text:style-name="T34">2</text:span><text:span text:style-name="T67"> </text:span><text:span text:style-name="T34">Python</text:span><text:span text:style-name="T69"> </text:span><text:span text:style-name="T34">3</text:span><text:span text:style-name="T67"> </text:span><text:span text:style-name="T34">PyEnv</text:span><text:span text:style-name="T69"> </text:span><text:span text:style-name="T34">.</text:span></text:p>
        </text:list-item>
      </text:list>
      <text:p text:style-name="P169" loext:marker-style-name="T117"/>
      <text:p text:style-name="P169" loext:marker-style-name="T117"/>
      <text:h text:style-name="P78" text:outline-level="3"><text:bookmark text:name="Bosstek"/><text:span text:style-name="T20">Bosstek</text:span></text:h>
      <text:p text:style-name="P123" loext:marker-style-name="T31"/>
      <text:p text:style-name="P144"><text:span text:style-name="T100">Devops</text:span><text:span text:style-name="T126"> </text:span><text:span text:style-name="T100">Engineer</text:span></text:p>
      <text:p text:style-name="P142">04/2018<text:span text:style-name="T105"> </text:span>–<text:span text:style-name="T105"> </text:span>11/2018</text:p>
      <text:p text:style-name="P169" loext:marker-style-name="T117"/>
      <text:p text:style-name="P157">Employee<text:span text:style-name="T111"> </text:span>at<text:span text:style-name="T109"> </text:span>Bosstek,<text:span text:style-name="T103"> </text:span>a<text:span text:style-name="T109"> </text:span>french<text:span text:style-name="T103"> </text:span>consulting<text:span text:style-name="T103"> </text:span>SMB,<text:span text:style-name="T109"> </text:span>specialized<text:span text:style-name="T103"> </text:span>into<text:span text:style-name="T103"> </text:span>infrastructure<text:span text:style-name="T103"> </text:span>management,<text:span text:style-name="T103"> </text:span>that<text:span text:style-name="T111"> </text:span>was<text:span text:style-name="T113"> </text:span>my first experience in a « Pure Infra » company, and the first time i took that kind of angle into the<text:span text:style-name="T114"> </text:span>devops<text:span text:style-name="T105"> </text:span>market.</text:p>
      <text:p text:style-name="P129" loext:marker-style-name="T90"/>
      <text:p text:style-name="P159">I took part into 3 proejcts with Bosstek, for 3 different French Customers. This experience was very<text:span text:style-name="T114"> </text:span>interesting,<text:span text:style-name="T127"> </text:span>for<text:span text:style-name="T127"> </text:span>I<text:span text:style-name="T116"> </text:span>worked<text:span text:style-name="T116"> </text:span>there<text:span text:style-name="T116"> </text:span>with<text:span text:style-name="T116"> </text:span>people<text:span text:style-name="T127"> </text:span>who<text:span text:style-name="T127"> </text:span>never<text:span text:style-name="T127"> </text:span>ever<text:span text:style-name="T116"> </text:span>worked<text:span text:style-name="T127"> </text:span>in<text:span text:style-name="T116"> </text:span>software<text:span text:style-name="T116"> </text:span>development.<text:span text:style-name="T116"> </text:span>I<text:span text:style-name="T127"> </text:span>would<text:span text:style-name="T116"> </text:span>say<text:span text:style-name="T113"> </text:span>they<text:span text:style-name="T122"> </text:span>were<text:span text:style-name="T105"> </text:span>from<text:span text:style-name="T129"> </text:span>the<text:span text:style-name="T105"> </text:span>«<text:span text:style-name="T105"> </text:span>old<text:span text:style-name="T122"> </text:span>style<text:span text:style-name="T105"> </text:span>»<text:span text:style-name="T122"> </text:span>infrastructure<text:span text:style-name="T105"> </text:span>world,<text:span text:style-name="T119"> </text:span>and<text:span text:style-name="T122"> </text:span>that<text:span text:style-name="T122"> </text:span>is<text:span text:style-name="T119"> </text:span>why<text:span text:style-name="T122"> </text:span>i<text:span text:style-name="T122"> </text:span>had<text:span text:style-name="T122"> </text:span>a<text:span text:style-name="T105"> </text:span>lot<text:span text:style-name="T122"> </text:span>to<text:span text:style-name="T119"> </text:span>learn<text:span text:style-name="T119"> </text:span>with<text:span text:style-name="T119"> </text:span>them.</text:p>
      <text:p text:style-name="P169" loext:marker-style-name="T117"/>
      <text:p text:style-name="P172" loext:marker-style-name="T132"/>
      <text:p text:style-name="P88" loext:marker-style-name="T32"><text:span text:style-name="T48">Duties</text:span><text:span text:style-name="T53"> </text:span><text:span text:style-name="T48">and</text:span><text:span text:style-name="T53"> </text:span><text:span text:style-name="T48">Achievements</text:span></text:p>
      <text:p text:style-name="P125" loext:marker-style-name="T89"/>
      <text:list text:continue-numbering="true" text:style-name="WWNum1">
        <text:list-item>
          <text:p text:style-name="P8" loext:marker-style-name="T34"><text:span text:style-name="T34">I</text:span><text:span text:style-name="T41"> </text:span><text:span text:style-name="T34">worked</text:span><text:span text:style-name="T62"> </text:span><text:span text:style-name="T34">in</text:span><text:span text:style-name="T41"> </text:span><text:span text:style-name="T34">the</text:span><text:span text:style-name="T62"> </text:span><text:span text:style-name="T34">core</text:span><text:span text:style-name="T41"> </text:span><text:span text:style-name="T34">team</text:span><text:span text:style-name="T41"> </text:span><text:span text:style-name="T34">of</text:span><text:span text:style-name="T41"> </text:span><text:span text:style-name="T34">projects</text:span><text:span text:style-name="T41"> </text:span><text:span text:style-name="T34">for</text:span><text:span text:style-name="T41"> </text:span><text:span text:style-name="T34">huge</text:span><text:span text:style-name="T62"> </text:span><text:span text:style-name="T34">companies</text:span><text:span text:style-name="T59"> </text:span><text:span text:style-name="T34">:</text:span><text:span text:style-name="T41"> </text:span><text:span text:style-name="T34">SOPRA</text:span><text:span text:style-name="T41"> </text:span><text:span text:style-name="T34">Steria,</text:span><text:span text:style-name="T62"> </text:span><text:span text:style-name="T34">ENEDIS,</text:span><text:span text:style-name="T41"> </text:span><text:span text:style-name="T34">and</text:span><text:span text:style-name="T44"> </text:span><text:span text:style-name="T34">Carrrefour</text:span><text:span text:style-name="T47"> </text:span><text:span text:style-name="T34">One</text:span><text:span text:style-name="T46"> </text:span><text:span text:style-name="T34">Cloud, as</text:span><text:span text:style-name="T47"> </text:span><text:span text:style-name="T34">Devops</text:span><text:span text:style-name="T47"> </text:span><text:span text:style-name="T34">SME</text:span><text:span text:style-name="T36"> </text:span><text:span text:style-name="T34">/</text:span><text:span text:style-name="T46"> </text:span><text:span text:style-name="T34">Cloud</text:span><text:span text:style-name="T47"> </text:span><text:span text:style-name="T34">Architect.</text:span></text:p>
        </text:list-item>
        <text:list-item>
          <text:p text:style-name="P9" loext:marker-style-name="T34"><text:span text:style-name="T34">I</text:span><text:span text:style-name="T40"> </text:span><text:span text:style-name="T34">have</text:span><text:span text:style-name="T38"> </text:span><text:span text:style-name="T34">been</text:span><text:span text:style-name="T38"> </text:span><text:span text:style-name="T34">Dev</text:span><text:span text:style-name="T38"> </text:span><text:span text:style-name="T34">Engineers</text:span><text:span text:style-name="T38"> </text:span><text:span text:style-name="T34">Team</text:span><text:span text:style-name="T40"> </text:span><text:span text:style-name="T34">Leader</text:span><text:span text:style-name="T38"> </text:span><text:span text:style-name="T34">At</text:span><text:span text:style-name="T40"> </text:span><text:span text:style-name="T34">SOPRA</text:span><text:span text:style-name="T38"> </text:span><text:span text:style-name="T34">STYERAI,</text:span><text:span text:style-name="T38"> </text:span><text:span text:style-name="T34">where</text:span><text:span text:style-name="T41"> </text:span><text:span text:style-name="T34">i</text:span><text:span text:style-name="T40"> </text:span><text:span text:style-name="T34">worked</text:span><text:span text:style-name="T38"> </text:span><text:span text:style-name="T34">under</text:span><text:span text:style-name="T38"> </text:span><text:span text:style-name="T34">the</text:span><text:span text:style-name="T44"> </text:span><text:span text:style-name="T34">authority</text:span><text:span text:style-name="T47"> </text:span><text:span text:style-name="T34">of David Maurange.</text:span></text:p>
        </text:list-item>
        <text:list-item>
          <text:p text:style-name="P10" loext:marker-style-name="T34"><text:span text:style-name="T34">I</text:span><text:span text:style-name="T41"> </text:span><text:span text:style-name="T34">also</text:span><text:span text:style-name="T41"> </text:span><text:span text:style-name="T34">conducted</text:span><text:span text:style-name="T57"> </text:span><text:span text:style-name="T34">two</text:span><text:span text:style-name="T41"> </text:span><text:span text:style-name="T34">internal</text:span><text:span text:style-name="T41"> </text:span><text:span text:style-name="T34">studies</text:span><text:span text:style-name="T57"> </text:span><text:span text:style-name="T34">about</text:span><text:span text:style-name="T38"> </text:span><text:span text:style-name="T34">in</text:span><text:span text:style-name="T57"> </text:span><text:span text:style-name="T34">that</text:span><text:span text:style-name="T38"> </text:span><text:span text:style-name="T34">company,</text:span><text:span text:style-name="T62"> </text:span><text:span text:style-name="T34">where</text:span><text:span text:style-name="T38"> </text:span><text:span text:style-name="T34">i</text:span><text:span text:style-name="T62"> </text:span><text:span text:style-name="T34">was</text:span><text:span text:style-name="T41"> </text:span><text:span text:style-name="T34">the</text:span><text:span text:style-name="T57"> </text:span><text:span text:style-name="T34">only</text:span><text:span text:style-name="T41"> </text:span><text:span text:style-name="T34">Kubernetes</text:span><text:span text:style-name="T44"> </text:span><text:span text:style-name="T34">SME :</text:span></text:p>
          <text:list>
            <text:list-item>
              <text:p text:style-name="P33" loext:marker-style-name="T34"><text:span text:style-name="T34">Production</text:span><text:span text:style-name="T41"> </text:span><text:span text:style-name="T34">grade</text:span><text:span text:style-name="T71"> </text:span><text:span text:style-name="T34">Kubernetes</text:span><text:span text:style-name="T62"> </text:span><text:span text:style-name="T34">Cluster</text:span><text:span text:style-name="T62"> </text:span><text:span text:style-name="T34">Ingress</text:span><text:span text:style-name="T38"> </text:span><text:span text:style-name="T34">Controller</text:span><text:span text:style-name="T41"> </text:span><text:span text:style-name="T34">best</text:span><text:span text:style-name="T41"> </text:span><text:span text:style-name="T34">practices.</text:span></text:p>
            </text:list-item>
            <text:list-item>
              <text:p text:style-name="P28" loext:marker-style-name="T34"><text:span text:style-name="T34">A</text:span><text:span text:style-name="T50"> </text:span><text:span text:style-name="T34">proposed</text:span><text:span text:style-name="T41"> </text:span><text:span text:style-name="T34">solution</text:span><text:span text:style-name="T41"> </text:span><text:span text:style-name="T34">of</text:span><text:span text:style-name="T41"> </text:span><text:span text:style-name="T34">system</text:span><text:span text:style-name="T38"> </text:span><text:span text:style-name="T34">monitoring</text:span><text:span text:style-name="T38"> </text:span><text:span text:style-name="T34">with</text:span><text:span text:style-name="T62"> </text:span><text:span text:style-name="T34">Rsyslog/Elastic</text:span><text:span text:style-name="T41"> </text:span><text:span text:style-name="T34">Stack,</text:span><text:span text:style-name="T41"> </text:span><text:span text:style-name="T34">(with</text:span><text:span text:style-name="T41"> </text:span><text:span text:style-name="T34">a</text:span><text:span text:style-name="T38"> </text:span><text:span text:style-name="T34">focus</text:span><text:span text:style-name="T41"> </text:span><text:span text:style-name="T34">on</text:span><text:span text:style-name="T38"> </text:span><text:span text:style-name="T34">CA</text:span><text:span text:style-name="T44"> </text:span><text:span text:style-name="T34">servers</text:span><text:span text:style-name="T38"> </text:span><text:span text:style-name="T34">restarts)</text:span><text:span text:style-name="T62"> </text:span><text:span text:style-name="T34">:</text:span><text:span text:style-name="T38"> </text:span><text:span text:style-name="T34">purpose</text:span><text:span text:style-name="T40"> </text:span><text:span text:style-name="T34">was</text:span><text:span text:style-name="T57"> </text:span><text:span text:style-name="T34">to</text:span><text:span text:style-name="T41"> </text:span><text:span text:style-name="T34">have</text:span><text:span text:style-name="T40"> </text:span><text:span text:style-name="T34">the</text:span><text:span text:style-name="T38"> </text:span><text:span text:style-name="T34">company</text:span><text:span text:style-name="T41"> </text:span><text:span text:style-name="T34">certified</text:span><text:span text:style-name="T41"> </text:span><text:span text:style-name="T34">as</text:span><text:span text:style-name="T38"> </text:span><text:span text:style-name="T34">a</text:span><text:span text:style-name="T62"> </text:span><text:span text:style-name="T34">CA</text:span><text:span text:style-name="T41"> </text:span><text:span text:style-name="T34">Authority</text:span><text:span text:style-name="T72"> </text:span><text:span text:style-name="T34">delivering</text:span></text:p>
            </text:list-item>
          </text:list>
        </text:list-item>
      </text:list>
      <text:p text:style-name="P173">SSL/TLS<text:span text:style-name="T109"> </text:span>certificates.</text:p>
      <text:list text:continue-numbering="true" text:style-name="WWNum1">
        <text:list-item>
          <text:p text:style-name="P54" loext:marker-style-name="T34"><text:span text:style-name="T34">Working</text:span><text:span text:style-name="T40"> </text:span><text:span text:style-name="T34">in</text:span><text:span text:style-name="T38"> </text:span><text:span text:style-name="T34">the</text:span><text:span text:style-name="T41"> </text:span><text:span text:style-name="T34">Carrefour</text:span><text:span text:style-name="T38"> </text:span><text:span text:style-name="T34">One</text:span><text:span text:style-name="T40"> </text:span><text:span text:style-name="T34">Cloud</text:span><text:span text:style-name="T41"> </text:span><text:span text:style-name="T34">(a</text:span><text:span text:style-name="T40"> </text:span><text:span text:style-name="T34">project</text:span><text:span text:style-name="T38"> </text:span><text:span text:style-name="T34">in</text:span><text:span text:style-name="T38"> </text:span><text:span text:style-name="T34">collaboration</text:span><text:span text:style-name="T41"> </text:span><text:span text:style-name="T34">with</text:span><text:span text:style-name="T41"> </text:span><text:span text:style-name="T34">Google),</text:span><text:span text:style-name="T38"> </text:span><text:span text:style-name="T34">I</text:span><text:span text:style-name="T38"> </text:span><text:span text:style-name="T34">there</text:span><text:span text:style-name="T41"> </text:span><text:span text:style-name="T34">discovered</text:span><text:span text:style-name="T44"> </text:span><text:span text:style-name="T34">for the first time the concept of Headless CMS, with</text:span><text:span text:style-name="T84"> </text:span><text:a xlink:type="simple" xlink:href="https://strapi.io/" text:style-name="Default_20_Style" text:visited-style-name="Default_20_Style"><text:span text:style-name="T83">https://strapi.io</text:span><text:span text:style-name="T84"> </text:span></text:a><text:span text:style-name="T34">, and it is the first time I</text:span><text:span text:style-name="T36"> </text:span><text:span text:style-name="T34">worked</text:span><text:span text:style-name="T47"> </text:span><text:span text:style-name="T34">on</text:span><text:span text:style-name="T46"> </text:span><text:span text:style-name="T34">a</text:span><text:span text:style-name="T46"> </text:span><text:span text:style-name="T34">production</text:span><text:span text:style-name="T46"> </text:span><text:span text:style-name="T34">grade</text:span><text:span text:style-name="T46"> </text:span><text:span text:style-name="T34">use</text:span><text:span text:style-name="T59"> </text:span><text:span text:style-name="T34">of</text:span><text:span text:style-name="T47"> </text:span><text:span text:style-name="T34">the</text:span><text:span text:style-name="T47"> </text:span><text:span text:style-name="T34">Gravitee</text:span><text:span text:style-name="T47"> </text:span><text:span text:style-name="T34">API</text:span><text:span text:style-name="T47"> </text:span><text:span text:style-name="T34">Gateway.</text:span></text:p>
        </text:list-item>
      </text:list>
      <text:p text:style-name="P177" loext:marker-style-name="T133"/>
      <text:p text:style-name="P86" loext:marker-style-name="T32"><text:span text:style-name="T33">Tech</text:span><text:span text:style-name="T33"/></text:p>
      <text:p text:style-name="P126" loext:marker-style-name="T89"/>
      <text:list text:continue-numbering="true" text:style-name="WWNum1">
        <text:list-item>
          <text:p text:style-name="P38" loext:marker-style-name="T34"><text:span text:style-name="T34">Devops</text:span><text:span text:style-name="T62"> </text:span><text:span text:style-name="T34">stack</text:span><text:span text:style-name="T46"> </text:span><text:span text:style-name="T34">:</text:span><text:span text:style-name="T57"> </text:span><text:span text:style-name="T34">Terraform,</text:span><text:span text:style-name="T62"> </text:span><text:span text:style-name="T34">Ansible,</text:span><text:span text:style-name="T62"> </text:span><text:span text:style-name="T34">Jenkins</text:span><text:span text:style-name="T57"> </text:span><text:span text:style-name="T34">Pipline,</text:span><text:span text:style-name="T62"> </text:span><text:span text:style-name="T34">Docker</text:span><text:span text:style-name="T57"> </text:span><text:span text:style-name="T34">(docker-compose)</text:span><text:span text:style-name="T62"> </text:span><text:span text:style-name="T34">,</text:span><text:span text:style-name="T57"> </text:span><text:span text:style-name="T34">NGINX,</text:span><text:span text:style-name="T44"> </text:span><text:span text:style-name="T34">Gravitee.io</text:span><text:span text:style-name="T49"> </text:span><text:span text:style-name="T34">(API</text:span><text:span text:style-name="T51"> </text:span><text:span text:style-name="T34">Gateway),</text:span><text:span text:style-name="T49"> </text:span><text:span text:style-name="T34">Keycloak</text:span><text:span text:style-name="T51"> </text:span><text:span text:style-name="T34">(avec</text:span><text:span text:style-name="T51"> </text:span><text:span text:style-name="T34">OpenID</text:span><text:span text:style-name="T51"> </text:span><text:span text:style-name="T34">explicit</text:span><text:span text:style-name="T49"> </text:span><text:span text:style-name="T34">flow),</text:span><text:span text:style-name="T51"> </text:span><text:span text:style-name="T34">Kubernetes,</text:span><text:span text:style-name="T49"> </text:span><text:span text:style-name="T34">ELK.</text:span></text:p>
        </text:list-item>
        <text:list-item>
          <text:p text:style-name="P55" loext:marker-style-name="T34"><text:span text:style-name="T34">OS : Linux Debian (pour mon poste de travail, stretch avec GNOME) &amp; Ubuntu Server CI</text:span><text:span text:style-name="T36"> </text:span><text:span text:style-name="T34">stack:</text:span><text:span text:style-name="T50"> </text:span><text:span text:style-name="T34">Karma</text:span><text:span text:style-name="T50"> </text:span><text:span text:style-name="T34">/</text:span><text:span text:style-name="T50"> </text:span><text:span text:style-name="T34">Jasmine,</text:span><text:span text:style-name="T38"> </text:span><text:span text:style-name="T34">Jenkins,</text:span><text:span text:style-name="T40"> </text:span><text:span text:style-name="T34">Maven,</text:span><text:span text:style-name="T38"> </text:span><text:span text:style-name="T34">Nexus</text:span><text:span text:style-name="T38"> </text:span><text:span text:style-name="T34">Sonatype,</text:span><text:span text:style-name="T40"> </text:span><text:span text:style-name="T34">GIT,</text:span><text:span text:style-name="T40"> </text:span><text:span text:style-name="T34">(toute</text:span><text:span text:style-name="T50"> </text:span><text:span text:style-name="T34">la</text:span><text:span text:style-name="T38"> </text:span><text:span text:style-name="T34">stack</text:span><text:span text:style-name="T38"> </text:span><text:span text:style-name="T34">SAAS</text:span><text:span text:style-name="T40"> </text:span><text:span text:style-name="T34">bitbucket</text:span><text:span text:style-name="T44"> </text:span><text:span text:style-name="T34">utilisée</text:span><text:span text:style-name="T46"> </text:span><text:span text:style-name="T34">par</text:span><text:span text:style-name="T36"> </text:span><text:span text:style-name="T34">le</text:span><text:span text:style-name="T47"> </text:span><text:span text:style-name="T34">client), Eclipse</text:span><text:span text:style-name="T46"> </text:span><text:span text:style-name="T34">IDE</text:span></text:p>
        </text:list-item>
        <text:list-item>
          <text:p text:style-name="P39" loext:marker-style-name="T34"><text:span text:style-name="T34">Dev</text:span><text:span text:style-name="T57"> </text:span><text:span text:style-name="T34">stack</text:span><text:span text:style-name="T47"> </text:span><text:span text:style-name="T34">:</text:span><text:span text:style-name="T59"> </text:span><text:span text:style-name="T34">NODEJS,</text:span><text:span text:style-name="T57"> </text:span><text:span text:style-name="T34">NPM,</text:span><text:span text:style-name="T59"> </text:span><text:span text:style-name="T34">Angular</text:span><text:span text:style-name="T46"> </text:span><text:span text:style-name="T34">5,</text:span><text:span text:style-name="T57"> </text:span><text:span text:style-name="T34">ReactJS,</text:span><text:span text:style-name="T59"> </text:span><text:span text:style-name="T34">MongoDB</text:span><text:span text:style-name="T59"> </text:span><text:span text:style-name="T34">(dans</text:span><text:span text:style-name="T59"> </text:span><text:span text:style-name="T34">2</text:span><text:span text:style-name="T57"> </text:span><text:span text:style-name="T34">missions</text:span><text:span text:style-name="T59"> </text:span><text:span text:style-name="T34">de</text:span><text:span text:style-name="T57"> </text:span><text:span text:style-name="T34">conseils),</text:span><text:span text:style-name="T44"> </text:span><text:span text:style-name="T34">Jhipster,</text:span><text:span text:style-name="T47"> </text:span><text:span text:style-name="T34">Jboss EAP .</text:span></text:p>
        </text:list-item>
      </text:list>
      <text:p text:style-name="P169" loext:marker-style-name="T117"/>
      <text:p text:style-name="P179" loext:marker-style-name="T134"/>
      <text:h text:style-name="Heading_20_2" text:outline-level="3"><text:bookmark text:name="Vierling Communication"/><text:span text:style-name="T20">Vierling</text:span><text:span text:style-name="T21"> </text:span><text:span text:style-name="T20">Communication</text:span></text:h>
      <text:p text:style-name="P118" loext:marker-style-name="T29"/>
      <text:p text:style-name="P143"><text:span text:style-name="T100">Java</text:span><text:span text:style-name="T106"> </text:span><text:span text:style-name="T100">Dev Engineer</text:span><text:span text:style-name="T106"> </text:span><text:span text:style-name="T100">/</text:span><text:span text:style-name="T106"> </text:span><text:span text:style-name="T100">CICD</text:span></text:p>
      <text:p text:style-name="P142">02/2016<text:span text:style-name="T105"> </text:span>–<text:span text:style-name="T105"> </text:span>01/2018</text:p>
      <text:p text:style-name="P146" loext:marker-style-name="T108"/>
      <text:p text:style-name="P180">Java<text:span text:style-name="T135"> </text:span>Dev<text:span text:style-name="T101"> </text:span>Enginer<text:span text:style-name="T118"> </text:span>at<text:span text:style-name="T101"> </text:span>Vierling-Communication,<text:span text:style-name="T101"> </text:span>an<text:span text:style-name="T118"> </text:span>R&amp;D<text:span text:style-name="T118"> </text:span>company<text:span text:style-name="T101"> </text:span>of<text:span text:style-name="T101"> </text:span>the<text:span text:style-name="T103"> </text:span>«<text:span text:style-name="T119"> </text:span>Laudren<text:span text:style-name="T118"> </text:span>Group<text:span text:style-name="T109"> </text:span>»<text:span text:style-name="T101"> </text:span>.<text:span text:style-name="T113"> </text:span>R&amp;D<text:span text:style-name="T101"> </text:span>main<text:span text:style-name="T118"> </text:span>goal<text:span text:style-name="T118"> </text:span>was<text:span text:style-name="T101"> </text:span>to<text:span text:style-name="T118"> </text:span>design<text:span text:style-name="T101"> </text:span>and<text:span text:style-name="T101"> </text:span>develop<text:span text:style-name="T118"> </text:span>an<text:span text:style-name="T118"> </text:span>cutting<text:span text:style-name="T118"> </text:span>edghe<text:span text:style-name="T101"> </text:span>network<text:span text:style-name="T101"> </text:span>monitoring<text:span text:style-name="T129"> </text:span>system.</text:p>
      <text:p text:style-name="P168">What<text:span text:style-name="T101"> </text:span>was<text:span text:style-name="T101"> </text:span>thrilling<text:span text:style-name="T101"> </text:span>and<text:span text:style-name="T118"> </text:span>extremely<text:span text:style-name="T101"> </text:span>interesting<text:span text:style-name="T101"> </text:span>in<text:span text:style-name="T118"> </text:span>this<text:span text:style-name="T101"> </text:span>experience,<text:span text:style-name="T101"> </text:span>is<text:span text:style-name="T101"> </text:span>that<text:span text:style-name="T101"> </text:span>the<text:span text:style-name="T118"> </text:span>system<text:span text:style-name="T103"> </text:span>did<text:span text:style-name="T118"> </text:span>not<text:span text:style-name="T103"> </text:span>monitor<text:span text:style-name="T136"> </text:span>software,<text:span text:style-name="T109"> </text:span>but<text:span text:style-name="T103"> </text:span>hardware,<text:span text:style-name="T109"> </text:span>and<text:span text:style-name="T103"> </text:span>in<text:span text:style-name="T103"> </text:span>paritcular,<text:span text:style-name="T101"> </text:span>the<text:span text:style-name="T111"> </text:span>system<text:span text:style-name="T109"> </text:span>goal<text:span text:style-name="T103"> </text:span>mainly<text:span text:style-name="T109"> </text:span>was<text:span text:style-name="T118"> </text:span>to<text:span text:style-name="T109"> </text:span>monitor<text:span text:style-name="T103"> </text:span>Fiber<text:span text:style-name="T103"> </text:span>Optics<text:span text:style-name="T103"> </text:span>and<text:span text:style-name="T136"> </text:span>Copper<text:span text:style-name="T105"> </text:span>cables failures<text:span text:style-name="T114"> </text:span>!</text:p>
      <text:p text:style-name="P131" loext:marker-style-name="T90"/>
      <text:p text:style-name="P159">The<text:span text:style-name="T111"> </text:span>developed<text:span text:style-name="T103"> </text:span>Monitoring<text:span text:style-name="T103"> </text:span>system<text:span text:style-name="T103"> </text:span>consisted<text:span text:style-name="T103"> </text:span>in<text:span text:style-name="T103"> </text:span>both<text:span text:style-name="T103"> </text:span>hardware<text:span text:style-name="T101"> </text:span>and<text:span text:style-name="T103"> </text:span>software<text:span text:style-name="T129"> </text:span>:<text:span text:style-name="T109"> </text:span>pure<text:span text:style-name="T101"> </text:span>Linux<text:span text:style-name="T103"> </text:span>OS,<text:span text:style-name="T109"> </text:span>java<text:span text:style-name="T109"> </text:span>and<text:span text:style-name="T101"> </text:span>C<text:span text:style-name="T113"> </text:span>language.</text:p>
      <text:p text:style-name="P169" loext:marker-style-name="T117"/>
      <text:p text:style-name="P89" loext:marker-style-name="T32"><text:span text:style-name="T48">Duties</text:span><text:span text:style-name="T53"> </text:span><text:span text:style-name="T48">and</text:span><text:span text:style-name="T53"> </text:span><text:span text:style-name="T48">Achievements</text:span></text:p>
      <text:p text:style-name="P127" loext:marker-style-name="T89"/>
      <text:list text:continue-numbering="true" text:style-name="WWNum1">
        <text:list-item>
          <text:p text:style-name="P11" loext:marker-style-name="T34"><text:span text:style-name="T34">I</text:span><text:span text:style-name="T62"> </text:span><text:span text:style-name="T34">worked</text:span><text:span text:style-name="T59"> </text:span><text:span text:style-name="T34">on</text:span><text:span text:style-name="T57"> </text:span><text:span text:style-name="T34">the</text:span><text:span text:style-name="T62"> </text:span><text:span text:style-name="T34">software</text:span><text:span text:style-name="T62"> </text:span><text:span text:style-name="T34">part</text:span><text:span text:style-name="T57"> </text:span><text:span text:style-name="T34">which</text:span><text:span text:style-name="T57"> </text:span><text:span text:style-name="T34">was</text:span><text:span text:style-name="T46"> </text:span><text:span text:style-name="T34">the</text:span><text:span text:style-name="T62"> </text:span><text:span text:style-name="T34">« brain</text:span><text:span text:style-name="T57"> </text:span><text:span text:style-name="T34">»</text:span><text:span text:style-name="T57"> </text:span><text:span text:style-name="T34">of</text:span><text:span text:style-name="T57"> </text:span><text:span text:style-name="T34">the</text:span><text:span text:style-name="T59"> </text:span><text:span text:style-name="T34">monitoring</text:span><text:span text:style-name="T59"> </text:span><text:span text:style-name="T34">system</text:span><text:span text:style-name="T57"> </text:span><text:span text:style-name="T34">:</text:span><text:span text:style-name="T57"> </text:span><text:span text:style-name="T34">the</text:span><text:span text:style-name="T62"> </text:span><text:span text:style-name="T34">server</text:span><text:span text:style-name="T57"> </text:span><text:span text:style-name="T34">that</text:span><text:span text:style-name="T44"> </text:span><text:span text:style-name="T34">collects</text:span><text:span text:style-name="T46"> </text:span><text:span text:style-name="T34">all</text:span><text:span text:style-name="T46"> </text:span><text:span text:style-name="T34">data from</text:span><text:span text:style-name="T59"> </text:span><text:span text:style-name="T34">distributed</text:span><text:span text:style-name="T47"> </text:span><text:span text:style-name="T34">systems,</text:span><text:span text:style-name="T47"> </text:span><text:span text:style-name="T34">analyze</text:span><text:span text:style-name="T47"> </text:span><text:span text:style-name="T34">them, and</text:span><text:span text:style-name="T47"> </text:span><text:span text:style-name="T34">manages</text:span><text:span text:style-name="T46"> </text:span><text:span text:style-name="T34">alerts.</text:span></text:p>
        </text:list-item>
        <text:list-item>
          <text:p text:style-name="P56" loext:marker-style-name="T34"><text:span text:style-name="T34">I introduced there bare metal provisioning : PXE booted to deploy the whole stack, and i</text:span><text:span text:style-name="T36"> </text:span><text:span text:style-name="T34">automated</text:span><text:span text:style-name="T57"> </text:span><text:span text:style-name="T34">all</text:span><text:span text:style-name="T41"> </text:span><text:span text:style-name="T34">that</text:span><text:span text:style-name="T62"> </text:span><text:span text:style-name="T34">to</text:span><text:span text:style-name="T57"> </text:span><text:span text:style-name="T34">be</text:span><text:span text:style-name="T62"> </text:span><text:span text:style-name="T34">able</text:span><text:span text:style-name="T57"> </text:span><text:span text:style-name="T34">to</text:span><text:span text:style-name="T62"> </text:span><text:span text:style-name="T34">run</text:span><text:span text:style-name="T57"> </text:span><text:span text:style-name="T34">reliable</text:span><text:span text:style-name="T57"> </text:span><text:span text:style-name="T34">testing.</text:span><text:span text:style-name="T62"> </text:span><text:span text:style-name="T34">That</text:span><text:span text:style-name="T57"> </text:span><text:span text:style-name="T34">was</text:span><text:span text:style-name="T62"> </text:span><text:span text:style-name="T34">my</text:span><text:span text:style-name="T57"> </text:span><text:span text:style-name="T34">answer</text:span><text:span text:style-name="T57"> </text:span><text:span text:style-name="T34">to</text:span><text:span text:style-name="T62"> </text:span><text:span text:style-name="T34">« it</text:span><text:span text:style-name="T62"> </text:span><text:span text:style-name="T34">is</text:span><text:span text:style-name="T62"> </text:span><text:span text:style-name="T34">not</text:span><text:span text:style-name="T62"> </text:span><text:span text:style-name="T34">possible</text:span><text:span text:style-name="T41"> </text:span><text:span text:style-name="T34">to</text:span><text:span text:style-name="T44"> </text:span><text:span text:style-name="T34">fully automate</text:span><text:span text:style-name="T36"> </text:span><text:span text:style-name="T34">our</text:span><text:span text:style-name="T47"> </text:span><text:span text:style-name="T34">solution</text:span><text:span text:style-name="T36"> </text:span><text:span text:style-name="T34">deployment</text:span><text:span text:style-name="T67"> </text:span><text:span text:style-name="T34">».</text:span></text:p>
        </text:list-item>
        <text:list-item>
          <text:p text:style-name="P67" loext:marker-style-name="T34"><text:span text:style-name="T34">I</text:span><text:span text:style-name="T41"> </text:span><text:span text:style-name="T34">introduced</text:span><text:span text:style-name="T41"> </text:span><text:span text:style-name="T34">and</text:span><text:span text:style-name="T41"> </text:span><text:span text:style-name="T34">convinced</text:span><text:span text:style-name="T41"> </text:span><text:span text:style-name="T34">of</text:span><text:span text:style-name="T41"> </text:span><text:span text:style-name="T34">the</text:span><text:span text:style-name="T62"> </text:span><text:span text:style-name="T34">necessity</text:span><text:span text:style-name="T41"> </text:span><text:span text:style-name="T34">of</text:span><text:span text:style-name="T41"> </text:span><text:span text:style-name="T34">Acceptance</text:span><text:span text:style-name="T62"> </text:span><text:span text:style-name="T34">Tests.</text:span></text:p>
        </text:list-item>
        <text:list-item>
          <text:p text:style-name="P12" loext:marker-style-name="T34"><text:span text:style-name="T34">I</text:span><text:span text:style-name="T41"> </text:span><text:span text:style-name="T34">developed</text:span><text:span text:style-name="T62"> </text:span><text:span text:style-name="T34">an</text:span><text:span text:style-name="T41"> </text:span><text:span text:style-name="T34">authentication</text:span><text:span text:style-name="T41"> </text:span><text:span text:style-name="T34">module</text:span><text:span text:style-name="T38"> </text:span><text:span text:style-name="T34">implemented</text:span><text:span text:style-name="T41"> </text:span><text:span text:style-name="T34">using</text:span><text:span text:style-name="T41"> </text:span><text:span text:style-name="T34">Jee</text:span><text:span text:style-name="T38"> </text:span><text:span text:style-name="T34">Listeners</text:span><text:span text:style-name="T41"> </text:span><text:span text:style-name="T34">and</text:span><text:span text:style-name="T41"> </text:span><text:span text:style-name="T34">Spring</text:span><text:span text:style-name="T44"> </text:span><text:span text:style-name="T34">modularization</text:span></text:p>
        </text:list-item>
        <text:list-item>
          <text:p text:style-name="P13" loext:marker-style-name="T34"><text:span text:style-name="T34">I</text:span><text:span text:style-name="T62"> </text:span><text:span text:style-name="T34">brought</text:span><text:span text:style-name="T57"> </text:span><text:span text:style-name="T34">in</text:span><text:span text:style-name="T57"> </text:span><text:span text:style-name="T34">Dockerized</text:span><text:span text:style-name="T57"> </text:span><text:span text:style-name="T34">deployment,</text:span><text:span text:style-name="T59"> </text:span><text:span text:style-name="T34">the</text:span><text:span text:style-name="T62"> </text:span><text:span text:style-name="T34">internal</text:span><text:span text:style-name="T62"> </text:span><text:span text:style-name="T34">use</text:span><text:span text:style-name="T62"> </text:span><text:span text:style-name="T34">of</text:span><text:span text:style-name="T62"> </text:span><text:span text:style-name="T34">Pipelines</text:span><text:span text:style-name="T46"> </text:span><text:span text:style-name="T34">using</text:span><text:span text:style-name="T59"> </text:span><text:span text:style-name="T34">Gitlab</text:span><text:span text:style-name="T62"> </text:span><text:span text:style-name="T34">on</text:span><text:span text:style-name="T57"> </text:span><text:span text:style-name="T34">premises,</text:span><text:span text:style-name="T57"> </text:span><text:span text:style-name="T34">the</text:span><text:span text:style-name="T44"> </text:span><text:span text:style-name="T34">java</text:span><text:span text:style-name="T57"> </text:span><text:span text:style-name="T34">deployment</text:span><text:span text:style-name="T46"> </text:span><text:span text:style-name="T34">happening</text:span><text:span text:style-name="T46"> </text:span><text:span text:style-name="T34">in</text:span><text:span text:style-name="T46"> </text:span><text:span text:style-name="T34">Jboss</text:span><text:span text:style-name="T46"> </text:span><text:span text:style-name="T34">EAP</text:span><text:span text:style-name="T59"> </text:span><text:span text:style-name="T34">(Angular</text:span><text:span text:style-name="T47"> </text:span><text:span text:style-name="T34">8/9</text:span><text:span text:style-name="T46"> </text:span><text:span text:style-name="T34">+</text:span><text:span text:style-name="T59"> </text:span><text:span text:style-name="T34">bootstrap</text:span><text:span text:style-name="T46"> </text:span><text:span text:style-name="T34">Web</text:span><text:span text:style-name="T46"> </text:span><text:span text:style-name="T34">UI).</text:span></text:p>
        </text:list-item>
        <text:list-item>
          <text:p text:style-name="P32" loext:marker-style-name="T34"><text:span text:style-name="T34">Geolocation</text:span><text:span text:style-name="T41"> </text:span><text:span text:style-name="T34">of</text:span><text:span text:style-name="T41"> </text:span><text:span text:style-name="T34">hardware</text:span><text:span text:style-name="T57"> </text:span><text:span text:style-name="T34">failures,</text:span><text:span text:style-name="T41"> </text:span><text:span text:style-name="T34">so</text:span><text:span text:style-name="T41"> </text:span><text:span text:style-name="T34">GIS</text:span><text:span text:style-name="T62"> </text:span><text:span text:style-name="T34">matters,</text:span><text:span text:style-name="T41"> </text:span><text:span text:style-name="T34">I</text:span><text:span text:style-name="T62"> </text:span><text:span text:style-name="T34">introduced</text:span><text:span text:style-name="T41"> </text:span><text:span text:style-name="T34">Leaflet</text:span><text:span text:style-name="T41"> </text:span><text:span text:style-name="T34">on</text:span><text:span text:style-name="T41"> </text:span><text:span text:style-name="T34">the</text:span><text:span text:style-name="T62"> </text:span><text:span text:style-name="T34">Web</text:span><text:span text:style-name="T62"> </text:span><text:span text:style-name="T34">UI</text:span></text:p>
        </text:list-item>
        <text:list-item>
          <text:p text:style-name="P14" loext:marker-style-name="T34"><text:span text:style-name="T34">This</text:span><text:span text:style-name="T57"> </text:span><text:span text:style-name="T34">experience</text:span><text:span text:style-name="T62"> </text:span><text:span text:style-name="T34">was</text:span><text:span text:style-name="T59"> </text:span><text:span text:style-name="T34">a</text:span><text:span text:style-name="T62"> </text:span><text:span text:style-name="T34">turning</text:span><text:span text:style-name="T46"> </text:span><text:span text:style-name="T34">point</text:span><text:span text:style-name="T62"> </text:span><text:span text:style-name="T34">for</text:span><text:span text:style-name="T59"> </text:span><text:span text:style-name="T34">me</text:span><text:span text:style-name="T46"> </text:span><text:span text:style-name="T34">:</text:span><text:span text:style-name="T57"> </text:span><text:span text:style-name="T34">That</text:span><text:span text:style-name="T57"> </text:span><text:span text:style-name="T34">is</text:span><text:span text:style-name="T57"> </text:span><text:span text:style-name="T34">were</text:span><text:span text:style-name="T46"> </text:span><text:span text:style-name="T34">I</text:span><text:span text:style-name="T57"> </text:span><text:span text:style-name="T34">worked</text:span><text:span text:style-name="T46"> </text:span><text:span text:style-name="T34">months</text:span><text:span text:style-name="T57"> </text:span><text:span text:style-name="T34">with</text:span><text:span text:style-name="T59"> </text:span><text:span text:style-name="T34">whom</text:span><text:span text:style-name="T57"> </text:span><text:span text:style-name="T34">I</text:span><text:span text:style-name="T44"> </text:span><text:span text:style-name="T34">consider</text:span><text:span text:style-name="T46"> </text:span><text:span text:style-name="T34">my</text:span><text:span text:style-name="T59"> </text:span><text:span text:style-name="T34">master</text:span><text:span text:style-name="T59"> </text:span><text:span text:style-name="T34">as</text:span><text:span text:style-name="T59"> </text:span><text:span text:style-name="T34">far</text:span><text:span text:style-name="T59"> </text:span><text:span text:style-name="T34">as</text:span><text:span text:style-name="T65"> </text:span><text:span text:style-name="T34">*NIX</text:span><text:span text:style-name="T59"> </text:span><text:span text:style-name="T34">and</text:span><text:span text:style-name="T59"> </text:span><text:span text:style-name="T34">what</text:span><text:span text:style-name="T59"> </text:span><text:span text:style-name="T34">OS</text:span><text:span text:style-name="T59"> </text:span><text:span text:style-name="T34">actually</text:span><text:span text:style-name="T46"> </text:span><text:span text:style-name="T34">are,</text:span><text:span text:style-name="T59"> </text:span><text:span text:style-name="T34">a</text:span><text:span text:style-name="T57"> </text:span><text:span text:style-name="T34">«</text:span><text:span text:style-name="T36"> </text:span><text:span text:style-name="T34">Linux</text:span><text:span text:style-name="T46"> </text:span><text:span text:style-name="T34">Wizard</text:span><text:span text:style-name="T62"> </text:span><text:span text:style-name="T34">»</text:span><text:span text:style-name="T59"> </text:span><text:span text:style-name="T34">,</text:span><text:span text:style-name="T59"> </text:span><text:span text:style-name="T34">Eric</text:span></text:p>
        </text:list-item>
      </text:list>
      <text:p text:style-name="P181">Lévenez,<text:span text:style-name="T127"> </text:span>a<text:span text:style-name="T137"> </text:span>man<text:span text:style-name="T116"> </text:span>I<text:span text:style-name="T116"> </text:span>will<text:span text:style-name="T127"> </text:span>always<text:span text:style-name="T127"> </text:span>remember.</text:p>
      <text:p text:style-name="P169" loext:marker-style-name="T117"/>
      <text:p text:style-name="P90" loext:marker-style-name="T32"><text:span text:style-name="T33">Tech</text:span><text:span text:style-name="T33"/></text:p>
      <text:list text:continue-numbering="true" text:style-name="WWNum1">
        <text:list-item>
          <text:p text:style-name="P49" loext:marker-style-name="T34"><text:span text:style-name="T34">Physics : Optics</text:span><text:span text:style-name="T36"> </text:span><text:span text:style-name="T34">principles for</text:span><text:span text:style-name="T36"> </text:span><text:span text:style-name="T34">OTDUs</text:span></text:p>
        </text:list-item>
        <text:list-item>
          <text:p text:style-name="P40" loext:marker-style-name="T34"><text:span text:style-name="T34">Devops</text:span><text:span text:style-name="T59"> </text:span><text:span text:style-name="T34">stack :</text:span><text:span text:style-name="T59"> </text:span><text:span text:style-name="T34">Ansible,</text:span><text:span text:style-name="T59"> </text:span><text:span text:style-name="T34">PXE</text:span><text:span text:style-name="T46"> </text:span><text:span text:style-name="T34">boot,</text:span><text:span text:style-name="T59"> </text:span><text:span text:style-name="T34">PXE</text:span><text:span text:style-name="T57"> </text:span><text:span text:style-name="T34">boot</text:span><text:span text:style-name="T59"> </text:span><text:span text:style-name="T34">kickstart</text:span><text:span text:style-name="T59"> </text:span><text:span text:style-name="T34">installations,</text:span><text:span text:style-name="T59"> </text:span><text:span text:style-name="T34">Docker,</text:span><text:span text:style-name="T46"> </text:span><text:span text:style-name="T34">Virtual</text:span><text:span text:style-name="T57"> </text:span><text:span text:style-name="T34">Box,</text:span><text:span text:style-name="T59"> </text:span><text:span text:style-name="T34">KVM</text:span><text:span text:style-name="T44"> </text:span><text:span text:style-name="T34">Virtual</text:span><text:span text:style-name="T57"> </text:span><text:span text:style-name="T34">Manager,</text:span><text:span text:style-name="T57"> </text:span><text:span text:style-name="T34">Free</text:span><text:span text:style-name="T46"> </text:span><text:span text:style-name="T34">IPA</text:span><text:span text:style-name="T57"> </text:span><text:span text:style-name="T34">Server,</text:span><text:span text:style-name="T46"> </text:span><text:span text:style-name="T34">SSH</text:span><text:span text:style-name="T57"> </text:span><text:span text:style-name="T34">/</text:span><text:span text:style-name="T57"> </text:span><text:span text:style-name="T34">SCP/</text:span><text:span text:style-name="T62"> </text:span><text:span text:style-name="T34">WinSCP,</text:span><text:span text:style-name="T59"> </text:span><text:span text:style-name="T34">with</text:span><text:span text:style-name="T59"> </text:span><text:span text:style-name="T34">a</text:span><text:span text:style-name="T57"> </text:span><text:span text:style-name="T34">lot</text:span><text:span text:style-name="T57"> </text:span><text:span text:style-name="T34">of</text:span><text:span text:style-name="T57"> </text:span><text:span text:style-name="T34">bin/bashing.</text:span></text:p>
        </text:list-item>
        <text:list-item>
          <text:p text:style-name="P47" loext:marker-style-name="T34"><text:span text:style-name="T34">OS</text:span><text:span text:style-name="T36"> </text:span><text:span text:style-name="T34">: CentOS</text:span><text:span text:style-name="T36"> </text:span><text:span text:style-name="T34">6</text:span><text:span text:style-name="T36"> </text:span><text:span text:style-name="T34">&amp; 7,</text:span><text:span text:style-name="T36"> </text:span><text:span text:style-name="T34">Ubuntu</text:span></text:p>
        </text:list-item>
        <text:list-item>
          <text:p text:style-name="P41" loext:marker-style-name="T34"><text:span text:style-name="T34">CI</text:span><text:span text:style-name="T41"> </text:span><text:span text:style-name="T34">stack</text:span><text:span text:style-name="T62"> </text:span><text:span text:style-name="T34">:</text:span><text:span text:style-name="T41"> </text:span><text:span text:style-name="T34">Gitlab,</text:span><text:span text:style-name="T62"> </text:span><text:span text:style-name="T34">Artifactory,</text:span><text:span text:style-name="T62"> </text:span><text:span text:style-name="T34">MAVEN3</text:span><text:span text:style-name="T62"> </text:span><text:span text:style-name="T34">Git,</text:span><text:span text:style-name="T62"> </text:span><text:span text:style-name="T34">Eclipse</text:span><text:span text:style-name="T57"> </text:span><text:span text:style-name="T34">JBoss</text:span><text:span text:style-name="T62"> </text:span><text:span text:style-name="T34">Tools,</text:span><text:span text:style-name="T62"> </text:span><text:span text:style-name="T34">Jenkins,</text:span><text:span text:style-name="T62"> </text:span><text:span text:style-name="T34">Checkstyle,</text:span><text:span text:style-name="T62"> </text:span><text:span text:style-name="T34">JMeter,</text:span><text:span text:style-name="T44"> </text:span><text:span text:style-name="T34">JUnit,</text:span><text:span text:style-name="T47"> </text:span><text:span text:style-name="T34">DbUnit,</text:span><text:span text:style-name="T47"> </text:span><text:span text:style-name="T34">Jasmine +</text:span><text:span text:style-name="T47"> </text:span><text:span text:style-name="T34">Karma, Wireshark</text:span><text:span text:style-name="T47"> </text:span><text:span text:style-name="T34">&amp;</text:span><text:span text:style-name="T46"> </text:span><text:span text:style-name="T34">wireshark</text:span><text:span text:style-name="T47"> </text:span><text:span text:style-name="T34">dissectors</text:span></text:p>
        </text:list-item>
        <text:list-item>
          <text:p text:style-name="P57" loext:marker-style-name="T34"><text:span text:style-name="T34">Dev</text:span><text:span text:style-name="T49"> </text:span><text:span text:style-name="T34">stack</text:span><text:span text:style-name="T50"> </text:span><text:span text:style-name="T34">:</text:span><text:span text:style-name="T51"> </text:span><text:span text:style-name="T34">Java,</text:span><text:span text:style-name="T51"> </text:span><text:span text:style-name="T34">JCA</text:span><text:span text:style-name="T49"> </text:span><text:span text:style-name="T34">IronJacamar,</text:span><text:span text:style-name="T51"> </text:span><text:span text:style-name="T34">JPA,</text:span><text:span text:style-name="T49"> </text:span><text:span text:style-name="T34">Hibernate,</text:span><text:span text:style-name="T51"> </text:span><text:span text:style-name="T34">WILDFLY,</text:span><text:span text:style-name="T51"> </text:span><text:span text:style-name="T34">EJB3</text:span><text:span text:style-name="T51"> </text:span><text:span text:style-name="T34">Stateless</text:span><text:span text:style-name="T49"> </text:span><text:span text:style-name="T34">&amp;</text:span><text:span text:style-name="T51"> </text:span><text:span text:style-name="T34">MDBs',</text:span><text:span text:style-name="T49"> </text:span><text:span text:style-name="T34">JAX-</text:span><text:span text:style-name="T44"> </text:span><text:span text:style-name="T34">RS &amp; Resteasy, Apache Shiro, Leaflet, Angular, Linux Pluggable Authentication Mechanism,</text:span><text:span text:style-name="T36"> </text:span><text:span text:style-name="T34">mariadb,</text:span><text:span text:style-name="T62"> </text:span><text:span text:style-name="T34">postgresql/postgis,</text:span><text:span text:style-name="T62"> </text:span><text:span text:style-name="T34">.Net</text:span><text:span text:style-name="T62"> </text:span><text:span text:style-name="T34">Windows</text:span><text:span text:style-name="T57"> </text:span><text:span text:style-name="T34">Service</text:span><text:span text:style-name="T57"> </text:span><text:span text:style-name="T34">Application</text:span><text:span text:style-name="T62"> </text:span><text:span text:style-name="T34">component,</text:span><text:span text:style-name="T62"> </text:span><text:span text:style-name="T34">Visual</text:span><text:span text:style-name="T57"> </text:span><text:span text:style-name="T34">Studio.</text:span></text:p>
        </text:list-item>
      </text:list>
      <text:p text:style-name="P169" loext:marker-style-name="T117"/>
      <text:p text:style-name="P169" loext:marker-style-name="T117"/>
      <text:h text:style-name="P79" text:outline-level="3"><text:bookmark text:name="SPVC Group"/><text:span text:style-name="T3">SPVC</text:span><text:span text:style-name="T22"> </text:span><text:span text:style-name="T3">Group</text:span></text:h>
      <text:p text:style-name="P119" loext:marker-style-name="T29"/>
      <text:p text:style-name="P143"><text:span text:style-name="T139">Architect,</text:span><text:span text:style-name="T140"> </text:span><text:span text:style-name="T139">IT</text:span><text:span text:style-name="T140"> </text:span><text:span text:style-name="T139">department</text:span><text:span text:style-name="T141"> </text:span><text:span text:style-name="T139">founder</text:span></text:p>
      <text:p text:style-name="P142">06/2013<text:span text:style-name="T105"> </text:span>–<text:span text:style-name="T105"> </text:span>07/2015</text:p>
      <text:p text:style-name="P146" loext:marker-style-name="T108"/>
      <text:p text:style-name="P143">SPVC<text:span text:style-name="T103"> </text:span>was<text:span text:style-name="T103"> </text:span>an<text:span text:style-name="T103"> </text:span>SMB<text:span text:style-name="T103"> </text:span>of<text:span text:style-name="T103"> </text:span>the<text:span text:style-name="T109"> </text:span>contruction<text:span text:style-name="T101"> </text:span>industry,<text:span text:style-name="T101"> </text:span>specialized<text:span text:style-name="T103"> </text:span>into<text:span text:style-name="T103"> </text:span>fluids.</text:p>
      <text:p text:style-name="P154">I<text:span text:style-name="T109"> </text:span>designed<text:span text:style-name="T109"> </text:span>the<text:span text:style-name="T109"> </text:span>first<text:span text:style-name="T111"> </text:span>real<text:span text:style-name="T103"> </text:span>Information<text:span text:style-name="T103"> </text:span>System,<text:span text:style-name="T103"> </text:span>conducted<text:span text:style-name="T103"> </text:span>and<text:span text:style-name="T103"> </text:span>took<text:span text:style-name="T103"> </text:span>part<text:span text:style-name="T111"> </text:span>in<text:span text:style-name="T103"> </text:span>developments<text:span text:style-name="T103"> </text:span>of<text:span text:style-name="T109"> </text:span>software<text:span text:style-name="T113"> </text:span>components<text:span text:style-name="T105"> </text:span>required to<text:span text:style-name="T105"> </text:span>deliver that first<text:span text:style-name="T105"> </text:span>I.S.</text:p>
      <text:p text:style-name="P131" loext:marker-style-name="T90"/>
      <text:p text:style-name="P143">I<text:span text:style-name="T101"> </text:span>thereafter<text:span text:style-name="T101"> </text:span>structured<text:span text:style-name="T129"> </text:span>the<text:span text:style-name="T118"> </text:span>newly<text:span text:style-name="T118"> </text:span>created<text:span text:style-name="T129"> </text:span>IT<text:span text:style-name="T103"> </text:span>department<text:span text:style-name="T118"> </text:span>to<text:span text:style-name="T101"> </text:span>be<text:span text:style-name="T101"> </text:span>fit<text:span text:style-name="T101"> </text:span>for<text:span text:style-name="T118"> </text:span>production<text:span text:style-name="T101"> </text:span>management.</text:p>
      <text:p text:style-name="P146" loext:marker-style-name="T108"/>
      <text:p text:style-name="P156">All<text:span text:style-name="T101"> </text:span>in<text:span text:style-name="T129"> </text:span>all,<text:span text:style-name="T118"> </text:span>this<text:span text:style-name="T129"> </text:span>was<text:span text:style-name="T118"> </text:span>among<text:span text:style-name="T122"> </text:span>my<text:span text:style-name="T118"> </text:span>most<text:span text:style-name="T129"> </text:span>craziest<text:span text:style-name="T118"> </text:span>professional<text:span text:style-name="T118"> </text:span>experiences,<text:span text:style-name="T118"> </text:span>that<text:span text:style-name="T118"> </text:span>made<text:span text:style-name="T101"> </text:span>me<text:span text:style-name="T122"> </text:span>learn<text:span text:style-name="T129"> </text:span>a<text:span text:style-name="T118"> </text:span>lot<text:span text:style-name="T101"> </text:span>about<text:span text:style-name="T113"> </text:span>who<text:span text:style-name="T105"> </text:span>i am<text:span text:style-name="T105"> </text:span>in<text:span text:style-name="T114"> </text:span>the<text:span text:style-name="T105"> </text:span>IT<text:span text:style-name="T105"> </text:span>industry.</text:p>
      <text:p text:style-name="P129" loext:marker-style-name="T90"/>
      <text:p text:style-name="P143">Also<text:span text:style-name="T111"> </text:span>my<text:span text:style-name="T103"> </text:span>first<text:span text:style-name="T111"> </text:span>experience<text:span text:style-name="T111"> </text:span>as<text:span text:style-name="T109"> </text:span>a<text:span text:style-name="T111"> </text:span>pure<text:span text:style-name="T109"> </text:span>Software<text:span text:style-name="T111"> </text:span>guy,<text:span text:style-name="T109"> </text:span>putting<text:span text:style-name="T109"> </text:span>his<text:span text:style-name="T109"> </text:span>hands<text:span text:style-name="T109"> </text:span>unawarely<text:span text:style-name="T109"> </text:span>into<text:span text:style-name="T111"> </text:span>infrastrucutre.</text:p>
      <text:p text:style-name="P146" loext:marker-style-name="T108"/>
      <text:p text:style-name="P159">And<text:span text:style-name="T101"> </text:span>finally,<text:span text:style-name="T101"> </text:span>this<text:span text:style-name="T118"> </text:span>is<text:span text:style-name="T101"> </text:span>the<text:span text:style-name="T129"> </text:span>point<text:span text:style-name="T101"> </text:span>where<text:span text:style-name="T101"> </text:span>I<text:span text:style-name="T101"> </text:span>started<text:span text:style-name="T118"> </text:span>there<text:span text:style-name="T103"> </text:span>changing<text:span text:style-name="T118"> </text:span>the<text:span text:style-name="T118"> </text:span>way<text:span text:style-name="T118"> </text:span>i<text:span text:style-name="T103"> </text:span>definded<text:span text:style-name="T118"> </text:span>my<text:span text:style-name="T118"> </text:span>self :<text:span text:style-name="T118"> </text:span>at<text:span text:style-name="T103"> </text:span>that<text:span text:style-name="T101"> </text:span>point,<text:span text:style-name="T101"> </text:span>I<text:span text:style-name="T113"> </text:span>used<text:span text:style-name="T114"> </text:span>to<text:span text:style-name="T105"> </text:span>say that<text:span text:style-name="T119"> </text:span>i<text:span text:style-name="T105"> </text:span>am<text:span text:style-name="T119"> </text:span>a<text:span text:style-name="T105"> </text:span>«<text:span text:style-name="T105"> </text:span>FullStack »<text:span text:style-name="T105"> </text:span>Architect.</text:p>
      <text:p text:style-name="P91" loext:marker-style-name="T32"><text:span text:style-name="T48">Duties</text:span><text:span text:style-name="T53"> </text:span><text:span text:style-name="T48">and</text:span><text:span text:style-name="T53"> </text:span><text:span text:style-name="T48">Achievements</text:span></text:p>
      <text:list text:continue-numbering="true" text:style-name="WWNum1">
        <text:list-item>
          <text:p text:style-name="P64" loext:marker-style-name="T34"><text:span text:style-name="T34">The</text:span><text:span text:style-name="T38"> </text:span><text:span text:style-name="T34">Work</text:span><text:span text:style-name="T62"> </text:span><text:span text:style-name="T34">began</text:span><text:span text:style-name="T62"> </text:span><text:span text:style-name="T34">with</text:span><text:span text:style-name="T62"> </text:span><text:span text:style-name="T34">the</text:span><text:span text:style-name="T62"> </text:span><text:span text:style-name="T34">desing</text:span><text:span text:style-name="T62"> </text:span><text:span text:style-name="T34">and</text:span><text:span text:style-name="T62"> </text:span><text:span text:style-name="T34">implementation</text:span><text:span text:style-name="T62"> </text:span><text:span text:style-name="T34">of</text:span><text:span text:style-name="T41"> </text:span><text:span text:style-name="T34">a</text:span><text:span text:style-name="T41"> </text:span><text:span text:style-name="T34">simple</text:span><text:span text:style-name="T41"> </text:span><text:span text:style-name="T34">utility</text:span><text:span text:style-name="T62"> </text:span><text:span text:style-name="T34">software,</text:span><text:span text:style-name="T62"> </text:span><text:span text:style-name="T34">whose</text:span><text:span text:style-name="T41"> </text:span><text:span text:style-name="T34">goal</text:span><text:span text:style-name="T44"> </text:span><text:span text:style-name="T34">was</text:span><text:span text:style-name="T38"> </text:span><text:span text:style-name="T34">to</text:span><text:span text:style-name="T41"> </text:span><text:span text:style-name="T34">normalize</text:span><text:span text:style-name="T38"> </text:span><text:span text:style-name="T34">Business</text:span><text:span text:style-name="T38"> </text:span><text:span text:style-name="T34">Processes,</text:span><text:span text:style-name="T41"> </text:span><text:span text:style-name="T34">especially</text:span><text:span text:style-name="T41"> </text:span><text:span text:style-name="T34">for</text:span><text:span text:style-name="T41"> </text:span><text:span text:style-name="T34">the</text:span><text:span text:style-name="T41"> </text:span><text:span text:style-name="T34">commercial</text:span><text:span text:style-name="T38"> </text:span><text:span text:style-name="T34">and</text:span><text:span text:style-name="T41"> </text:span><text:span text:style-name="T34">build</text:span><text:span text:style-name="T41"> </text:span><text:span text:style-name="T34">sites</text:span><text:span text:style-name="T38"> </text:span><text:span text:style-name="T34">managers</text:span><text:span text:style-name="T44"> </text:span><text:span text:style-name="T34">everyday</text:span><text:span text:style-name="T47"> </text:span><text:span text:style-name="T34">tasks.</text:span></text:p>
        </text:list-item>
        <text:list-item>
          <text:p text:style-name="P58" loext:marker-style-name="T34"><text:span text:style-name="T34">I</text:span><text:span text:style-name="T62"> </text:span><text:span text:style-name="T34">then</text:span><text:span text:style-name="T62"> </text:span><text:span text:style-name="T34">made</text:span><text:span text:style-name="T62"> </text:span><text:span text:style-name="T34">it</text:span><text:span text:style-name="T62"> </text:span><text:span text:style-name="T34">production</text:span><text:span text:style-name="T57"> </text:span><text:span text:style-name="T34">«</text:span><text:span text:style-name="T57"> </text:span><text:span text:style-name="T34">almost</text:span><text:span text:style-name="T57"> </text:span><text:span text:style-name="T34">»</text:span><text:span text:style-name="T57"> </text:span><text:span text:style-name="T34">ready,</text:span><text:span text:style-name="T62"> </text:span><text:span text:style-name="T34">by</text:span><text:span text:style-name="T62"> </text:span><text:span text:style-name="T34">adding</text:span><text:span text:style-name="T59"> </text:span><text:span text:style-name="T34">to</text:span><text:span text:style-name="T62"> </text:span><text:span text:style-name="T34">it</text:span><text:span text:style-name="T57"> </text:span><text:span text:style-name="T34">the</text:span><text:span text:style-name="T57"> </text:span><text:span text:style-name="T34">seed</text:span><text:span text:style-name="T57"> </text:span><text:span text:style-name="T34">of</text:span><text:span text:style-name="T57"> </text:span><text:span text:style-name="T34">a</text:span><text:span text:style-name="T41"> </text:span><text:span text:style-name="T34">DRP.</text:span><text:span text:style-name="T57"> </text:span><text:span text:style-name="T34">The</text:span><text:span text:style-name="T57"> </text:span><text:span text:style-name="T34">implemented</text:span><text:span text:style-name="T44"> </text:span><text:span text:style-name="T34">services were relation to construction project management : Gantt Charts, Tasks Management,</text:span><text:span text:style-name="T36"> </text:span><text:span text:style-name="T34">reporting.</text:span></text:p>
        </text:list-item>
        <text:list-item>
          <text:p text:style-name="P15" loext:marker-style-name="T34"><text:span text:style-name="T34">A</text:span><text:span text:style-name="T40"> </text:span><text:span text:style-name="T34">second</text:span><text:span text:style-name="T41"> </text:span><text:span text:style-name="T34">generation,</text:span><text:span text:style-name="T41"> </text:span><text:span text:style-name="T34">redesigned</text:span><text:span text:style-name="T62"> </text:span><text:span text:style-name="T34">IS</text:span><text:span text:style-name="T41"> </text:span><text:span text:style-name="T34">turned</text:span><text:span text:style-name="T62"> </text:span><text:span text:style-name="T34">it</text:span><text:span text:style-name="T41"> </text:span><text:span text:style-name="T34">into</text:span><text:span text:style-name="T41"> </text:span><text:span text:style-name="T34">a</text:span><text:span text:style-name="T62"> </text:span><text:span text:style-name="T34">B.A.M.</text:span><text:span text:style-name="T41"> </text:span><text:span text:style-name="T34">system</text:span><text:span text:style-name="T38"> </text:span><text:span text:style-name="T34">(Business</text:span><text:span text:style-name="T41"> </text:span><text:span text:style-name="T34">Activity</text:span><text:span text:style-name="T44"> </text:span><text:span text:style-name="T34">Monitoring) using</text:span><text:span text:style-name="T67"> </text:span><text:span text:style-name="T34">:</text:span></text:p>
          <text:list>
            <text:list-item>
              <text:p text:style-name="P33" loext:marker-style-name="T34"><text:span text:style-name="T34">The</text:span><text:span text:style-name="T41"> </text:span><text:span text:style-name="T34">Acitviti</text:span><text:span text:style-name="T62"> </text:span><text:span text:style-name="T34">BPMN</text:span><text:span text:style-name="T62"> </text:span><text:span text:style-name="T34">engine.</text:span></text:p>
            </text:list-item>
            <text:list-item>
              <text:p text:style-name="P29" loext:marker-style-name="T34"><text:span text:style-name="T34">A</text:span><text:span text:style-name="T40"> </text:span><text:span text:style-name="T34">JBI</text:span><text:span text:style-name="T63"> </text:span><text:span text:style-name="T34">ESB</text:span><text:span text:style-name="T41"> </text:span><text:span text:style-name="T34">coupled</text:span><text:span text:style-name="T41"> </text:span><text:span text:style-name="T34">to</text:span><text:span text:style-name="T41"> </text:span><text:span text:style-name="T34">the</text:span><text:span text:style-name="T62"> </text:span><text:span text:style-name="T34">BPMN</text:span><text:span text:style-name="T41"> </text:span><text:span text:style-name="T34">engine,</text:span><text:span text:style-name="T41"> </text:span><text:span text:style-name="T34">SOA</text:span><text:span text:style-name="T41"> </text:span><text:span text:style-name="T34">architecture</text:span><text:span text:style-name="T62"> </text:span><text:span text:style-name="T34">(all</text:span><text:span text:style-name="T41"> </text:span><text:span text:style-name="T34">BPMN</text:span><text:span text:style-name="T41"> </text:span><text:span text:style-name="T34">execution</text:span><text:span text:style-name="T62"> </text:span><text:span text:style-name="T34">were</text:span><text:span text:style-name="T44"> </text:span><text:span text:style-name="T34">invoked</text:span><text:span text:style-name="T46"> </text:span><text:span text:style-name="T34">through</text:span><text:span text:style-name="T46"> </text:span><text:span text:style-name="T34">the</text:span><text:span text:style-name="T47"> </text:span><text:span text:style-name="T34">ESB,</text:span><text:span text:style-name="T46"> </text:span><text:span text:style-name="T34">using</text:span><text:span text:style-name="T46"> </text:span><text:span text:style-name="T34">JAX-WS</text:span><text:span text:style-name="T46"> </text:span><text:span text:style-name="T34">/</text:span><text:span text:style-name="T47"> </text:span><text:span text:style-name="T34">JAX-RS).</text:span></text:p>
            </text:list-item>
            <text:list-item>
              <text:p text:style-name="P33" loext:marker-style-name="T34"><text:span text:style-name="T34">15</text:span><text:span text:style-name="T47"> </text:span><text:span text:style-name="T34">users</text:span><text:span text:style-name="T47"> </text:span><text:span text:style-name="T34">in</text:span><text:span text:style-name="T36"> </text:span><text:span text:style-name="T34">January 2014,</text:span><text:span text:style-name="T47"> </text:span><text:span text:style-name="T34">up to</text:span><text:span text:style-name="T47"> </text:span><text:span text:style-name="T34">30</text:span><text:span text:style-name="T47"> </text:span><text:span text:style-name="T34">end</text:span><text:span text:style-name="T36"> </text:span><text:span text:style-name="T34">of</text:span><text:span text:style-name="T47"> </text:span><text:span text:style-name="T34">2014,</text:span><text:span text:style-name="T47"> </text:span><text:span text:style-name="T34">then 40</text:span><text:span text:style-name="T47"> </text:span><text:span text:style-name="T34">end of 2015.</text:span></text:p>
            </text:list-item>
            <text:list-item>
              <text:p text:style-name="P30" loext:marker-style-name="T34"><text:span text:style-name="T34">As</text:span><text:span text:style-name="T41"> </text:span><text:span text:style-name="T34">I</text:span><text:span text:style-name="T62"> </text:span><text:span text:style-name="T34">first</text:span><text:span text:style-name="T62"> </text:span><text:span text:style-name="T34">talked</text:span><text:span text:style-name="T41"> </text:span><text:span text:style-name="T34">of</text:span><text:span text:style-name="T62"> </text:span><text:span text:style-name="T34">the</text:span><text:span text:style-name="T57"> </text:span><text:span text:style-name="T34">critical</text:span><text:span text:style-name="T41"> </text:span><text:span text:style-name="T34">importance</text:span><text:span text:style-name="T57"> </text:span><text:span text:style-name="T34">of</text:span><text:span text:style-name="T62"> </text:span><text:span text:style-name="T34">a</text:span><text:span text:style-name="T38"> </text:span><text:span text:style-name="T34">DRP,</text:span><text:span text:style-name="T62"> </text:span><text:span text:style-name="T34">i</text:span><text:span text:style-name="T62"> </text:span><text:span text:style-name="T34">was</text:span><text:span text:style-name="T62"> </text:span><text:span text:style-name="T34">certainly</text:span><text:span text:style-name="T41"> </text:span><text:span text:style-name="T34">not</text:span><text:span text:style-name="T62"> </text:span><text:span text:style-name="T34">realizing</text:span><text:span text:style-name="T57"> </text:span><text:span text:style-name="T34">how</text:span><text:span text:style-name="T41"> </text:span><text:span text:style-name="T34">deeply</text:span><text:span text:style-name="T44"> </text:span><text:span text:style-name="T34">I</text:span><text:span text:style-name="T73"> </text:span><text:span text:style-name="T34">would</text:span><text:span text:style-name="T36"> </text:span><text:span text:style-name="T34">dive into infrastructure</text:span><text:span text:style-name="T36"> </text:span><text:span text:style-name="T34">management...</text:span></text:p>
            </text:list-item>
          </text:list>
        </text:list-item>
        <text:list-item>
          <text:p text:style-name="P59" loext:marker-style-name="T34"><text:span text:style-name="T34">I</text:span><text:span text:style-name="T62"> </text:span><text:span text:style-name="T34">built</text:span><text:span text:style-name="T62"> </text:span><text:span text:style-name="T34">month</text:span><text:span text:style-name="T59"> </text:span><text:span text:style-name="T34">weeks</text:span><text:span text:style-name="T62"> </text:span><text:span text:style-name="T34">after</text:span><text:span text:style-name="T62"> </text:span><text:span text:style-name="T34">weeks</text:span><text:span text:style-name="T57"> </text:span><text:span text:style-name="T34">a</text:span><text:span text:style-name="T57"> </text:span><text:span text:style-name="T34">small</text:span><text:span text:style-name="T62"> </text:span><text:span text:style-name="T34">team</text:span><text:span text:style-name="T62"> </text:span><text:span text:style-name="T34">consisteing</text:span><text:span text:style-name="T57"> </text:span><text:span text:style-name="T34">of</text:span><text:span text:style-name="T57"> </text:span><text:span text:style-name="T34">3</text:span><text:span text:style-name="T62"> </text:span><text:span text:style-name="T34">to</text:span><text:span text:style-name="T62"> </text:span><text:span text:style-name="T34">5</text:span><text:span text:style-name="T57"> </text:span><text:span text:style-name="T34">developers</text:span><text:span text:style-name="T62"> </text:span><text:span text:style-name="T34">and</text:span><text:span text:style-name="T62"> </text:span><text:span text:style-name="T34">ops,</text:span><text:span text:style-name="T57"> </text:span><text:span text:style-name="T34">I</text:span><text:span text:style-name="T62"> </text:span><text:span text:style-name="T34">was</text:span><text:span text:style-name="T57"> </text:span><text:span text:style-name="T34">the</text:span><text:span text:style-name="T44"> </text:span><text:span text:style-name="T34">software architect with 2 developers, and manager for the 2 / 3 ops engineers (system enginrer,</text:span><text:span text:style-name="T36"> </text:span><text:span text:style-name="T34">security</text:span><text:span text:style-name="T47"> </text:span><text:span text:style-name="T34">engineer, network</text:span><text:span text:style-name="T47"> </text:span><text:span text:style-name="T34">engineer).</text:span></text:p>
        </text:list-item>
        <text:list-item>
          <text:p text:style-name="P16" loext:marker-style-name="T34"><text:span text:style-name="T34">I</text:span><text:span text:style-name="T41"> </text:span><text:span text:style-name="T34">was</text:span><text:span text:style-name="T41"> </text:span><text:span text:style-name="T34">personnaly</text:span><text:span text:style-name="T41"> </text:span><text:span text:style-name="T34">working</text:span><text:span text:style-name="T62"> </text:span><text:span text:style-name="T34">on</text:span><text:span text:style-name="T41"> </text:span><text:span text:style-name="T34">the</text:span><text:span text:style-name="T41"> </text:span><text:span text:style-name="T34">CI</text:span><text:span text:style-name="T41"> </text:span><text:span text:style-name="T34">system</text:span><text:span text:style-name="T41"> </text:span><text:span text:style-name="T34">a</text:span><text:span text:style-name="T38"> </text:span><text:span text:style-name="T34">classical</text:span><text:span text:style-name="T38"> </text:span><text:span text:style-name="T34">recipe</text:span><text:span text:style-name="T62"> </text:span><text:span text:style-name="T34">of</text:span><text:span text:style-name="T71"> </text:span><text:span text:style-name="T34">Git,</text:span><text:span text:style-name="T41"> </text:span><text:span text:style-name="T34">Maven,</text:span><text:span text:style-name="T41"> </text:span><text:span text:style-name="T34">Jenkins</text:span><text:span text:style-name="T41"> </text:span><text:span text:style-name="T34">(Junit,</text:span><text:span text:style-name="T44"> </text:span><text:span text:style-name="T34">DbUnit,</text:span><text:span text:style-name="T46"> </text:span><text:span text:style-name="T34">Mockito,</text:span><text:span text:style-name="T46"> </text:span><text:span text:style-name="T34">etc...),</text:span><text:span text:style-name="T46"> </text:span><text:span text:style-name="T34">Artifactory.</text:span><text:span text:style-name="T59"> </text:span><text:span text:style-name="T34">All</text:span><text:span text:style-name="T46"> </text:span><text:span text:style-name="T34">classics</text:span><text:span text:style-name="T46"> </text:span><text:span text:style-name="T34">of</text:span><text:span text:style-name="T59"> </text:span><text:span text:style-name="T34">that</text:span><text:span text:style-name="T59"> </text:span><text:span text:style-name="T34">prehistorc</text:span><text:span text:style-name="T47"> </text:span><text:span text:style-name="T34">times.</text:span></text:p>
        </text:list-item>
        <text:list-item>
          <text:p text:style-name="P60" loext:marker-style-name="T34"><text:span text:style-name="T34">One</text:span><text:span text:style-name="T46"> </text:span><text:span text:style-name="T34">unthinkable</text:span><text:span text:style-name="T47"> </text:span><text:span text:style-name="T34">thing</text:span><text:span text:style-name="T46"> </text:span><text:span text:style-name="T34">happened</text:span><text:span text:style-name="T46"> </text:span><text:span text:style-name="T34">there,</text:span><text:span text:style-name="T47"> </text:span><text:span text:style-name="T34">where</text:span><text:span text:style-name="T59"> </text:span><text:span text:style-name="T34">i</text:span><text:span text:style-name="T59"> </text:span><text:span text:style-name="T34">lerned</text:span><text:span text:style-name="T47"> </text:span><text:span text:style-name="T34">a</text:span><text:span text:style-name="T57"> </text:span><text:span text:style-name="T34">lot</text:span><text:span text:style-name="T46"> </text:span><text:span text:style-name="T34">about</text:span><text:span text:style-name="T59"> </text:span><text:span text:style-name="T34">real</text:span><text:span text:style-name="T46"> </text:span><text:span text:style-name="T34">infratructure</text:span><text:span text:style-name="T67"> </text:span><text:span text:style-name="T34">,</text:span><text:span text:style-name="T46"> </text:span><text:span text:style-name="T34">I</text:span><text:span text:style-name="T46"> </text:span><text:span text:style-name="T34">conducted</text:span><text:span text:style-name="T44"> </text:span><text:span text:style-name="T34">and designed a full server room: SPVC used on premises servers, the IS being used by</text:span><text:span text:style-name="T36"> </text:span><text:span text:style-name="T34">employees</text:span><text:span text:style-name="T74"> </text:span><text:span text:style-name="T34">from</text:span><text:span text:style-name="T59"> </text:span><text:span text:style-name="T34">their</text:span><text:span text:style-name="T47"> </text:span><text:span text:style-name="T34">tablets</text:span><text:span text:style-name="T46"> </text:span><text:span text:style-name="T34">mainly</text:span><text:span text:style-name="T46"> </text:span><text:span text:style-name="T34">(MTT</text:span><text:span text:style-name="T59"> </text:span><text:span text:style-name="T34">french</text:span><text:span text:style-name="T47"> </text:span><text:span text:style-name="T34">trademark</text:span><text:span text:style-name="T46"> </text:span><text:span text:style-name="T34">Android</text:span><text:span text:style-name="T46"> </text:span><text:span text:style-name="T34">tablet).</text:span><text:span text:style-name="T47"> </text:span><text:span text:style-name="T34">A</text:span><text:span text:style-name="T46"> </text:span><text:span text:style-name="T34">crazy</text:span></text:p>
        </text:list-item>
      </text:list>
      <text:p text:style-name="P167">experience where i learned what a datacenter really is, e.g. what material are used on the floor<text:span text:style-name="T114"> </text:span>(epoxy)<text:span text:style-name="T111"> </text:span>of<text:span text:style-name="T111"> </text:span>datacenters,<text:span text:style-name="T111"> </text:span>Server<text:span text:style-name="T109"> </text:span>Hardware<text:span text:style-name="T116"> </text:span>Benchmark,<text:span text:style-name="T109"> </text:span>network<text:span text:style-name="T111"> </text:span>backbone,<text:span text:style-name="T111"> </text:span>DRP<text:span text:style-name="T111"> </text:span>with<text:span text:style-name="T109"> </text:span>FM200<text:span text:style-name="T111"> </text:span>fire<text:span text:style-name="T113"> </text:span>systems,<text:span text:style-name="T142"> </text:span>air colling,<text:span text:style-name="T114"> </text:span>electricity<text:span text:style-name="T105"> </text:span>etc...</text:p>
      <text:p text:style-name="P132" loext:marker-style-name="T90"/>
      <text:p text:style-name="P84" loext:marker-style-name="T32"><text:span text:style-name="T33">Technique</text:span><text:span text:style-name="T33"/></text:p>
      <text:p text:style-name="P137" loext:marker-style-name="T93"/>
      <text:list text:continue-numbering="true" text:style-name="WWNum1">
        <text:list-item>
          <text:p text:style-name="P61" loext:marker-style-name="T34"><text:span text:style-name="T34">Operational</text:span><text:span text:style-name="T36"> </text:span><text:span text:style-name="T34">:</text:span><text:span text:style-name="T70"> </text:span><text:span text:style-name="T34">Gantt</text:span><text:span text:style-name="T69"> </text:span><text:span text:style-name="T34">charts,</text:span><text:span text:style-name="T70"> </text:span><text:span text:style-name="T34">Specific</text:span><text:span text:style-name="T69"> </text:span><text:span text:style-name="T34">Terms</text:span><text:span text:style-name="T75"> </text:span><text:span text:style-name="T34">and</text:span><text:span text:style-name="T70"> </text:span><text:span text:style-name="T34">Conditions</text:span><text:span text:style-name="T70"> </text:span><text:span text:style-name="T34">documents</text:span><text:span text:style-name="T67"> </text:span><text:span text:style-name="T34">in</text:span><text:span text:style-name="T69"> </text:span><text:span text:style-name="T34">building</text:span><text:span text:style-name="T69"> </text:span><text:span text:style-name="T34">industry</text:span><text:span text:style-name="T36"> </text:span><text:span text:style-name="T34">(CCTP</text:span><text:span text:style-name="T41"> </text:span><text:span text:style-name="T34">in</text:span><text:span text:style-name="T41"> </text:span><text:span text:style-name="T34">French)</text:span><text:span text:style-name="T41"> </text:span><text:span text:style-name="T34">/</text:span><text:span text:style-name="T41"> </text:span><text:span text:style-name="T34">Response</text:span><text:span text:style-name="T38"> </text:span><text:span text:style-name="T34">to</text:span><text:span text:style-name="T62"> </text:span><text:span text:style-name="T34">tenders</text:span><text:span text:style-name="T41"> </text:span><text:span text:style-name="T34">(«</text:span><text:span text:style-name="T59"> </text:span><text:span text:style-name="T34">Réponses</text:span><text:span text:style-name="T41"> </text:span><text:span text:style-name="T34">à</text:span><text:span text:style-name="T62"> </text:span><text:span text:style-name="T34">appel</text:span><text:span text:style-name="T38"> </text:span><text:span text:style-name="T34">d’offres</text:span><text:span text:style-name="T62"> </text:span><text:span text:style-name="T34">»</text:span><text:span text:style-name="T41"> </text:span><text:span text:style-name="T34">in</text:span><text:span text:style-name="T62"> </text:span><text:span text:style-name="T34">French)</text:span><text:span text:style-name="T62"> </text:span><text:span text:style-name="T34">/</text:span><text:span text:style-name="T38"> </text:span><text:span text:style-name="T34">supply</text:span><text:span text:style-name="T41"> </text:span><text:span text:style-name="T34">chain</text:span><text:span text:style-name="T44"> </text:span><text:span text:style-name="T34">management</text:span><text:span text:style-name="T46"> </text:span><text:span text:style-name="T34">on a</text:span><text:span text:style-name="T36"> </text:span><text:span text:style-name="T34">constuction site.</text:span></text:p>
        </text:list-item>
        <text:list-item>
          <text:p text:style-name="P42" loext:marker-style-name="T34"><text:span text:style-name="T34">Devops</text:span><text:span text:style-name="T62"> </text:span><text:span text:style-name="T34">stack</text:span><text:span text:style-name="T47"> </text:span><text:span text:style-name="T34">:</text:span><text:span text:style-name="T57"> </text:span><text:span text:style-name="T34">Chef.io,</text:span><text:span text:style-name="T59"> </text:span><text:span text:style-name="T34">Virtual</text:span><text:span text:style-name="T62"> </text:span><text:span text:style-name="T34">Box</text:span><text:span text:style-name="T57"> </text:span><text:span text:style-name="T34">SOAP</text:span><text:span text:style-name="T57"> </text:span><text:span text:style-name="T34">API,</text:span><text:span text:style-name="T57"> </text:span><text:span text:style-name="T34">KVM</text:span><text:span text:style-name="T62"> </text:span><text:span text:style-name="T34">Virtual</text:span><text:span text:style-name="T62"> </text:span><text:span text:style-name="T34">Manager</text:span><text:span text:style-name="T57"> </text:span><text:span text:style-name="T34">OS:</text:span><text:span text:style-name="T57"> </text:span><text:span text:style-name="T34">CentOS</text:span><text:span text:style-name="T46"> </text:span><text:span text:style-name="T34">6.x,</text:span><text:span text:style-name="T44"> </text:span><text:span text:style-name="T34">Ubuntu</text:span><text:span text:style-name="T47"> </text:span><text:span text:style-name="T34">server</text:span></text:p>
        </text:list-item>
        <text:list-item>
          <text:p text:style-name="P43" loext:marker-style-name="T34"><text:span text:style-name="T34">CI stack : Artifactory, MAVEN3 (M2E), Git, Eclipse (eclipse bpmn modeler), Jenkins,</text:span><text:span text:style-name="T44"> </text:span><text:span text:style-name="T34">Checkstyle, JMeter, JUnit,</text:span><text:span text:style-name="T47"> </text:span><text:span text:style-name="T34">Mockito, DbUnit.</text:span></text:p>
        </text:list-item>
        <text:list-item>
          <text:p text:style-name="P65" loext:marker-style-name="T34"><text:span text:style-name="T34">Dev</text:span><text:span text:style-name="T38"> </text:span><text:span text:style-name="T34">stack</text:span><text:span text:style-name="T57"> </text:span><text:span text:style-name="T34">:</text:span><text:span text:style-name="T41"> </text:span><text:span text:style-name="T34">Spring,</text:span><text:span text:style-name="T41"> </text:span><text:span text:style-name="T34">JPA,</text:span><text:span text:style-name="T41"> </text:span><text:span text:style-name="T34">Activiti</text:span><text:span text:style-name="T41"> </text:span><text:span text:style-name="T34">BPMN</text:span><text:span text:style-name="T41"> </text:span><text:span text:style-name="T34">engine,</text:span><text:span text:style-name="T41"> </text:span><text:span text:style-name="T34">petals</text:span><text:span text:style-name="T41"> </text:span><text:span text:style-name="T34">ESB</text:span><text:span text:style-name="T41"> </text:span><text:span text:style-name="T34">/</text:span><text:span text:style-name="T38"> </text:span><text:span text:style-name="T34">JBI</text:span><text:span text:style-name="T38"> </text:span><text:span text:style-name="T34">java</text:span><text:span text:style-name="T38"> </text:span><text:span text:style-name="T34">standard,</text:span><text:span text:style-name="T41"> </text:span><text:span text:style-name="T34">tomcat</text:span><text:span text:style-name="T41"> </text:span><text:span text:style-name="T34">7,</text:span><text:span text:style-name="T41"> </text:span><text:span text:style-name="T34">JAX-</text:span><text:span text:style-name="T44"> </text:span><text:span text:style-name="T34">WS/</text:span><text:span text:style-name="T49"> </text:span><text:span text:style-name="T34">SOAP/</text:span><text:span text:style-name="T49"> </text:span><text:span text:style-name="T34">WSDL,</text:span><text:span text:style-name="T50"> </text:span><text:span text:style-name="T34">JAX-RS,</text:span><text:span text:style-name="T49"> </text:span><text:span text:style-name="T34">Spring</text:span><text:span text:style-name="T51"> </text:span><text:span text:style-name="T34">WS,</text:span><text:span text:style-name="T51"> </text:span><text:span text:style-name="T34">JSF2,</text:span><text:span text:style-name="T51"> </text:span><text:span text:style-name="T34">Prime</text:span><text:span text:style-name="T51"> </text:span><text:span text:style-name="T34">Faces,</text:span><text:span text:style-name="T51"> </text:span><text:span text:style-name="T34">jQuery</text:span><text:span text:style-name="T50"> </text:span><text:span text:style-name="T34">v2.x.x,</text:span><text:span text:style-name="T49"> </text:span><text:span text:style-name="T34">JavaMail,</text:span><text:span text:style-name="T51"> </text:span><text:span text:style-name="T34">Apache</text:span><text:span text:style-name="T76"> </text:span><text:span text:style-name="T34">James</text:span><text:span text:style-name="T47"> </text:span><text:span text:style-name="T34">server,</text:span><text:span text:style-name="T36"> </text:span><text:span text:style-name="T34">Mailets.</text:span></text:p>
        </text:list-item>
        <text:list-item>
          <text:p text:style-name="P69" loext:marker-style-name="T34"><text:span text:style-name="T34">Misc.</text:span><text:span text:style-name="T46"> </text:span><text:span text:style-name="T34">:</text:span><text:span text:style-name="T46"> </text:span><text:span text:style-name="T34">FM200</text:span><text:span text:style-name="T46"> </text:span><text:span text:style-name="T34">?</text:span></text:p>
        </text:list-item>
      </text:list>
      <text:h text:style-name="P80" text:outline-level="3"><text:bookmark text:name="Atermès Group"/><text:span text:style-name="T20">Atermès</text:span><text:span text:style-name="T23"> </text:span><text:span text:style-name="T20">Group</text:span></text:h>
      <text:p text:style-name="P118" loext:marker-style-name="T29"/>
      <text:p text:style-name="P143"><text:span text:style-name="T100">Java</text:span><text:span text:style-name="T115"> </text:span><text:span text:style-name="T100">Dev</text:span><text:span text:style-name="T144"> </text:span><text:span text:style-name="T100">Engineer</text:span></text:p>
      <text:p text:style-name="P142">02/2013<text:span text:style-name="T105"> </text:span>–<text:span text:style-name="T105"> </text:span>05/2013</text:p>
      <text:p text:style-name="P146" loext:marker-style-name="T108"/>
      <text:p text:style-name="P143">Atermès<text:span text:style-name="T109"> </text:span>is<text:span text:style-name="T109"> </text:span>a<text:span text:style-name="T109"> </text:span>French<text:span text:style-name="T103"> </text:span>Company<text:span text:style-name="T103"> </text:span>affiliated<text:span text:style-name="T103"> </text:span>to<text:span text:style-name="T103"> </text:span>Thalès,<text:span text:style-name="T109"> </text:span>a<text:span text:style-name="T103"> </text:span>player<text:span text:style-name="T101"> </text:span>in<text:span text:style-name="T109"> </text:span>the<text:span text:style-name="T103"> </text:span>military<text:span text:style-name="T103"> </text:span>technologies<text:span text:style-name="T109"> </text:span>industry.</text:p>
      <text:p text:style-name="P146" loext:marker-style-name="T108"/>
      <text:p text:style-name="P161">As Java Dev Engineer, I worked in the R&amp;D department, where i designed and implemented a set of<text:span text:style-name="T113"> </text:span>Java<text:span text:style-name="T127"> </text:span>JSE6<text:span text:style-name="T116"> </text:span>Swing<text:span text:style-name="T127"> </text:span>components,<text:span text:style-name="T116"> </text:span>using<text:span text:style-name="T127"> </text:span>the<text:span text:style-name="T116"> </text:span>Luciad<text:span text:style-name="T116"> </text:span>Lightspeed<text:span text:style-name="T116"> </text:span>framework<text:span text:style-name="T127"> </text:span>(a<text:span text:style-name="T127"> </text:span>GIS<text:span text:style-name="T127"> </text:span>Framework,<text:span text:style-name="T116"> </text:span>very<text:span text:style-name="T116"> </text:span>early<text:span text:style-name="T113"> </text:span>endowed<text:span text:style-name="T105"> </text:span>with<text:span text:style-name="T114"> </text:span>3D capabilities).</text:p>
      <text:p text:style-name="P162">It<text:span text:style-name="T127"> </text:span>was<text:span text:style-name="T109"> </text:span>mainly<text:span text:style-name="T111"> </text:span>about<text:span text:style-name="T127"> </text:span>Terran<text:span text:style-name="T109"> </text:span>elevation<text:span text:style-name="T111"> </text:span>analysis,<text:span text:style-name="T116"> </text:span>hypsometry<text:span text:style-name="T116"> </text:span>in<text:span text:style-name="T116"> </text:span>GIS.<text:span text:style-name="T113"> </text:span>Military purpose<text:span text:style-name="T105"> </text:span>only.</text:p>
      <text:p text:style-name="P169" loext:marker-style-name="T117"/>
      <text:p text:style-name="P89" loext:marker-style-name="T32"><text:span text:style-name="T48">Duties</text:span><text:span text:style-name="T53"> </text:span><text:span text:style-name="T48">and</text:span><text:span text:style-name="T53"> </text:span><text:span text:style-name="T48">Achievements</text:span></text:p>
      <text:p text:style-name="P127" loext:marker-style-name="T89"/>
      <text:list text:continue-numbering="true" text:style-name="WWNum1">
        <text:list-item>
          <text:p text:style-name="P17" loext:marker-style-name="T34"><text:span text:style-name="T34">designed</text:span><text:span text:style-name="T40"> </text:span><text:span text:style-name="T34">and</text:span><text:span text:style-name="T38"> </text:span><text:span text:style-name="T34">implemented</text:span><text:span text:style-name="T38"> </text:span><text:span text:style-name="T34">a</text:span><text:span text:style-name="T38"> </text:span><text:span text:style-name="T34">set</text:span><text:span text:style-name="T38"> </text:span><text:span text:style-name="T34">of</text:span><text:span text:style-name="T40"> </text:span><text:span text:style-name="T34">Java</text:span><text:span text:style-name="T41"> </text:span><text:span text:style-name="T34">JSE6</text:span><text:span text:style-name="T38"> </text:span><text:span text:style-name="T34">Swing</text:span><text:span text:style-name="T38"> </text:span><text:span text:style-name="T34">components,</text:span><text:span text:style-name="T38"> </text:span><text:span text:style-name="T34">using</text:span><text:span text:style-name="T38"> </text:span><text:span text:style-name="T34">the</text:span><text:span text:style-name="T38"> </text:span><text:span text:style-name="T34">Luciad</text:span><text:span text:style-name="T41"> </text:span><text:span text:style-name="T34">Lightspeed</text:span><text:span text:style-name="T44"> </text:span><text:span text:style-name="T34">framework,</text:span><text:span text:style-name="T47"> </text:span><text:span text:style-name="T34">and</text:span><text:span text:style-name="T46"> </text:span><text:span text:style-name="T34">Luciad</text:span><text:span text:style-name="T47"> </text:span><text:span text:style-name="T34">Lightspeed</text:span><text:span text:style-name="T46"> </text:span><text:span text:style-name="T34">hypsometric</text:span><text:span text:style-name="T47"> </text:span><text:span text:style-name="T34">"IndexColorModels".</text:span></text:p>
        </text:list-item>
        <text:list-item>
          <text:p text:style-name="P18" loext:marker-style-name="T34"><text:span text:style-name="T34">I</text:span><text:span text:style-name="T38"> </text:span><text:span text:style-name="T34">pushed</text:span><text:span text:style-name="T41"> </text:span><text:span text:style-name="T34">in</text:span><text:span text:style-name="T38"> </text:span><text:span text:style-name="T34">Junit</text:span><text:span text:style-name="T40"> </text:span><text:span text:style-name="T34">tesyting,</text:span><text:span text:style-name="T41"> </text:span><text:span text:style-name="T34">the</text:span><text:span text:style-name="T40"> </text:span><text:span text:style-name="T34">guys</text:span><text:span text:style-name="T38"> </text:span><text:span text:style-name="T34">were</text:span><text:span text:style-name="T41"> </text:span><text:span text:style-name="T34">manily</text:span><text:span text:style-name="T41"> </text:span><text:span text:style-name="T34">working</text:span><text:span text:style-name="T38"> </text:span><text:span text:style-name="T34">over</text:span><text:span text:style-name="T38"> </text:span><text:span text:style-name="T34">there</text:span><text:span text:style-name="T40"> </text:span><text:span text:style-name="T34">with</text:span><text:span text:style-name="T41"> </text:span><text:span text:style-name="T34">the</text:span><text:span text:style-name="T41"> </text:span><text:span text:style-name="T34">well</text:span><text:span text:style-name="T38"> </text:span><text:span text:style-name="T34">know</text:span><text:span text:style-name="T38"> </text:span><text:span text:style-name="T34">Qt</text:span><text:span text:style-name="T40"> </text:span><text:span text:style-name="T34">C++</text:span><text:span text:style-name="T44"> </text:span><text:span text:style-name="T34">UI</text:span><text:span text:style-name="T47"> </text:span><text:span text:style-name="T34">framework.</text:span></text:p>
        </text:list-item>
        <text:list-item>
          <text:p text:style-name="P32" loext:marker-style-name="T34"><text:span text:style-name="T34">I</text:span><text:span text:style-name="T62"> </text:span><text:span text:style-name="T34">learned</text:span><text:span text:style-name="T59"> </text:span><text:span text:style-name="T34">for</text:span><text:span text:style-name="T57"> </text:span><text:span text:style-name="T34">the</text:span><text:span text:style-name="T59"> </text:span><text:span text:style-name="T34">first</text:span><text:span text:style-name="T62"> </text:span><text:span text:style-name="T34">time,</text:span><text:span text:style-name="T59"> </text:span><text:span text:style-name="T34">and</text:span><text:span text:style-name="T62"> </text:span><text:span text:style-name="T34">a</text:span><text:span text:style-name="T62"> </text:span><text:span text:style-name="T34">lot</text:span><text:span text:style-name="T57"> </text:span><text:span text:style-name="T34">about</text:span><text:span text:style-name="T62"> </text:span><text:span text:style-name="T34">GIS</text:span><text:span text:style-name="T57"> </text:span><text:span text:style-name="T34">systems :</text:span></text:p>
          <text:list>
            <text:list-item>
              <text:p text:style-name="P35" loext:marker-style-name="T34"><text:span text:style-name="T34">that’s</text:span><text:span text:style-name="T40"> </text:span><text:span text:style-name="T34">after</text:span><text:span text:style-name="T38"> </text:span><text:span text:style-name="T34">that</text:span><text:span text:style-name="T38"> </text:span><text:span text:style-name="T34">pro</text:span><text:span text:style-name="T40"> </text:span><text:span text:style-name="T34">experience,</text:span><text:span text:style-name="T38"> </text:span><text:span text:style-name="T34">that</text:span><text:span text:style-name="T38"> </text:span><text:span text:style-name="T34">I</text:span><text:span text:style-name="T40"> </text:span><text:span text:style-name="T34">got</text:span><text:span text:style-name="T50"> </text:span><text:span text:style-name="T34">interested</text:span><text:span text:style-name="T38"> </text:span><text:span text:style-name="T34">into</text:span><text:span text:style-name="T40"> </text:span><text:span text:style-name="T34">OpenStreetMap,</text:span><text:span text:style-name="T38"> </text:span><text:span text:style-name="T34">Leaflet,</text:span><text:span text:style-name="T38"> </text:span><text:span text:style-name="T34">etc.</text:span></text:p>
            </text:list-item>
            <text:list-item>
              <text:p text:style-name="P31" loext:marker-style-name="T34"><text:span text:style-name="T34">Fundamental knowledge : géoïde, ellipsoïde de référence, système de</text:span><text:span text:style-name="T36"> </text:span><text:span text:style-name="T34">référence,</text:span><text:span text:style-name="T50"> </text:span><text:span text:style-name="T34">projections,</text:span><text:span text:style-name="T50"> </text:span><text:span text:style-name="T34">point</text:span><text:span text:style-name="T50"> </text:span><text:span text:style-name="T34">de</text:span><text:span text:style-name="T51"> </text:span><text:span text:style-name="T34">référence,</text:span><text:span text:style-name="T50"> </text:span><text:span text:style-name="T34">datum,</text:span><text:span text:style-name="T40"> </text:span><text:span text:style-name="T34">tuiles,</text:span><text:span text:style-name="T50"> </text:span><text:span text:style-name="T34">"line-of-sights",</text:span><text:span text:style-name="T50"> </text:span><text:span text:style-name="T34">etc.…</text:span></text:p>
            </text:list-item>
          </text:list>
        </text:list-item>
      </text:list>
      <text:p text:style-name="P178" loext:marker-style-name="T133"/>
      <text:p text:style-name="P86" loext:marker-style-name="T32"><text:span text:style-name="T33">Tech</text:span><text:span text:style-name="T33"/></text:p>
      <text:list text:continue-numbering="true" text:style-name="WWNum1">
        <text:list-item>
          <text:p text:style-name="P49" loext:marker-style-name="T34"><text:span text:style-name="T34">Devops</text:span><text:span text:style-name="T77"> </text:span><text:span text:style-name="T34">stack:</text:span><text:span text:style-name="T77"> </text:span><text:span text:style-name="T34">empty</text:span></text:p>
        </text:list-item>
        <text:list-item>
          <text:p text:style-name="P52" loext:marker-style-name="T34"><text:span text:style-name="T34">OS:</text:span><text:span text:style-name="T50"> </text:span><text:span text:style-name="T34">Windows,</text:span><text:span text:style-name="T38"> </text:span><text:span text:style-name="T34">sur</text:span><text:span text:style-name="T38"> </text:span><text:span text:style-name="T34">machines</text:span><text:span text:style-name="T38"> </text:span><text:span text:style-name="T34">Dell</text:span><text:span text:style-name="T40"> </text:span><text:span text:style-name="T34">Alienware</text:span></text:p>
        </text:list-item>
        <text:list-item>
          <text:p text:style-name="P52" loext:marker-style-name="T34"><text:span text:style-name="T34">CI</text:span><text:span text:style-name="T70"> </text:span><text:span text:style-name="T34">stack:</text:span><text:span text:style-name="T67"> </text:span><text:span text:style-name="T34">quasi-empty</text:span><text:span text:style-name="T70"> </text:span><text:span text:style-name="T34">:</text:span><text:span text:style-name="T69"> </text:span><text:span text:style-name="T34">Maven</text:span><text:span text:style-name="T69"> </text:span><text:span text:style-name="T34">+</text:span><text:span text:style-name="T70"> </text:span><text:span text:style-name="T34">Junit</text:span></text:p>
        </text:list-item>
        <text:list-item>
          <text:p text:style-name="P52" loext:marker-style-name="T34"><text:span text:style-name="T34">Dev</text:span><text:span text:style-name="T62"> </text:span><text:span text:style-name="T34">stack:</text:span><text:span text:style-name="T62"> </text:span><text:span text:style-name="T34">Swing</text:span><text:span text:style-name="T57"> </text:span><text:span text:style-name="T34">JSE6,</text:span><text:span text:style-name="T62"> </text:span><text:span text:style-name="T34">JAXB,</text:span><text:span text:style-name="T57"> </text:span><text:span text:style-name="T34">Luciad</text:span><text:span text:style-name="T62"> </text:span><text:span text:style-name="T34">Lightspeed,</text:span><text:span text:style-name="T57"> </text:span><text:span text:style-name="T34">MVC2</text:span><text:span text:style-name="T62"> </text:span><text:span text:style-name="T34">design</text:span><text:span text:style-name="T57"> </text:span><text:span text:style-name="T34">pattern.</text:span></text:p>
        </text:list-item>
        <text:list-item>
          <text:p text:style-name="P48" loext:marker-style-name="T34"><text:span text:style-name="T34">Misc.</text:span><text:span text:style-name="T41"> </text:span><text:span text:style-name="T34">:</text:span><text:span text:style-name="T38"> </text:span><text:span text:style-name="T34">a</text:span><text:span text:style-name="T57"> </text:span><text:span text:style-name="T34">bit</text:span><text:span text:style-name="T38"> </text:span><text:span text:style-name="T34">of</text:span><text:span text:style-name="T41"> </text:span><text:span text:style-name="T34">differential</text:span><text:span text:style-name="T62"> </text:span><text:span text:style-name="T34">geometry</text:span><text:span text:style-name="T41"> </text:span><text:span text:style-name="T34">of</text:span><text:span text:style-name="T41"> </text:span><text:span text:style-name="T34">finite</text:span><text:span text:style-name="T57"> </text:span><text:span text:style-name="T34">dimensional</text:span><text:span text:style-name="T38"> </text:span><text:span text:style-name="T34">manifolds.</text:span></text:p>
        </text:list-item>
      </text:list>
      <text:p text:style-name="P169" loext:marker-style-name="T117"/>
      <text:p text:style-name="P169" loext:marker-style-name="T117"/>
      <text:p text:style-name="P169" loext:marker-style-name="T117"/>
      <text:p text:style-name="P182" loext:marker-style-name="T145"/>
      <text:h text:style-name="Heading_20_2" text:outline-level="3"><text:bookmark text:name="Michael Page International"/><text:span text:style-name="T1">Michael</text:span><text:span text:style-name="T23"> </text:span><text:span text:style-name="T1">Page</text:span><text:span text:style-name="T23"> </text:span><text:span text:style-name="T20">International</text:span></text:h>
      <text:p text:style-name="P118" loext:marker-style-name="T29"/>
      <text:p text:style-name="P141"><text:span text:style-name="T100">Dev</text:span><text:span text:style-name="T123"> </text:span><text:span text:style-name="T100">Engineer</text:span><text:span text:style-name="T130"> </text:span><text:span text:style-name="T100">at</text:span><text:span text:style-name="T106"> </text:span><text:span text:style-name="T100">Michael</text:span><text:span text:style-name="T130"> </text:span><text:span text:style-name="T100">Page’s</text:span><text:span text:style-name="T120"> </text:span><text:span text:style-name="T100">IT</text:span><text:span text:style-name="T123"> </text:span><text:span text:style-name="T100">dept.,</text:span><text:span text:style-name="T120"> </text:span><text:span text:style-name="T100">EMEA</text:span></text:p>
      <text:p text:style-name="P142">01/2012<text:span text:style-name="T105"> </text:span>–<text:span text:style-name="T105"> </text:span>11/2012</text:p>
      <text:p text:style-name="P146" loext:marker-style-name="T108"/>
      <text:p text:style-name="P153">At<text:span text:style-name="T103"> </text:span>the<text:span text:style-name="T118"> </text:span>heart<text:span text:style-name="T103"> </text:span>of<text:span text:style-name="T101"> </text:span>Michael<text:span text:style-name="T101"> </text:span>Page’s<text:span text:style-name="T101"> </text:span>IT<text:span text:style-name="T103"> </text:span>Department<text:span text:style-name="T103"> </text:span>(EMEA),<text:span text:style-name="T118"> </text:span>I<text:span text:style-name="T118"> </text:span>took<text:span text:style-name="T101"> </text:span>part<text:span text:style-name="T101"> </text:span>in<text:span text:style-name="T101"> </text:span>the<text:span text:style-name="T118"> </text:span>full<text:span text:style-name="T101"> </text:span>revamping<text:span text:style-name="T118"> </text:span>of<text:span text:style-name="T101"> </text:span>Michael<text:span text:style-name="T113"> </text:span>Page’s Inforamtion system, along with 10 à 15 Java Dev Engineers, 2/3 IT Architects, QA and ten<text:span text:style-name="T114"> </text:span>Business<text:span text:style-name="T105"> </text:span>Analysts.</text:p>
      <text:p text:style-name="P155">My<text:span text:style-name="T101"> </text:span>personal<text:span text:style-name="T118"> </text:span>scope<text:span text:style-name="T103"> </text:span>was<text:span text:style-name="T118"> </text:span>focused<text:span text:style-name="T118"> </text:span>on<text:span text:style-name="T118"> </text:span>the<text:span text:style-name="T103"> </text:span>«<text:span text:style-name="T122"> </text:span>backend<text:span text:style-name="T103"> </text:span>»<text:span text:style-name="T118"> </text:span>part<text:span text:style-name="T101"> </text:span>of<text:span text:style-name="T118"> </text:span>all<text:span text:style-name="T118"> </text:span>software<text:span text:style-name="T118"> </text:span>responsible<text:span text:style-name="T101"> </text:span>for<text:span text:style-name="T101"> </text:span>Candidates<text:span text:style-name="T113"> </text:span>Processes Management, including the Candidates Assessment. This was my first professional<text:span text:style-name="T114"> </text:span>experience<text:span text:style-name="T119"> </text:span>into<text:span text:style-name="T105"> </text:span>a<text:span text:style-name="T119"> </text:span>major<text:span text:style-name="T105"> </text:span>large scale<text:span text:style-name="T119"> </text:span>IT<text:span text:style-name="T119"> </text:span>Department<text:span text:style-name="T105"> </text:span>of an<text:span text:style-name="T105"> </text:span>International<text:span text:style-name="T119"> </text:span>Corporation.</text:p>
      <text:p text:style-name="P132" loext:marker-style-name="T90"/>
      <text:p text:style-name="P84" loext:marker-style-name="T32"><text:span text:style-name="T48">Duties</text:span><text:span text:style-name="T53"> </text:span><text:span text:style-name="T48">and</text:span><text:span text:style-name="T53"> </text:span><text:span text:style-name="T48">Achievements</text:span></text:p>
      <text:p text:style-name="P137" loext:marker-style-name="T93"/>
      <text:list text:continue-numbering="true" text:style-name="WWNum1">
        <text:list-item>
          <text:p text:style-name="P66" loext:marker-style-name="T34"><text:span text:style-name="T34">In</text:span><text:span text:style-name="T41"> </text:span><text:span text:style-name="T34">collaboration</text:span><text:span text:style-name="T41"> </text:span><text:span text:style-name="T34">with</text:span><text:span text:style-name="T62"> </text:span><text:span text:style-name="T34">IT</text:span><text:span text:style-name="T38"> </text:span><text:span text:style-name="T34">Architects,</text:span><text:span text:style-name="T62"> </text:span><text:span text:style-name="T34">and</text:span><text:span text:style-name="T41"> </text:span><text:span text:style-name="T34">Business</text:span><text:span text:style-name="T41"> </text:span><text:span text:style-name="T34">Analysts,</text:span><text:span text:style-name="T62"> </text:span><text:span text:style-name="T34">I</text:span><text:span text:style-name="T41"> </text:span><text:span text:style-name="T34">designed</text:span><text:span text:style-name="T62"> </text:span><text:span text:style-name="T34">and</text:span><text:span text:style-name="T62"> </text:span><text:span text:style-name="T34">implemented</text:span><text:span text:style-name="T41"> </text:span><text:span text:style-name="T34">the</text:span><text:span text:style-name="T44"> </text:span><text:span text:style-name="T34">"candidate</text:span><text:span text:style-name="T57"> </text:span><text:span text:style-name="T34">assessement"</text:span><text:span text:style-name="T57"> </text:span><text:span text:style-name="T34">components.</text:span><text:span text:style-name="T57"> </text:span><text:span text:style-name="T34">That</text:span><text:span text:style-name="T62"> </text:span><text:span text:style-name="T34">made</text:span><text:span text:style-name="T62"> </text:span><text:span text:style-name="T34">me</text:span><text:span text:style-name="T59"> </text:span><text:span text:style-name="T34">an</text:span><text:span text:style-name="T57"> </text:span><text:span text:style-name="T34">SME</text:span><text:span text:style-name="T59"> </text:span><text:span text:style-name="T34">on</text:span><text:span text:style-name="T57"> </text:span><text:span text:style-name="T34">the</text:span><text:span text:style-name="T62"> </text:span><text:span text:style-name="T34">Candidate</text:span><text:span text:style-name="T62"> </text:span><text:span text:style-name="T34">Assessment</text:span><text:span text:style-name="T76"> </text:span><text:span text:style-name="T34">functional</text:span><text:span text:style-name="T47"> </text:span><text:span text:style-name="T34">scope.</text:span></text:p>
        </text:list-item>
        <text:list-item>
          <text:p text:style-name="P68" loext:marker-style-name="T34"><text:span text:style-name="T34">Learned</text:span><text:span text:style-name="T59"> </text:span><text:span text:style-name="T34">a</text:span><text:span text:style-name="T57"> </text:span><text:span text:style-name="T34">lot</text:span><text:span text:style-name="T59"> </text:span><text:span text:style-name="T34">on</text:span><text:span text:style-name="T57"> </text:span><text:span text:style-name="T34">HR</text:span><text:span text:style-name="T59"> </text:span><text:span text:style-name="T34">Business</text:span><text:span text:style-name="T59"> </text:span><text:span text:style-name="T34">Process</text:span><text:span text:style-name="T57"> </text:span><text:span text:style-name="T34">in</text:span><text:span text:style-name="T59"> </text:span><text:span text:style-name="T34">the</text:span><text:span text:style-name="T46"> </text:span><text:span text:style-name="T34">real</text:span><text:span text:style-name="T62"> </text:span><text:span text:style-name="T34">world</text:span></text:p>
        </text:list-item>
        <text:list-item>
          <text:p text:style-name="P19" loext:marker-style-name="T34"><text:span text:style-name="T34">Classic</text:span><text:span text:style-name="T52"> </text:span><text:span text:style-name="T34">Java</text:span><text:span text:style-name="T52"> </text:span><text:span text:style-name="T34">developmen,</text:span><text:span text:style-name="T49"> </text:span><text:span text:style-name="T34">involving</text:span><text:span text:style-name="T54"> </text:span><text:span text:style-name="T34">CI,</text:span><text:span text:style-name="T54"> </text:span><text:span text:style-name="T34">using</text:span><text:span text:style-name="T54"> </text:span><text:span text:style-name="T34">Maven,</text:span><text:span text:style-name="T54"> </text:span><text:span text:style-name="T34">JUnit,</text:span><text:span text:style-name="T54"> </text:span><text:span text:style-name="T34">on</text:span><text:span text:style-name="T49"> </text:span><text:span text:style-name="T34">premise</text:span><text:span text:style-name="T52"> </text:span><text:span text:style-name="T34">Nexus</text:span><text:span text:style-name="T54"> </text:span><text:span text:style-name="T34">Sonatype</text:span><text:span text:style-name="T52"> </text:span><text:span text:style-name="T34">repo.</text:span><text:span text:style-name="T44"> </text:span><text:span text:style-name="T34">Some</text:span><text:span text:style-name="T57"> </text:span><text:span text:style-name="T34">Java</text:span><text:span text:style-name="T59"> </text:span><text:span text:style-name="T34">dependencies had</text:span><text:span text:style-name="T46"> </text:span><text:span text:style-name="T34">to</text:span><text:span text:style-name="T46"> </text:span><text:span text:style-name="T34">be</text:span><text:span text:style-name="T47"> </text:span><text:span text:style-name="T34">«</text:span><text:span text:style-name="T59"> </text:span><text:span text:style-name="T34">mavenized »,</text:span><text:span text:style-name="T46"> </text:span><text:span text:style-name="T34">some</text:span><text:span text:style-name="T59"> </text:span><text:span text:style-name="T34">others</text:span><text:span text:style-name="T46"> </text:span><text:span text:style-name="T34">already</text:span><text:span text:style-name="T46"> </text:span><text:span text:style-name="T34">were.</text:span></text:p>
        </text:list-item>
        <text:list-item>
          <text:p text:style-name="P20" loext:marker-style-name="T34"><text:span text:style-name="T34">I</text:span><text:span text:style-name="T57"> </text:span><text:span text:style-name="T34">took</text:span><text:span text:style-name="T57"> </text:span><text:span text:style-name="T34">part</text:span><text:span text:style-name="T57"> </text:span><text:span text:style-name="T34">in</text:span><text:span text:style-name="T57"> </text:span><text:span text:style-name="T34">a</text:span><text:span text:style-name="T62"> </text:span><text:span text:style-name="T34">huge</text:span><text:span text:style-name="T57"> </text:span><text:span text:style-name="T34">Security</text:span><text:span text:style-name="T57"> </text:span><text:span text:style-name="T34">Operation,</text:span><text:span text:style-name="T59"> </text:span><text:span text:style-name="T34">because</text:span><text:span text:style-name="T62"> </text:span><text:span text:style-name="T34">of</text:span><text:span text:style-name="T57"> </text:span><text:span text:style-name="T34">a</text:span><text:span text:style-name="T46"> </text:span><text:span text:style-name="T34">discovered</text:span><text:span text:style-name="T59"> </text:span><text:span text:style-name="T34">major</text:span><text:span text:style-name="T57"> </text:span><text:span text:style-name="T34">intrusion</text:span><text:span text:style-name="T57"> </text:span><text:span text:style-name="T34">attack</text:span><text:span text:style-name="T57"> </text:span><text:span text:style-name="T34">in</text:span><text:span text:style-name="T44"> </text:span><text:span text:style-name="T34">Michael</text:span><text:span text:style-name="T57"> </text:span><text:span text:style-name="T34">Page</text:span><text:span text:style-name="T46"> </text:span><text:span text:style-name="T34">Information</text:span><text:span text:style-name="T46"> </text:span><text:span text:style-name="T34">System,</text:span><text:span text:style-name="T59"> </text:span><text:span text:style-name="T34">a</text:span><text:span text:style-name="T46"> </text:span><text:span text:style-name="T34">long</text:span><text:span text:style-name="T46"> </text:span><text:span text:style-name="T34">memorable</text:span><text:span text:style-name="T57"> </text:span><text:span text:style-name="T34">pizza</text:span><text:span text:style-name="T57"> </text:span><text:span text:style-name="T34">week-end...</text:span></text:p>
        </text:list-item>
        <text:list-item>
          <text:p text:style-name="P32" loext:marker-style-name="T34"><text:span text:style-name="T34">I</text:span><text:span text:style-name="T62"> </text:span><text:span text:style-name="T34">started</text:span><text:span text:style-name="T62"> </text:span><text:span text:style-name="T34">there</text:span><text:span text:style-name="T62"> </text:span><text:span text:style-name="T34">being</text:span><text:span text:style-name="T57"> </text:span><text:span text:style-name="T34">involved</text:span><text:span text:style-name="T59"> </text:span><text:span text:style-name="T34">into</text:span><text:span text:style-name="T57"> </text:span><text:span text:style-name="T34">topics</text:span><text:span text:style-name="T62"> </text:span><text:span text:style-name="T34">of</text:span><text:span text:style-name="T57"> </text:span><text:span text:style-name="T34">CICD</text:span><text:span text:style-name="T62"> </text:span><text:span text:style-name="T34">and</text:span><text:span text:style-name="T57"> </text:span><text:span text:style-name="T34">it</text:span><text:span text:style-name="T62"> </text:span><text:span text:style-name="T34">the</text:span><text:span text:style-name="T57"> </text:span><text:span text:style-name="T34">Infrastructure</text:span><text:span text:style-name="T62"> </text:span><text:span text:style-name="T34">it</text:span><text:span text:style-name="T41"> </text:span><text:span text:style-name="T34">relies</text:span><text:span text:style-name="T57"> </text:span><text:span text:style-name="T34">on.</text:span></text:p>
        </text:list-item>
        <text:list-item>
          <text:p text:style-name="P21" loext:marker-style-name="T34"><text:span text:style-name="T34">I</text:span><text:span text:style-name="T40"> </text:span><text:span text:style-name="T34">worked</text:span><text:span text:style-name="T41"> </text:span><text:span text:style-name="T34">on</text:span><text:span text:style-name="T38"> </text:span><text:span text:style-name="T34">a</text:span><text:span text:style-name="T40"> </text:span><text:span text:style-name="T34">proposal</text:span><text:span text:style-name="T40"> </text:span><text:span text:style-name="T34">for</text:span><text:span text:style-name="T38"> </text:span><text:span text:style-name="T34">using</text:span><text:span text:style-name="T38"> </text:span><text:span text:style-name="T34">the</text:span><text:span text:style-name="T40"> </text:span><text:span text:style-name="T34">Fractal</text:span><text:span text:style-name="T40"> </text:span><text:span text:style-name="T34">Julia</text:span><text:span text:style-name="T38"> </text:span><text:span text:style-name="T34">Framework</text:span><text:span text:style-name="T38"> </text:span><text:span text:style-name="T34">to</text:span><text:span text:style-name="T38"> </text:span><text:span text:style-name="T34">refactor</text:span><text:span text:style-name="T41"> </text:span><text:span text:style-name="T34">functional</text:span><text:span text:style-name="T38"> </text:span><text:span text:style-name="T34">units</text:span><text:span text:style-name="T40"> </text:span><text:span text:style-name="T34">along</text:span><text:span text:style-name="T44"> </text:span><text:span text:style-name="T34">the</text:span><text:span text:style-name="T46"> </text:span><text:span text:style-name="T34">IS revamping process.</text:span></text:p>
        </text:list-item>
      </text:list>
      <text:p text:style-name="P176" loext:marker-style-name="T133"/>
      <text:p text:style-name="P93" loext:marker-style-name="T32"><text:span text:style-name="T33">Tech</text:span><text:span text:style-name="T33"/></text:p>
      <text:list text:continue-numbering="true" text:style-name="WWNum1">
        <text:list-item>
          <text:p text:style-name="P49" loext:marker-style-name="T34"><text:span text:style-name="T34">Devops</text:span><text:span text:style-name="T77"> </text:span><text:span text:style-name="T34">stack:</text:span><text:span text:style-name="T77"> </text:span><text:span text:style-name="T34">empty</text:span></text:p>
        </text:list-item>
        <text:list-item>
          <text:p text:style-name="P52" loext:marker-style-name="T34"><text:span text:style-name="T34">OS:</text:span><text:span text:style-name="T57"> </text:span><text:span text:style-name="T34">Windows</text:span></text:p>
        </text:list-item>
        <text:list-item>
          <text:p text:style-name="P52" loext:marker-style-name="T34"><text:span text:style-name="T34">CI</text:span><text:span text:style-name="T46"> </text:span><text:span text:style-name="T34">stack:</text:span><text:span text:style-name="T46"> </text:span><text:span text:style-name="T34">Maven,</text:span><text:span text:style-name="T47"> </text:span><text:span text:style-name="T34">Tortoise</text:span><text:span text:style-name="T47"> </text:span><text:span text:style-name="T34">SVN,</text:span><text:span text:style-name="T47"> </text:span><text:span text:style-name="T34">JIRA,</text:span><text:span text:style-name="T47"> </text:span><text:span text:style-name="T34">Jenkins,</text:span><text:span text:style-name="T46"> </text:span><text:span text:style-name="T34">Nexus</text:span><text:span text:style-name="T47"> </text:span><text:span text:style-name="T34">Sonatype.</text:span></text:p>
        </text:list-item>
        <text:list-item>
          <text:p text:style-name="P44" loext:marker-style-name="T34"><text:span text:style-name="T34">Dev stack: Tomcat 6, WebLogic 9, struts 1, Taglibs, Spring, hibernate, JUnit, JMX, JAXP,</text:span><text:span text:style-name="T36"> </text:span><text:span text:style-name="T34">Log4J,</text:span><text:span text:style-name="T38"> </text:span><text:span text:style-name="T34">Fractal</text:span><text:span text:style-name="T40"> </text:span><text:span text:style-name="T34">Julia,</text:span><text:span text:style-name="T41"> </text:span><text:span text:style-name="T34">Javamail.(2011</text:span><text:span text:style-name="T38"> </text:span><text:span text:style-name="T34">:</text:span><text:span text:style-name="T38"> </text:span><text:span text:style-name="T34">cf.</text:span><text:span text:style-name="T38"> </text:span><text:span text:style-name="T34">Mon</text:span><text:span text:style-name="T38"> </text:span><text:span text:style-name="T34">année</text:span><text:span text:style-name="T40"> </text:span><text:span text:style-name="T34">de</text:span><text:span text:style-name="T41"> </text:span><text:span text:style-name="T34">diplôme</text:span><text:span text:style-name="T38"> </text:span><text:span text:style-name="T34">Architecte</text:span><text:span text:style-name="T38"> </text:span><text:span text:style-name="T34">logiciel</text:span><text:span text:style-name="T38"> </text:span><text:span text:style-name="T34">AFCEPF)</text:span></text:p>
        </text:list-item>
      </text:list>
      <text:p text:style-name="P169" loext:marker-style-name="T117"/>
      <text:p text:style-name="P85" loext:marker-style-name="T32"><text:span text:style-name="T146">{</text:span><text:span text:style-name="T147"> </text:span><text:span text:style-name="T146">2011</text:span><text:span text:style-name="T148"> </text:span><text:span text:style-name="T146">:</text:span><text:span text:style-name="T149"> </text:span><text:span text:style-name="T146">I</text:span><text:span text:style-name="T149"> </text:span><text:span text:style-name="T146">spent</text:span><text:span text:style-name="T150"> </text:span><text:span text:style-name="T146">one</text:span><text:span text:style-name="T151"> </text:span><text:span text:style-name="T146">year</text:span><text:span text:style-name="T149"> </text:span><text:span text:style-name="T146">in</text:span><text:span text:style-name="T149"> </text:span><text:span text:style-name="T146">a</text:span><text:span text:style-name="T147"> </text:span><text:span text:style-name="T146">French</text:span><text:span text:style-name="T151"> </text:span><text:span text:style-name="T146">IT</text:span><text:span text:style-name="T149"> </text:span><text:span text:style-name="T146">school</text:span><text:span text:style-name="T149"> </text:span><text:span text:style-name="T146">named</text:span><text:span text:style-name="T149"> </text:span><text:span text:style-name="T146">«</text:span><text:span text:style-name="T152"> </text:span><text:span text:style-name="T146">AFCEPF</text:span><text:span text:style-name="T153"> </text:span><text:span text:style-name="T146">»</text:span><text:span text:style-name="T147"> </text:span><text:span text:style-name="T146">to</text:span><text:span text:style-name="T149"> </text:span><text:span text:style-name="T146">get</text:span><text:span text:style-name="T149"> </text:span><text:span text:style-name="T146">a</text:span><text:span text:style-name="T149"> </text:span><text:span text:style-name="T146">Software</text:span><text:span text:style-name="T147"> </text:span><text:span text:style-name="T146">Architect</text:span><text:span text:style-name="T150"> </text:span><text:span text:style-name="T146">degree}</text:span></text:p>
      <text:p text:style-name="P183" loext:marker-style-name="T154"/>
      <text:p text:style-name="P184" loext:marker-style-name="T155"/>
      <text:h text:style-name="Heading_20_2" text:outline-level="3"><text:bookmark text:name="Sanofi Aventis"/><text:span text:style-name="T20">Sanofi</text:span><text:span text:style-name="T24"> </text:span><text:span text:style-name="T20">Aventis</text:span></text:h>
      <text:p text:style-name="P118" loext:marker-style-name="T29"/>
      <text:p text:style-name="P143"><text:span text:style-name="T100">Java</text:span><text:span text:style-name="T156"> </text:span><text:span text:style-name="T100">Engineer</text:span><text:span text:style-name="T157"> </text:span><text:span text:style-name="T100">freelance</text:span></text:p>
      <text:p text:style-name="P142">02/2010<text:span text:style-name="T105"> </text:span>–<text:span text:style-name="T105"> </text:span>12/2010</text:p>
      <text:p text:style-name="P146" loext:marker-style-name="T108"/>
      <text:p text:style-name="P159">I was hired as contractor At Sanofi Aventis, R&amp;D, in order to design and develop a software able to<text:span text:style-name="T114"> </text:span>collect,<text:span text:style-name="T101"> </text:span>and<text:span text:style-name="T118"> </text:span>bring<text:span text:style-name="T118"> </text:span>up<text:span text:style-name="T118"> </text:span>analytics<text:span text:style-name="T101"> </text:span>in<text:span text:style-name="T118"> </text:span>form<text:span text:style-name="T118"> </text:span>of<text:span text:style-name="T118"> </text:span>Analitycs<text:span text:style-name="T118"> </text:span>Dashboard,<text:span text:style-name="T101"> </text:span>in<text:span text:style-name="T129"> </text:span>the<text:span text:style-name="T101"> </text:span>field<text:span text:style-name="T118"> </text:span>of<text:span text:style-name="T101"> </text:span>Genetics<text:span text:style-name="T143"> </text:span>:<text:span text:style-name="T101"> </text:span>The<text:span text:style-name="T101"> </text:span>researchers<text:span text:style-name="T113"> </text:span>had<text:span text:style-name="T105"> </text:span>in mind<text:span text:style-name="T105"> </text:span>to try and use<text:span text:style-name="T114"> </text:span>Data<text:span text:style-name="T105"> </text:span>mining techniques.</text:p>
      <text:p text:style-name="P128" loext:marker-style-name="T90"/>
      <text:p text:style-name="P174">The<text:span text:style-name="T118"> </text:span>main<text:span text:style-name="T129"> </text:span>requirements<text:span text:style-name="T122"> </text:span>were<text:span text:style-name="T119"> </text:span>:</text:p>
      <text:list text:continue-numbering="true" text:style-name="WWNum1">
        <text:list-item>
          <text:p text:style-name="P22" loext:marker-style-name="T34"><text:span text:style-name="T34">The software modularity : It should be easy to add more analysis modules, such as within a</text:span><text:span text:style-name="T36"> </text:span><text:span text:style-name="T34">plugin</text:span><text:span text:style-name="T41"> </text:span><text:span text:style-name="T34">model</text:span><text:span text:style-name="T57"> </text:span><text:span text:style-name="T34">:</text:span><text:span text:style-name="T41"> </text:span><text:span text:style-name="T34">The</text:span><text:span text:style-name="T41"> </text:span><text:span text:style-name="T34">researchers</text:span><text:span text:style-name="T62"> </text:span><text:span text:style-name="T34">wanted</text:span><text:span text:style-name="T57"> </text:span><text:span text:style-name="T34">th</text:span><text:span text:style-name="T41"> </text:span><text:span text:style-name="T34">eability</text:span><text:span text:style-name="T62"> </text:span><text:span text:style-name="T34">to</text:span><text:span text:style-name="T62"> </text:span><text:span text:style-name="T34">add</text:span><text:span text:style-name="T62"> </text:span><text:span text:style-name="T34">custom</text:span><text:span text:style-name="T41"> </text:span><text:span text:style-name="T34">analysis</text:span><text:span text:style-name="T62"> </text:span><text:span text:style-name="T34">modules</text:span><text:span text:style-name="T41"> </text:span><text:span text:style-name="T34">on</text:span><text:span text:style-name="T62"> </text:span><text:span text:style-name="T34">demand.</text:span></text:p>
        </text:list-item>
        <text:list-item>
          <text:p text:style-name="P23" loext:marker-style-name="T34"><text:span text:style-name="T34">Moreover,</text:span><text:span text:style-name="T49"> </text:span><text:span text:style-name="T34">the</text:span><text:span text:style-name="T51"> </text:span><text:span text:style-name="T34">plugins</text:span><text:span text:style-name="T49"> </text:span><text:span text:style-name="T34">must</text:span><text:span text:style-name="T54"> </text:span><text:span text:style-name="T34">not</text:span><text:span text:style-name="T49"> </text:span><text:span text:style-name="T34">require</text:span><text:span text:style-name="T54"> </text:span><text:span text:style-name="T34">any</text:span><text:span text:style-name="T54"> </text:span><text:span text:style-name="T34">change</text:span><text:span text:style-name="T54"> </text:span><text:span text:style-name="T34">for</text:span><text:span text:style-name="T49"> </text:span><text:span text:style-name="T34">deployment,</text:span><text:span text:style-name="T49"> </text:span><text:span text:style-name="T34">except</text:span><text:span text:style-name="T49"> </text:span><text:span text:style-name="T34">editing</text:span><text:span text:style-name="T51"> </text:span><text:span text:style-name="T34">a</text:span><text:span text:style-name="T44"> </text:span><text:span text:style-name="T34">configuration</text:span><text:span text:style-name="T47"> </text:span><text:span text:style-name="T34">file, and</text:span><text:span text:style-name="T47"> </text:span><text:span text:style-name="T34">a</text:span><text:span text:style-name="T36"> </text:span><text:span text:style-name="T34">restart.</text:span></text:p>
        </text:list-item>
      </text:list>
      <text:p text:style-name="P94" loext:marker-style-name="T32"><text:span text:style-name="T48">Duties</text:span><text:span text:style-name="T53"> </text:span><text:span text:style-name="T48">and</text:span><text:span text:style-name="T53"> </text:span><text:span text:style-name="T48">Achievements</text:span></text:p>
      <text:list text:continue-numbering="true" text:style-name="WWNum1">
        <text:list-item>
          <text:p text:style-name="P50" loext:marker-style-name="T34"><text:span text:style-name="T34">Développement,</text:span><text:span text:style-name="T78"> </text:span><text:span text:style-name="T34">UML</text:span><text:span text:style-name="T52"> </text:span><text:span text:style-name="T34">analysis,</text:span></text:p>
        </text:list-item>
        <text:list-item>
          <text:p text:style-name="P34" loext:marker-style-name="T34"><text:span text:style-name="T34">MVC2</text:span><text:span text:style-name="T41"> </text:span><text:span text:style-name="T34">Architecture</text:span><text:span text:style-name="T38"> </text:span><text:span text:style-name="T34">model,</text:span><text:span text:style-name="T62"> </text:span><text:span text:style-name="T34">struts</text:span><text:span text:style-name="T41"> </text:span><text:span text:style-name="T34">2,</text:span><text:span text:style-name="T62"> </text:span><text:span text:style-name="T34">Spring,</text:span><text:span text:style-name="T41"> </text:span><text:span text:style-name="T34">Hibernate</text:span><text:span text:style-name="T62"> </text:span><text:span text:style-name="T34">based</text:span><text:span text:style-name="T41"> </text:span><text:span text:style-name="T34">implementation</text:span></text:p>
        </text:list-item>
        <text:list-item>
          <text:p text:style-name="P24" loext:marker-style-name="T34"><text:span text:style-name="T34">Configuration</text:span><text:span text:style-name="T51"> </text:span><text:span text:style-name="T34">and</text:span><text:span text:style-name="T51"> </text:span><text:span text:style-name="T34">Set</text:span><text:span text:style-name="T51"> </text:span><text:span text:style-name="T34">up</text:span><text:span text:style-name="T80"> </text:span><text:span text:style-name="T34">of</text:span><text:span text:style-name="T51"> </text:span><text:span text:style-name="T34">Development</text:span><text:span text:style-name="T51"> </text:span><text:span text:style-name="T34">environments:</text:span><text:span text:style-name="T51"> </text:span><text:span text:style-name="T34">Eclipse</text:span><text:span text:style-name="T50"> </text:span><text:span text:style-name="T34">,</text:span><text:span text:style-name="T51"> </text:span><text:span text:style-name="T34">Maven,</text:span><text:span text:style-name="T50"> </text:span><text:span text:style-name="T34">Nexus,</text:span><text:span text:style-name="T51"> </text:span><text:span text:style-name="T34">SVN</text:span><text:span text:style-name="T44"> </text:span><text:span text:style-name="T34">Subversion</text:span><text:span text:style-name="T47"> </text:span><text:span text:style-name="T34">et</text:span><text:span text:style-name="T47"> </text:span><text:span text:style-name="T34">ses plugins</text:span><text:span text:style-name="T47"> </text:span><text:span text:style-name="T34">eclipse/tortoise.</text:span></text:p>
        </text:list-item>
        <text:list-item>
          <text:p text:style-name="P62" loext:marker-style-name="T34"><text:span text:style-name="T34">I conducted workshops to train 2 researchers for java development in that framework : they</text:span><text:span text:style-name="T36"> </text:span><text:span text:style-name="T34">wanted</text:span><text:span text:style-name="T50"> </text:span><text:span text:style-name="T34">to</text:span><text:span text:style-name="T40"> </text:span><text:span text:style-name="T34">develop</text:span><text:span text:style-name="T50"> </text:span><text:span text:style-name="T34">themselves</text:span><text:span text:style-name="T40"> </text:span><text:span text:style-name="T34">the</text:span><text:span text:style-name="T38"> </text:span><text:span text:style-name="T34">future</text:span><text:span text:style-name="T40"> </text:span><text:span text:style-name="T34">analysis</text:span><text:span text:style-name="T40"> </text:span><text:span text:style-name="T34">models,</text:span><text:span text:style-name="T40"> </text:span><text:span text:style-name="T34">with</text:span><text:span text:style-name="T40"> </text:span><text:span text:style-name="T34">the</text:span><text:span text:style-name="T38"> </text:span><text:span text:style-name="T34">help</text:span><text:span text:style-name="T40"> </text:span><text:span text:style-name="T34">of</text:span><text:span text:style-name="T40"> </text:span><text:span text:style-name="T34">other</text:span><text:span text:style-name="T50"> </text:span><text:span text:style-name="T34">contractyoirs</text:span><text:span text:style-name="T44"> </text:span><text:span text:style-name="T34">when needed.</text:span></text:p>
        </text:list-item>
        <text:list-item>
          <text:p text:style-name="P70" loext:marker-style-name="T34"><text:span text:style-name="T34">I</text:span><text:span text:style-name="T57"> </text:span><text:span text:style-name="T34">learned</text:span><text:span text:style-name="T46"> </text:span><text:span text:style-name="T34">a</text:span><text:span text:style-name="T57"> </text:span><text:span text:style-name="T34">bit</text:span><text:span text:style-name="T59"> </text:span><text:span text:style-name="T34">about</text:span><text:span text:style-name="T57"> </text:span><text:span text:style-name="T34">what</text:span><text:span text:style-name="T57"> </text:span><text:span text:style-name="T34">epi-genetics</text:span><text:span text:style-name="T59"> </text:span><text:span text:style-name="T34">is</text:span></text:p>
        </text:list-item>
      </text:list>
      <text:p text:style-name="P95" loext:marker-style-name="T32"><text:span text:style-name="T33">Tech</text:span><text:span text:style-name="T33"/></text:p>
      <text:list text:continue-numbering="true" text:style-name="WWNum1">
        <text:list-item>
          <text:p text:style-name="P49" loext:marker-style-name="T34"><text:span text:style-name="T34">Devops</text:span><text:span text:style-name="T75"> </text:span><text:span text:style-name="T34">stack</text:span><text:span text:style-name="T81"> </text:span><text:span text:style-name="T34">:</text:span><text:span text:style-name="T82"> </text:span><text:span text:style-name="T34">empty</text:span></text:p>
        </text:list-item>
        <text:list-item>
          <text:p text:style-name="P52" loext:marker-style-name="T34"><text:span text:style-name="T34">OS</text:span><text:span text:style-name="T46"> </text:span><text:span text:style-name="T34">:</text:span><text:span text:style-name="T59"> </text:span><text:span text:style-name="T34">Windows</text:span></text:p>
        </text:list-item>
        <text:list-item>
          <text:p text:style-name="P52" loext:marker-style-name="T34"><text:span text:style-name="T34">CI stack :</text:span><text:span text:style-name="T47"> </text:span><text:span text:style-name="T34">Subversion,</text:span><text:span text:style-name="T67"> </text:span><text:span text:style-name="T34">Tortoise</text:span><text:span text:style-name="T36"> </text:span><text:span text:style-name="T34">SVN.</text:span></text:p>
        </text:list-item>
        <text:list-item>
          <text:p text:style-name="P48" loext:marker-style-name="T34"><text:span text:style-name="T34">Dev</text:span><text:span text:style-name="T41"> </text:span><text:span text:style-name="T34">stack</text:span><text:span text:style-name="T59"> </text:span><text:span text:style-name="T34">:</text:span><text:span text:style-name="T41"> </text:span><text:span text:style-name="T34">Java</text:span><text:span text:style-name="T57"> </text:span><text:span text:style-name="T34">EE</text:span><text:span text:style-name="T41"> </text:span><text:span text:style-name="T34">Servlet</text:span><text:span text:style-name="T41"> </text:span><text:span text:style-name="T34">Containers,</text:span><text:span text:style-name="T41"> </text:span><text:span text:style-name="T34">Struts</text:span><text:span text:style-name="T62"> </text:span><text:span text:style-name="T34">2,</text:span><text:span text:style-name="T62"> </text:span><text:span text:style-name="T34">Taglibs,</text:span><text:span text:style-name="T62"> </text:span><text:span text:style-name="T34">Tomcat,</text:span><text:span text:style-name="T62"> </text:span><text:span text:style-name="T34">Spring,</text:span><text:span text:style-name="T62"> </text:span><text:span text:style-name="T34">Hibernate,</text:span><text:span text:style-name="T62"> </text:span><text:span text:style-name="T34">Junit</text:span></text:p>
        </text:list-item>
      </text:list>
      <text:p text:style-name="P185" loext:marker-style-name="T158"/>
      <text:h text:style-name="P81" text:outline-level="3"><text:bookmark text:name="CPAM"/><text:span text:style-name="T3">CPAM</text:span></text:h>
      <text:p text:style-name="P118" loext:marker-style-name="T29"/>
      <text:p text:style-name="P143"><text:span text:style-name="T121">Freelance</text:span><text:span text:style-name="T141"> </text:span><text:span text:style-name="T121">Java</text:span><text:span text:style-name="T138"> </text:span><text:span text:style-name="T107">Enginer</text:span></text:p>
      <text:p text:style-name="P142">03/2009<text:span text:style-name="T105"> </text:span>–<text:span text:style-name="T105"> </text:span>11/2009</text:p>
      <text:p text:style-name="P146" loext:marker-style-name="T108"/>
      <text:p text:style-name="P149">The<text:span text:style-name="T109"> </text:span>“CPAM”,<text:span text:style-name="T103"> </text:span>is<text:span text:style-name="T101"> </text:span>somehow<text:span text:style-name="T103"> </text:span>the<text:span text:style-name="T101"> </text:span>equivalent<text:span text:style-name="T103"> </text:span>of<text:span text:style-name="T103"> </text:span>NIH<text:span text:style-name="T101"> </text:span>in<text:span text:style-name="T103"> </text:span>the<text:span text:style-name="T101"> </text:span>USA.<text:span text:style-name="T101"> </text:span>I<text:span text:style-name="T103"> </text:span>was<text:span text:style-name="T103"> </text:span>hired<text:span text:style-name="T101"> </text:span>as<text:span text:style-name="T103"> </text:span>a<text:span text:style-name="T101"> </text:span>Java<text:span text:style-name="T118"> </text:span>technology<text:span text:style-name="T103"> </text:span>SME,<text:span text:style-name="T101"> </text:span>in<text:span text:style-name="T113"> </text:span>a<text:span text:style-name="T129"> </text:span>team<text:span text:style-name="T122"> </text:span>which<text:span text:style-name="T119"> </text:span>was<text:span text:style-name="T122"> </text:span>developing<text:span text:style-name="T119"> </text:span>a<text:span text:style-name="T129"> </text:span>task<text:span text:style-name="T122"> </text:span>management<text:span text:style-name="T122"> </text:span>and<text:span text:style-name="T122"> </text:span>employee<text:span text:style-name="T129"> </text:span>assessment<text:span text:style-name="T122"> </text:span>software.</text:p>
      <text:p text:style-name="P131" loext:marker-style-name="T90"/>
      <text:p text:style-name="P150">That<text:span text:style-name="T109"> </text:span>software<text:span text:style-name="T109"> </text:span>was<text:span text:style-name="T103"> </text:span>made<text:span text:style-name="T101"> </text:span>with<text:span text:style-name="T101"> </text:span>Java<text:span text:style-name="T118"> </text:span>Swing,<text:span text:style-name="T103"> </text:span>and<text:span text:style-name="T101"> </text:span>called<text:span text:style-name="T101"> </text:span>a<text:span text:style-name="T109"> </text:span>server<text:span text:style-name="T103"> </text:span>using<text:span text:style-name="T159"> </text:span>soap<text:span text:style-name="T103"> </text:span>webservices<text:span text:style-name="T103"> </text:span>(tomcat<text:span text:style-name="T103"> </text:span>axis2),<text:span text:style-name="T113"> </text:span>and<text:span text:style-name="T105"> </text:span>SQL<text:span text:style-name="T105"> </text:span>Server Database<text:span text:style-name="T119"> </text:span>behind<text:span text:style-name="T114"> </text:span>the<text:span text:style-name="T105"> </text:span>scene.</text:p>
      <text:p text:style-name="P131" loext:marker-style-name="T90"/>
      <text:p text:style-name="P143">All<text:span text:style-name="T116"> </text:span>classical<text:span text:style-name="T116"> </text:span>public<text:span text:style-name="T111"> </text:span>administration<text:span text:style-name="T111"> </text:span>needs,<text:span text:style-name="T109"> </text:span>nothing<text:span text:style-name="T111"> </text:span>fancy.</text:p>
      <text:p text:style-name="P147" loext:marker-style-name="T108"/>
      <text:p text:style-name="P84" loext:marker-style-name="T32"><text:span text:style-name="T48">Duties</text:span><text:span text:style-name="T53"> </text:span><text:span text:style-name="T48">and</text:span><text:span text:style-name="T53"> </text:span><text:span text:style-name="T48">Achievements</text:span></text:p>
      <text:list text:continue-numbering="true" text:style-name="WWNum1">
        <text:list-item>
          <text:p text:style-name="P50" loext:marker-style-name="T34"><text:span text:style-name="T34">UML</text:span><text:span text:style-name="T38"> </text:span><text:span text:style-name="T34">Use</text:span><text:span text:style-name="T41"> </text:span><text:span text:style-name="T34">cases</text:span><text:span text:style-name="T41"> </text:span><text:span text:style-name="T34">based</text:span><text:span text:style-name="T57"> </text:span><text:span text:style-name="T34">analysis,</text:span></text:p>
        </text:list-item>
        <text:list-item>
          <text:p text:style-name="P25" loext:marker-style-name="T34"><text:span text:style-name="T34">Java</text:span><text:span text:style-name="T41"> </text:span><text:span text:style-name="T34">Dev</text:span><text:span text:style-name="T38"> </text:span><text:span text:style-name="T34">(I</text:span><text:span text:style-name="T38"> </text:span><text:span text:style-name="T34">coded,</text:span><text:span text:style-name="T41"> </text:span><text:span text:style-name="T34">I</text:span><text:span text:style-name="T38"> </text:span><text:span text:style-name="T34">always</text:span><text:span text:style-name="T41"> </text:span><text:span text:style-name="T34">get</text:span><text:span text:style-name="T38"> </text:span><text:span text:style-name="T34">bored</text:span><text:span text:style-name="T38"> </text:span><text:span text:style-name="T34">if</text:span><text:span text:style-name="T62"> </text:span><text:span text:style-name="T34">i</text:span><text:span text:style-name="T40"> </text:span><text:span text:style-name="T34">do</text:span><text:span text:style-name="T38"> </text:span><text:span text:style-name="T34">not</text:span><text:span text:style-name="T38"> </text:span><text:span text:style-name="T34">code),</text:span><text:span text:style-name="T38"> </text:span><text:span text:style-name="T34">And</text:span><text:span text:style-name="T41"> </text:span><text:span text:style-name="T34">was</text:span><text:span text:style-name="T38"> </text:span><text:span text:style-name="T34">required</text:span><text:span text:style-name="T41"> </text:span><text:span text:style-name="T34">to</text:span><text:span text:style-name="T41"> </text:span><text:span text:style-name="T34">give</text:span><text:span text:style-name="T41"> </text:span><text:span text:style-name="T34">my</text:span><text:span text:style-name="T38"> </text:span><text:span text:style-name="T34">point</text:span><text:span text:style-name="T41"> </text:span><text:span text:style-name="T34">of</text:span><text:span text:style-name="T44"> </text:span><text:span text:style-name="T34">view</text:span><text:span text:style-name="T46"> </text:span><text:span text:style-name="T34">for</text:span><text:span text:style-name="T46"> </text:span><text:span text:style-name="T34">toics</text:span><text:span text:style-name="T46"> </text:span><text:span text:style-name="T34">where</text:span><text:span text:style-name="T59"> </text:span><text:span text:style-name="T34">the team</text:span><text:span text:style-name="T59"> </text:span><text:span text:style-name="T34">members</text:span><text:span text:style-name="T46"> </text:span><text:span text:style-name="T34">needed</text:span><text:span text:style-name="T47"> </text:span><text:span text:style-name="T34">Java Tech</text:span><text:span text:style-name="T46"> </text:span><text:span text:style-name="T34">expertise.</text:span></text:p>
        </text:list-item>
        <text:list-item>
          <text:p text:style-name="P71" loext:marker-style-name="T34"><text:span text:style-name="T34">I</text:span><text:span text:style-name="T62"> </text:span><text:span text:style-name="T34">introduced</text:span><text:span text:style-name="T62"> </text:span><text:span text:style-name="T34">Junit</text:span><text:span text:style-name="T62"> </text:span><text:span text:style-name="T34">Testing,</text:span><text:span text:style-name="T57"> </text:span><text:span text:style-name="T34">and</text:span><text:span text:style-name="T62"> </text:span><text:span text:style-name="T34">the</text:span><text:span text:style-name="T57"> </text:span><text:span text:style-name="T34">concept</text:span><text:span text:style-name="T62"> </text:span><text:span text:style-name="T34">of</text:span><text:span text:style-name="T62"> </text:span><text:span text:style-name="T34">"acceptance</text:span><text:span text:style-name="T41"> </text:span><text:span text:style-name="T34">tests"</text:span><text:span text:style-name="T57"> </text:span><text:span text:style-name="T34">mirrored</text:span><text:span text:style-name="T57"> </text:span><text:span text:style-name="T34">on</text:span><text:span text:style-name="T62"> </text:span><text:span text:style-name="T34">Use</text:span><text:span text:style-name="T62"> </text:span><text:span text:style-name="T34">Cases.</text:span></text:p>
        </text:list-item>
      </text:list>
      <text:p text:style-name="P96" loext:marker-style-name="T32"><text:span text:style-name="T33">Tech</text:span><text:span text:style-name="T33"/></text:p>
      <text:list text:continue-numbering="true" text:style-name="WWNum1">
        <text:list-item>
          <text:p text:style-name="P49" loext:marker-style-name="T34"><text:span text:style-name="T34">Devops</text:span><text:span text:style-name="T75"> </text:span><text:span text:style-name="T34">stack</text:span><text:span text:style-name="T81"> </text:span><text:span text:style-name="T34">:</text:span><text:span text:style-name="T82"> </text:span><text:span text:style-name="T34">empty</text:span></text:p>
        </text:list-item>
        <text:list-item>
          <text:p text:style-name="P52" loext:marker-style-name="T34"><text:span text:style-name="T34">OS</text:span><text:span text:style-name="T46"> </text:span><text:span text:style-name="T34">:</text:span><text:span text:style-name="T59"> </text:span><text:span text:style-name="T34">Windows</text:span></text:p>
        </text:list-item>
        <text:list-item>
          <text:p text:style-name="P52" loext:marker-style-name="T34"><text:span text:style-name="T34">CI</text:span><text:span text:style-name="T70"> </text:span><text:span text:style-name="T34">stack</text:span><text:span text:style-name="T70"> </text:span><text:span text:style-name="T34">:</text:span><text:span text:style-name="T70"> </text:span><text:span text:style-name="T34">Tortoise</text:span><text:span text:style-name="T67"> </text:span><text:span text:style-name="T34">SVN,</text:span><text:span text:style-name="T70"> </text:span><text:span text:style-name="T34">Junit,</text:span><text:span text:style-name="T69"> </text:span><text:span text:style-name="T34">Ant.</text:span></text:p>
        </text:list-item>
        <text:list-item>
          <text:p text:style-name="P45" loext:marker-style-name="T34"><text:span text:style-name="T34">Dev</text:span><text:span text:style-name="T50"> </text:span><text:span text:style-name="T34">stack</text:span><text:span text:style-name="T41"> </text:span><text:span text:style-name="T34">:</text:span><text:span text:style-name="T40"> </text:span><text:span text:style-name="T34">Java</text:span><text:span text:style-name="T38"> </text:span><text:span text:style-name="T34">Swing,</text:span><text:span text:style-name="T40"> </text:span><text:span text:style-name="T34">Spring</text:span><text:span text:style-name="T38"> </text:span><text:span text:style-name="T34">JUnit,</text:span><text:span text:style-name="T40"> </text:span><text:span text:style-name="T34">Tom,</text:span><text:span text:style-name="T38"> </text:span><text:span text:style-name="T34">Axis</text:span><text:span text:style-name="T40"> </text:span><text:span text:style-name="T34">2,Tomcat,</text:span><text:span text:style-name="T38"> </text:span><text:span text:style-name="T34">Spring,</text:span><text:span text:style-name="T50"> </text:span><text:span text:style-name="T34">Hibernate,</text:span><text:span text:style-name="T40"> </text:span><text:span text:style-name="T34">Junit,</text:span><text:span text:style-name="T40"> </text:span><text:span text:style-name="T34">Netbeans,</text:span><text:span text:style-name="T44"> </text:span><text:span text:style-name="T34">Ant</text:span></text:p>
        </text:list-item>
      </text:list>
      <text:h text:style-name="P82" text:outline-level="3"><text:bookmark text:name="Mnémosyne"/><text:span text:style-name="T20">Mnémosyne</text:span></text:h>
      <text:p text:style-name="P118" loext:marker-style-name="T29"/>
      <text:p text:style-name="P143"><text:span text:style-name="T106">.NET</text:span><text:span text:style-name="T126"> </text:span><text:span text:style-name="T106">Developer</text:span></text:p>
      <text:p text:style-name="P142">10/2008<text:span text:style-name="T105"> </text:span>–<text:span text:style-name="T105"> </text:span>12/2008</text:p>
      <text:p text:style-name="P146" loext:marker-style-name="T108"/>
      <text:p text:style-name="P159">B2B<text:span text:style-name="T109"> </text:span>MNEMOSYNE<text:span text:style-name="T101"> </text:span>was<text:span text:style-name="T109"> </text:span>a<text:span text:style-name="T109"> </text:span>software<text:span text:style-name="T101"> </text:span>vendor,<text:span text:style-name="T109"> </text:span>which<text:span text:style-name="T103"> </text:span>aimed<text:span text:style-name="T101"> </text:span>at<text:span text:style-name="T111"> </text:span>providing<text:span text:style-name="T103"> </text:span>tools<text:span text:style-name="T103"> </text:span>for<text:span text:style-name="T109"> </text:span>Notaries,<text:span text:style-name="T103"> </text:span>and<text:span text:style-name="T103"> </text:span>the<text:span text:style-name="T113"> </text:span>software<text:span text:style-name="T119"> </text:span>had<text:span text:style-name="T119"> </text:span>to<text:span text:style-name="T119"> </text:span>bee<text:span text:style-name="T122"> </text:span>capable<text:span text:style-name="T122"> </text:span>of<text:span text:style-name="T119"> </text:span>building<text:span text:style-name="T122"> </text:span>digital<text:span text:style-name="T122"> </text:span>documents<text:span text:style-name="T119"> </text:span>recognized<text:span text:style-name="T122"> </text:span>by<text:span text:style-name="T119"> </text:span>the<text:span text:style-name="T119"> </text:span>Law.</text:p>
      <text:p text:style-name="P145">I<text:span text:style-name="T116"> </text:span>there<text:span text:style-name="T111"> </text:span>developed<text:span text:style-name="T116"> </text:span>a<text:span text:style-name="T127"> </text:span>C#<text:span text:style-name="T116"> </text:span>ASP.NET<text:span text:style-name="T127"> </text:span>search<text:span text:style-name="T116"> </text:span>field<text:span text:style-name="T111"> </text:span>auto-completion<text:span text:style-name="T116"> </text:span>module.</text:p>
      <text:p text:style-name="P147" loext:marker-style-name="T108"/>
      <text:p text:style-name="P84" loext:marker-style-name="T32"><text:span text:style-name="T48">Duties</text:span><text:span text:style-name="T79"> </text:span><text:span text:style-name="T48">and</text:span><text:span text:style-name="T56"> </text:span><text:span text:style-name="T48">Achievements0</text:span></text:p>
      <text:p text:style-name="P127" loext:marker-style-name="T89"/>
      <text:list text:continue-numbering="true" text:style-name="WWNum1">
        <text:list-item>
          <text:p text:style-name="P26" loext:marker-style-name="T34"><text:span text:style-name="T34">I</text:span><text:span text:style-name="T51"> </text:span><text:span text:style-name="T34">there</text:span><text:span text:style-name="T50"> </text:span><text:span text:style-name="T34">developed</text:span><text:span text:style-name="T51"> </text:span><text:span text:style-name="T34">a</text:span><text:span text:style-name="T49"> </text:span><text:span text:style-name="T34">C#</text:span><text:span text:style-name="T51"> </text:span><text:span text:style-name="T34">ASP.NET</text:span><text:span text:style-name="T49"> </text:span><text:span text:style-name="T34">search</text:span><text:span text:style-name="T51"> </text:span><text:span text:style-name="T34">field</text:span><text:span text:style-name="T50"> </text:span><text:span text:style-name="T34">auto-completion</text:span><text:span text:style-name="T51"> </text:span><text:span text:style-name="T34">module,</text:span><text:span text:style-name="T50"> </text:span><text:span text:style-name="T34">searched</text:span><text:span text:style-name="T50"> </text:span><text:span text:style-name="T34">data</text:span><text:span text:style-name="T51"> </text:span><text:span text:style-name="T34">were</text:span><text:span text:style-name="T44"> </text:span><text:span text:style-name="T34">archived files</text:span><text:span text:style-name="T47"> </text:span><text:span text:style-name="T34">and customer data.</text:span></text:p>
        </text:list-item>
        <text:list-item>
          <text:p text:style-name="P71" loext:marker-style-name="T34"><text:span text:style-name="T34">I</text:span><text:span text:style-name="T54"> </text:span><text:span text:style-name="T34">autonomously</text:span><text:span text:style-name="T49"> </text:span><text:span text:style-name="T34">learned</text:span><text:span text:style-name="T49"> </text:span><text:span text:style-name="T34">on</text:span><text:span text:style-name="T49"> </text:span><text:span text:style-name="T34">the</text:span><text:span text:style-name="T54"> </text:span><text:span text:style-name="T34">Telerik</text:span><text:span text:style-name="T54"> </text:span><text:span text:style-name="T34">Ajax</text:span><text:span text:style-name="T54"> </text:span><text:span text:style-name="T34">Framework</text:span><text:span text:style-name="T49"> </text:span><text:span text:style-name="T34">for</text:span><text:span text:style-name="T54"> </text:span><text:span text:style-name="T34">ASP.NET.</text:span></text:p>
        </text:list-item>
      </text:list>
      <text:p text:style-name="P87" loext:marker-style-name="T32"><text:span text:style-name="T33">Tech</text:span><text:span text:style-name="T33"/></text:p>
      <text:list text:continue-numbering="true" text:style-name="WWNum1">
        <text:list-item>
          <text:p text:style-name="P49" loext:marker-style-name="T34"><text:span text:style-name="T34">Devops</text:span><text:span text:style-name="T75"> </text:span><text:span text:style-name="T34">stack</text:span><text:span text:style-name="T81"> </text:span><text:span text:style-name="T34">:</text:span><text:span text:style-name="T82"> </text:span><text:span text:style-name="T34">empty</text:span></text:p>
        </text:list-item>
        <text:list-item>
          <text:p text:style-name="P52" loext:marker-style-name="T34"><text:span text:style-name="T34">OS</text:span><text:span text:style-name="T46"> </text:span><text:span text:style-name="T34">:</text:span><text:span text:style-name="T59"> </text:span><text:span text:style-name="T34">Windows</text:span></text:p>
        </text:list-item>
        <text:list-item>
          <text:p text:style-name="P52" loext:marker-style-name="T34"><text:span text:style-name="T35">CI</text:span><text:span text:style-name="T39"> </text:span><text:span text:style-name="T35">stack</text:span><text:span text:style-name="T42"> </text:span><text:span text:style-name="T35">:</text:span><text:span text:style-name="T39"> </text:span><text:span text:style-name="T35">empty</text:span></text:p>
        </text:list-item>
        <text:list-item>
          <text:p text:style-name="P48" loext:marker-style-name="T34"><text:span text:style-name="T34">Dev</text:span><text:span text:style-name="T41"> </text:span><text:span text:style-name="T34">stack</text:span><text:span text:style-name="T62"> </text:span><text:span text:style-name="T34">:</text:span><text:span text:style-name="T41"> </text:span><text:span text:style-name="T34">Visual</text:span><text:span text:style-name="T41"> </text:span><text:span text:style-name="T34">Studio,</text:span><text:span text:style-name="T41"> </text:span><text:span text:style-name="T34">C#</text:span><text:span text:style-name="T41"> </text:span><text:span text:style-name="T34">.NEt,</text:span><text:span text:style-name="T41"> </text:span><text:span text:style-name="T34">ASP</text:span><text:span text:style-name="T41"> </text:span><text:span text:style-name="T34">.NET</text:span><text:span text:style-name="T62"> </text:span><text:span text:style-name="T34">Ajax,</text:span><text:span text:style-name="T41"> </text:span><text:span text:style-name="T34">Telerik</text:span><text:span text:style-name="T62"> </text:span><text:span text:style-name="T34">ASP.NET</text:span><text:span text:style-name="T38"> </text:span><text:span text:style-name="T34">framework.</text:span></text:p>
        </text:list-item>
      </text:list>
      <text:p text:style-name="P169" loext:marker-style-name="T117"/>
      <text:p text:style-name="P148" loext:marker-style-name="T108"/>
      <text:h text:style-name="Heading_20_2" text:outline-level="3"><text:bookmark text:name="Ascott"/><text:span text:style-name="T25">Ascott</text:span></text:h>
      <text:p text:style-name="P118" loext:marker-style-name="T29"/>
      <text:p text:style-name="P143"><text:span text:style-name="T100">Java</text:span><text:span text:style-name="T112"> </text:span><text:span text:style-name="T100">&amp;</text:span><text:span text:style-name="T112"> </text:span><text:span text:style-name="T100">.Net</text:span><text:span text:style-name="T110"> </text:span><text:span text:style-name="T100">Developer</text:span></text:p>
      <text:p text:style-name="P142">06/<text:span text:style-name="T105"> </text:span>2008 – 07/<text:span text:style-name="T105"> </text:span>2008</text:p>
      <text:p text:style-name="P146" loext:marker-style-name="T108"/>
      <text:p text:style-name="P143">Ascott<text:span text:style-name="T160"> </text:span>was<text:span text:style-name="T137"> </text:span>a<text:span text:style-name="T125"> </text:span>French<text:span text:style-name="T125"> </text:span>SMB<text:span text:style-name="T137"> </text:span>consulting<text:span text:style-name="T137"> </text:span>company,<text:span text:style-name="T137"> </text:span>my<text:span text:style-name="T125"> </text:span>first<text:span text:style-name="T125"> </text:span>employer.</text:p>
      <text:p text:style-name="P151">I<text:span text:style-name="T109"> </text:span>worked<text:span text:style-name="T101"> </text:span>for<text:span text:style-name="T103"> </text:span>their<text:span text:style-name="T103"> </text:span>main<text:span text:style-name="T103"> </text:span>customer<text:span text:style-name="T118"> </text:span>:<text:span text:style-name="T109"> </text:span>the<text:span text:style-name="T101"> </text:span>french<text:span text:style-name="T101"> </text:span>SCOR<text:span text:style-name="T103"> </text:span>corporation,<text:span text:style-name="T103"> </text:span>which<text:span text:style-name="T101"> </text:span>plays<text:span text:style-name="T103"> </text:span>into<text:span text:style-name="T103"> </text:span>a<text:span text:style-name="T109"> </text:span>very<text:span text:style-name="T103"> </text:span>specific<text:span text:style-name="T113"> </text:span>financial<text:span text:style-name="T105"> </text:span>filed<text:span text:style-name="T143"> </text:span>:<text:span text:style-name="T105"> </text:span>reinsurance.</text:p>
      <text:p text:style-name="P160">I<text:span text:style-name="T109"> </text:span>there<text:span text:style-name="T101"> </text:span>completed<text:span text:style-name="T103"> </text:span>a<text:span text:style-name="T109"> </text:span>few<text:span text:style-name="T103"> </text:span>minor<text:span text:style-name="T103"> </text:span>small<text:span text:style-name="T111"> </text:span>ASP.NET<text:span text:style-name="T109"> </text:span>development<text:span text:style-name="T103"> </text:span>tasks,<text:span text:style-name="T109"> </text:span>and<text:span text:style-name="T103"> </text:span>spent<text:span text:style-name="T103"> </text:span>most<text:span text:style-name="T103"> </text:span>of<text:span text:style-name="T109"> </text:span>my<text:span text:style-name="T103"> </text:span>time<text:span text:style-name="T113"> </text:span>implementing<text:span text:style-name="T118"> </text:span>reports<text:span text:style-name="T118"> </text:span>to<text:span text:style-name="T129"> </text:span>be<text:span text:style-name="T101"> </text:span>executed<text:span text:style-name="T118"> </text:span>in<text:span text:style-name="T129"> </text:span>Crystal<text:span text:style-name="T101"> </text:span>Report,<text:span text:style-name="T118"> </text:span>in<text:span text:style-name="T129"> </text:span>a<text:span text:style-name="T101"> </text:span>Business<text:span text:style-name="T118"> </text:span>Intelligence<text:span text:style-name="T129"> </text:span>Project.</text:p>
      <text:p text:style-name="P130" loext:marker-style-name="T90"/>
      <text:p text:style-name="P88" loext:marker-style-name="T32"><text:span text:style-name="T48">Duties</text:span><text:span text:style-name="T53"> </text:span><text:span text:style-name="T48">and</text:span><text:span text:style-name="T53"> </text:span><text:span text:style-name="T48">Achievements</text:span></text:p>
      <text:p text:style-name="P137" loext:marker-style-name="T93"/>
      <text:list text:continue-numbering="true" text:style-name="WWNum1">
        <text:list-item>
          <text:p text:style-name="P63" loext:marker-style-name="T34"><text:span text:style-name="T34">Design / Configuration of « Crystal Report » reports (SQL queries + report formatting),</text:span><text:span text:style-name="T36"> </text:span><text:span text:style-name="T34">Information</text:span><text:span text:style-name="T51"> </text:span><text:span text:style-name="T34">System</text:span><text:span text:style-name="T51"> </text:span><text:span text:style-name="T34">integration,</text:span><text:span text:style-name="T49"> </text:span><text:span text:style-name="T34">in</text:span><text:span text:style-name="T51"> </text:span><text:span text:style-name="T34">collaboration</text:span><text:span text:style-name="T51"> </text:span><text:span text:style-name="T34">with</text:span><text:span text:style-name="T51"> </text:span><text:span text:style-name="T34">other</text:span><text:span text:style-name="T50"> </text:span><text:span text:style-name="T34">consulting</text:span><text:span text:style-name="T51"> </text:span><text:span text:style-name="T34">companies</text:span><text:span text:style-name="T51"> </text:span><text:span text:style-name="T34">employees.</text:span><text:span text:style-name="T44"> </text:span><text:span text:style-name="T34">Reports</text:span><text:span text:style-name="T57"> </text:span><text:span text:style-name="T34">were</text:span><text:span text:style-name="T59"> </text:span><text:span text:style-name="T34">integfrated</text:span><text:span text:style-name="T46"> </text:span><text:span text:style-name="T34">with</text:span><text:span text:style-name="T59"> </text:span><text:span text:style-name="T34">Business</text:span><text:span text:style-name="T59"> </text:span><text:span text:style-name="T34">I</text:span><text:span text:style-name="T57"> </text:span><text:span text:style-name="T34">ntellign</text:span><text:span text:style-name="T46"> </text:span><text:span text:style-name="T34">ece</text:span><text:span text:style-name="T62"> </text:span><text:span text:style-name="T34">processing</text:span><text:span text:style-name="T59"> </text:span><text:span text:style-name="T34">made</text:span><text:span text:style-name="T59"> </text:span><text:span text:style-name="T34">by</text:span><text:span text:style-name="T57"> </text:span><text:span text:style-name="T34">«</text:span><text:span text:style-name="T47"> </text:span><text:span text:style-name="T34">SIMCORP</text:span></text:p>
        </text:list-item>
      </text:list>
      <text:p text:style-name="P175">Dimension »</text:p>
      <text:list text:continue-numbering="true" text:style-name="WWNum1">
        <text:list-item>
          <text:p text:style-name="P27" loext:marker-style-name="T34"><text:span text:style-name="T34">Developed</text:span><text:span text:style-name="T49"> </text:span><text:span text:style-name="T34">a</text:span><text:span text:style-name="T49"> </text:span><text:span text:style-name="T34">few</text:span><text:span text:style-name="T49"> </text:span><text:span text:style-name="T34">ASP.NET</text:span><text:span text:style-name="T49"> </text:span><text:span text:style-name="T34">pages</text:span><text:span text:style-name="T49"> </text:span><text:span text:style-name="T34">using</text:span><text:span text:style-name="T51"> </text:span><text:span text:style-name="T34">ADO.NET</text:span><text:span text:style-name="T54"> </text:span><text:span text:style-name="T34">and</text:span><text:span text:style-name="T51"> </text:span><text:span text:style-name="T34">specific</text:span><text:span text:style-name="T49"> </text:span><text:span text:style-name="T34">ODBC</text:span><text:span text:style-name="T49"> </text:span><text:span text:style-name="T34">driver</text:span><text:span text:style-name="T49"> </text:span><text:span text:style-name="T34">to</text:span><text:span text:style-name="T49"> </text:span><text:span text:style-name="T34">go</text:span><text:span text:style-name="T51"> </text:span><text:span text:style-name="T34">and</text:span><text:span text:style-name="T49"> </text:span><text:span text:style-name="T34">get</text:span><text:span text:style-name="T49"> </text:span><text:span text:style-name="T34">data</text:span><text:span text:style-name="T44"> </text:span><text:span text:style-name="T34">in</text:span><text:span text:style-name="T47"> </text:span><text:span text:style-name="T34">a</text:span><text:span text:style-name="T47"> </text:span><text:span text:style-name="T34">very old</text:span><text:span text:style-name="T36"> </text:span><text:span text:style-name="T34">kind</text:span><text:span text:style-name="T47"> </text:span><text:span text:style-name="T34">of Database</text:span><text:span text:style-name="T47"> </text:span><text:span text:style-name="T34">named «</text:span><text:span text:style-name="T70"> </text:span><text:span text:style-name="T34">Ingres</text:span><text:span text:style-name="T46"> </text:span><text:span text:style-name="T34">»,</text:span></text:p>
        </text:list-item>
        <text:list-item>
          <text:p text:style-name="P71" loext:marker-style-name="T34"><text:span text:style-name="T34">I</text:span><text:span text:style-name="T62"> </text:span><text:span text:style-name="T34">learned</text:span><text:span text:style-name="T62"> </text:span><text:span text:style-name="T34">about</text:span><text:span text:style-name="T62"> </text:span><text:span text:style-name="T34">IFRS</text:span><text:span text:style-name="T62"> </text:span><text:span text:style-name="T34">standards,</text:span><text:span text:style-name="T62"> </text:span><text:span text:style-name="T34">what</text:span><text:span text:style-name="T41"> </text:span><text:span text:style-name="T34">is</text:span><text:span text:style-name="T62"> </text:span><text:span text:style-name="T34">business</text:span><text:span text:style-name="T62"> </text:span><text:span text:style-name="T34">intelligence,</text:span><text:span text:style-name="T62"> </text:span><text:span text:style-name="T34">what</text:span><text:span text:style-name="T41"> </text:span><text:span text:style-name="T34">reinsurence</text:span><text:span text:style-name="T57"> </text:span><text:span text:style-name="T34">business</text:span><text:span text:style-name="T62"> </text:span><text:span text:style-name="T34">is.</text:span></text:p>
        </text:list-item>
      </text:list>
      <text:p text:style-name="P92" loext:marker-style-name="T32"><text:span text:style-name="T33">Tech</text:span><text:span text:style-name="T33"/></text:p>
      <text:list text:continue-numbering="true" text:style-name="WWNum1">
        <text:list-item>
          <text:p text:style-name="P49" loext:marker-style-name="T34"><text:span text:style-name="T34">Devops</text:span><text:span text:style-name="T75"> </text:span><text:span text:style-name="T34">stack</text:span><text:span text:style-name="T81"> </text:span><text:span text:style-name="T34">:</text:span><text:span text:style-name="T82"> </text:span><text:span text:style-name="T34">empty</text:span></text:p>
        </text:list-item>
        <text:list-item>
          <text:p text:style-name="P52" loext:marker-style-name="T34"><text:span text:style-name="T34">OS</text:span><text:span text:style-name="T46"> </text:span><text:span text:style-name="T34">:</text:span><text:span text:style-name="T59"> </text:span><text:span text:style-name="T34">Windows</text:span></text:p>
        </text:list-item>
        <text:list-item>
          <text:p text:style-name="P52" loext:marker-style-name="T34"><text:span text:style-name="T35">CI</text:span><text:span text:style-name="T39"> </text:span><text:span text:style-name="T35">stack</text:span><text:span text:style-name="T42"> </text:span><text:span text:style-name="T35">:</text:span><text:span text:style-name="T39"> </text:span><text:span text:style-name="T35">empty</text:span></text:p>
        </text:list-item>
        <text:list-item>
          <text:p text:style-name="P46" loext:marker-style-name="T34"><text:span text:style-name="T34">Dev</text:span><text:span text:style-name="T57"> </text:span><text:span text:style-name="T34">stack</text:span><text:span text:style-name="T46"> </text:span><text:span text:style-name="T34">:</text:span><text:span text:style-name="T57"> </text:span><text:span text:style-name="T34">Crystal</text:span><text:span text:style-name="T62"> </text:span><text:span text:style-name="T34">Reports</text:span><text:span text:style-name="T57"> </text:span><text:span text:style-name="T34">XI</text:span><text:span text:style-name="T57"> </text:span><text:span text:style-name="T34">for</text:span><text:span text:style-name="T57"> </text:span><text:span text:style-name="T34">the</text:span><text:span text:style-name="T59"> </text:span><text:span text:style-name="T34">BI</text:span><text:span text:style-name="T57"> </text:span><text:span text:style-name="T34">project,</text:span><text:span text:style-name="T57"> </text:span><text:span text:style-name="T34">ASP</text:span><text:span text:style-name="T57"> </text:span><text:span text:style-name="T34">.NET</text:span><text:span text:style-name="T62"> </text:span><text:span text:style-name="T34">ADO.NET,</text:span><text:span text:style-name="T57"> </text:span><text:span text:style-name="T34">and</text:span><text:span text:style-name="T57"> </text:span><text:span text:style-name="T34">IngresDB</text:span><text:span text:style-name="T57"> </text:span><text:span text:style-name="T34">for</text:span><text:span text:style-name="T44"> </text:span><text:span text:style-name="T34">the</text:span><text:span text:style-name="T46"> </text:span><text:span text:style-name="T34">.NET</text:span><text:span text:style-name="T36"> </text:span><text:span text:style-name="T34">project.</text:span></text:p>
        </text:list-item>
      </text:list>
      <text:p text:style-name="P169" loext:marker-style-name="T117"/>
      <text:p text:style-name="P169" loext:marker-style-name="T117"/>
      <text:p text:style-name="P169" loext:marker-style-name="T117"/>
      <text:p text:style-name="P169" loext:marker-style-name="T117"/>
      <text:h text:style-name="P73" text:outline-level="2"><text:bookmark text:name="Education"/><text:span text:style-name="T20">Education</text:span></text:h>
      <text:p text:style-name="P138" loext:marker-style-name="T95"/>
      <text:p text:style-name="P138" loext:marker-style-name="T95"/>
      <text:p text:style-name="P138" loext:marker-style-name="T95"/>
      <text:p text:style-name="P140" loext:marker-style-name="T97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Table_20_Paragraph" loext:marker-style-name="T34"><text:span text:style-name="T34">2011</text:span><text:span text:style-name="T34"/></text:p>
          </table:table-cell>
          <table:table-cell table:style-name="Tableau2.A1" office:value-type="string">
            <text:p text:style-name="P108" loext:marker-style-name="T34"><text:span text:style-name="T47">Software</text:span><text:span text:style-name="T52"> </text:span><text:span text:style-name="T34">Architect</text:span><text:span text:style-name="T52"> </text:span><text:span text:style-name="T34">Engineer</text:span><text:span text:style-name="T44"> </text:span><text:span text:style-name="T34">Degree</text:span></text:p>
          </table:table-cell>
          <table:table-cell table:style-name="Tableau2.A1" office:value-type="string">
            <text:p text:style-name="Table_20_Paragraph" loext:marker-style-name="T34"><text:span text:style-name="T47">AFCEPF,</text:span><text:span text:style-name="T49"> </text:span><text:a xlink:type="simple" xlink:href="http://www.afcepf.fr/" text:style-name="Default_20_Style" text:visited-style-name="Default_20_Style"><text:span text:style-name="T85">http://www.afcepf.fr/</text:span></text:a></text:p>
          </table:table-cell>
        </table:table-row>
        <table:table-row table:style-name="Tableau2.2">
          <table:table-cell table:style-name="Tableau2.A1" office:value-type="string">
            <text:p text:style-name="Table_20_Paragraph" loext:marker-style-name="T34"><text:span text:style-name="T34">2007</text:span><text:span text:style-name="T34"/></text:p>
          </table:table-cell>
          <table:table-cell table:style-name="Tableau2.A1" office:value-type="string">
            <text:p text:style-name="P109" loext:marker-style-name="T34"><text:span text:style-name="T34">2</text:span><text:span text:style-name="T38"> </text:span><text:span text:style-name="T34">years</text:span><text:span text:style-name="T38"> </text:span><text:span text:style-name="T34">Degree</text:span><text:span text:style-name="T62"> </text:span><text:span text:style-name="T34">in</text:span><text:span text:style-name="T38"> </text:span><text:span text:style-name="T34">IT</text:span><text:span text:style-name="T44"> </text:span><text:span text:style-name="T34">engineering</text:span></text:p>
          </table:table-cell>
          <table:table-cell table:style-name="Tableau2.A1" office:value-type="string">
            <text:p text:style-name="P111" loext:marker-style-name="T34"><text:span text:style-name="T34">AFPA Paris,</text:span><text:span text:style-name="T36"> </text:span><text:a xlink:type="simple" xlink:href="https://www.afpa.fr/" text:style-name="Default_20_Style" text:visited-style-name="Default_20_Style"><text:span text:style-name="T85">https://www.afpa.fr/</text:span></text:a></text:p>
          </table:table-cell>
        </table:table-row>
        <table:table-row table:style-name="Tableau2.1">
          <table:table-cell table:style-name="Tableau2.A1" office:value-type="string">
            <text:p text:style-name="Table_20_Paragraph" loext:marker-style-name="T34"><text:span text:style-name="T34">2001</text:span><text:span text:style-name="T34"/></text:p>
          </table:table-cell>
          <table:table-cell table:style-name="Tableau2.A1" office:value-type="string">
            <text:p text:style-name="P110" loext:marker-style-name="T34"><text:span text:style-name="T34">DEUG</text:span><text:span text:style-name="T38"> </text:span><text:span text:style-name="T34">MIAS</text:span><text:span text:style-name="T38"> </text:span><text:span text:style-name="T34">(Mathematics</text:span><text:span text:style-name="T44"> </text:span><text:span text:style-name="T34">under graduation)</text:span></text:p>
          </table:table-cell>
          <table:table-cell table:style-name="Tableau2.A1" office:value-type="string">
            <text:p text:style-name="P112" loext:marker-style-name="T34"><text:span text:style-name="T34">Paris 6 University,</text:span><text:span text:style-name="T36"> </text:span><text:a xlink:type="simple" xlink:href="http://www.upmc.fr/en/" text:style-name="Default_20_Style" text:visited-style-name="Default_20_Style"><text:span text:style-name="T85">http://www.upmc.fr/en/</text:span></text:a></text:p>
          </table:table-cell>
        </table:table-row>
        <table:table-row table:style-name="Tableau2.4">
          <table:table-cell table:style-name="Tableau2.A1" office:value-type="string">
            <text:p text:style-name="Table_20_Paragraph" loext:marker-style-name="T34"><text:span text:style-name="T34">1999</text:span><text:span text:style-name="T34"/></text:p>
          </table:table-cell>
          <table:table-cell table:style-name="Tableau2.A1" office:value-type="string">
            <text:p text:style-name="P113" loext:marker-style-name="T34"><text:span text:style-name="T47">DEUG</text:span><text:span text:style-name="T55"> </text:span><text:span text:style-name="T34">SCVT,</text:span><text:span text:style-name="T55"> </text:span><text:span text:style-name="T34">(Biochemistry</text:span><text:span text:style-name="T44"> </text:span><text:span text:style-name="T34">under graduation)</text:span></text:p>
          </table:table-cell>
          <table:table-cell table:style-name="Tableau2.A1" office:value-type="string">
            <text:p text:style-name="P112" loext:marker-style-name="T34"><text:span text:style-name="T34">Paris 6 University,</text:span><text:span text:style-name="T36"> </text:span><text:a xlink:type="simple" xlink:href="http://www.upmc.fr/en/" text:style-name="Default_20_Style" text:visited-style-name="Default_20_Style"><text:span text:style-name="T85">http://www.upmc.fr/en/</text:span></text:a></text:p>
          </table:table-cell>
        </table:table-row>
      </table:table>
      <text:p text:style-name="P138" loext:marker-style-name="T95"/>
      <text:p text:style-name="P138" loext:marker-style-name="T95"/>
      <text:p text:style-name="P138" loext:marker-style-name="T95"/>
      <text:p text:style-name="P138" loext:marker-style-name="T95"/>
      <text:p text:style-name="P138" loext:marker-style-name="T95"/>
      <text:p text:style-name="P138" loext:marker-style-name="T95"/>
      <text:p text:style-name="P99" loext:marker-style-name="T98"><text:bookmark text:name="Languages"/><text:span text:style-name="T16">Languages</text:span><text:span text:style-name="T16"/></text:p>
      <text:p text:style-name="P163">Fluent<text:span text:style-name="T116"> </text:span>English,<text:span text:style-name="T111"> </text:span>school<text:span text:style-name="T111"> </text:span>level<text:span text:style-name="T111"> </text:span>German,<text:span text:style-name="T109"> </text:span>a<text:span text:style-name="T111"> </text:span>few<text:span text:style-name="T111"> </text:span>words<text:span text:style-name="T109"> </text:span>of<text:span text:style-name="T111"> </text:span>Bulgarian,<text:span text:style-name="T109"> </text:span>souvenirs<text:span text:style-name="T111"> </text:span>of<text:span text:style-name="T113"> </text:span>classic<text:span text:style-name="T119"> </text:span>Ancient<text:span text:style-name="T105"> </text:span>Greek.1</text:p>
      <text:p text:style-name="P135" loext:marker-style-name="T92"/>
      <text:p text:style-name="P100" loext:marker-style-name="T98"><text:bookmark text:name="And…"/><text:span text:style-name="T99">And…</text:span><text:span text:style-name="T99"/></text:p>
      <text:p text:style-name="P158">Jogging,<text:span text:style-name="T116"> </text:span>trekking,<text:span text:style-name="T109"> </text:span>fencing<text:span text:style-name="T116"> </text:span>(sword,<text:span text:style-name="T111"> </text:span>saber),<text:span text:style-name="T116"> </text:span>trout<text:span text:style-name="T116"> </text:span>fishing.<text:span text:style-name="T111"> </text:span>An<text:span text:style-name="T111"> </text:span>Trout<text:span text:style-name="T116"> </text:span>Fishing,<text:span text:style-name="T109"> </text:span>plus<text:span text:style-name="T116"> </text:span>a<text:span text:style-name="T116"> </text:span>bit<text:span text:style-name="T111"> </text:span>of<text:span text:style-name="T116"> </text:span>Trout<text:span text:style-name="T116"> </text:span>Fishing<text:span text:style-name="T109"> </text:span>(I<text:span text:style-name="T113"> </text:span>LOVE Trout fishing<text:span text:style-name="T105"> </text:span>:)<text:span text:style-name="T114"> 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512cm" fo:margin-right="5.509cm" fo:margin-top="0.247cm" fo:margin-bottom="0cm" style:contextual-spacing="false" fo:text-align="center" style:justify-single-word="false"/>
      <style:text-properties style:font-name="Microsoft Sans Serif" fo:font-family="'Microsoft Sans Serif'" style:font-family-generic="roman" style:font-pitch="variable" fo:font-size="18pt" fo:language="en" fo:country="US" style:font-name-asian="Microsoft Sans Serif1" style:font-family-asian="'Microsoft Sans Serif'" style:font-family-generic-asian="system" style:font-pitch-asian="variable" style:font-size-asian="18pt" style:language-asian="en" style:country-asian="US" style:font-name-complex="Microsoft Sans Serif1" style:font-family-complex="'Microsoft Sans Serif'" style:font-family-generic-complex="system" style:font-pitch-complex="variable" style:font-size-complex="18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03cm"/>
      <style:text-properties style:font-name="Arial" fo:font-family="Arial" style:font-family-generic="roman" style:font-pitch="variable" fo:font-size="13pt" fo:language="en" fo:country="US" fo:font-style="italic" style:font-name-asian="Arial2" style:font-family-asian="Arial" style:font-family-generic-asian="system" style:font-pitch-asian="variable" style:font-size-asian="13pt" style:language-asian="en" style:country-asian="US" style:font-style-asian="italic" style:font-name-complex="Arial2" style:font-family-complex="Arial" style:font-family-generic-complex="system" style:font-pitch-complex="variable" style:font-size-complex="13pt" style:language-complex="ar" style:country-complex="SA" style:font-style-complex="italic"/>
    </style:style>
    <style:style style:name="List_20_Paragraph" style:display-name="List Paragraph" style:family="paragraph" style:parent-style-name="Standard">
      <style:paragraph-properties fo:margin-left="1.475cm" fo:text-indent="-0.635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071cm" fo:margin-bottom="0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" style:display-name="ListLabel 2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141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Lucida Sans Unicode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11cm"/>
        </style:list-level-properties>
        <style:text-properties style:font-name="Lucida Sans Unicode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7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187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799cm" fo:margin-right="1.799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799cm" fo:margin-bottom="0.494cm" fo:margin-left="1.799cm" fo:margin-right="1.799cm" style:writing-mode="lr-tb" style:layout-grid-color="#c0c0c0" style:layout-grid-lines="256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328cm" fo:margin-bottom="0.494cm" fo:margin-left="1.799cm" fo:margin-right="1.799cm" style:writing-mode="lr-tb" style:layout-grid-color="#c0c0c0" style:layout-grid-lines="251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834cm" fo:margin-bottom="0.494cm" fo:margin-left="1.799cm" fo:margin-right="1.799cm" style:writing-mode="lr-tb" style:layout-grid-color="#c0c0c0" style:layout-grid-lines="256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05cm" fo:margin-bottom="0.494cm" fo:margin-left="1.799cm" fo:margin-right="1.799cm" style:writing-mode="lr-tb" style:layout-grid-color="#c0c0c0" style:layout-grid-lines="249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4" draw:style-name="Mdp1"/>
    <style:master-page style:name="Converted7" style:page-layout-name="Mpm3" draw:style-name="Mdp1"/>
    <style:master-page style:name="Converted8" style:page-layout-name="Mpm3" draw:style-name="Mdp1"/>
    <style:master-page style:name="Converted9" style:page-layout-name="Mpm5" draw:style-name="Mdp1"/>
    <style:master-page style:name="Converted10" style:page-layout-name="Mpm6" draw:style-name="Mdp1"/>
    <style:master-page style:name="Converted11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5:33:54</meta:creation-date>
    <dc:date>2024-01-15T17:54:33.360000000</dc:date>
    <meta:editing-duration>PT1H20M23S</meta:editing-duration>
    <meta:generator>LibreOffice/7.6.4.1$Windows_X86_64 LibreOffice_project/e19e193f88cd6c0525a17fb7a176ed8e6a3e2aa1</meta:generator>
    <meta:editing-cycles>1</meta:editing-cycles>
    <meta:document-statistic meta:table-count="2" meta:image-count="0" meta:object-count="0" meta:page-count="12" meta:paragraph-count="245" meta:word-count="3442" meta:character-count="20671" meta:non-whitespace-character-count="17575"/>
    <meta:user-defined meta:name="AppVersion">12.0000</meta:user-defined>
    <meta:user-defined meta:name="Created" meta:value-type="date">2022-05-23T00:00:00</meta:user-defined>
    <meta:user-defined meta:name="Creator">Writer</meta:user-defined>
    <meta:user-defined meta:name="LastSaved" meta:value-type="date">2022-05-23T00:00:00</meta:user-defined>
    <meta:template xlink:type="simple" xlink:actuate="onRequest" xlink:title="Normal" xlink:href=""/>
  </office:meta>
</office:document-meta>
</file>